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1" svg:font-family="'Nimbus Sans 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UkrainianTimesET" svg:font-family="UkrainianTimesET, '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Mono" svg:font-family="'DejaVu Sans Mono'" style:font-family-generic="system" style:font-pitch="variable"/>
    <style:font-face style:name="Nimbus Sans L" svg:font-family="'Nimbus Sans L'" style:font-family-generic="system" style:font-pitch="variable"/>
  </office:font-face-decls>
  <office:automatic-styles>
    <style:style style:name="Таблиця1" style:family="table">
      <style:table-properties style:width="16.023cm" table:align="center" style:writing-mode="lr-tb"/>
    </style:style>
    <style:style style:name="Таблиця1.A" style:family="table-column">
      <style:table-column-properties style:column-width="1.752cm"/>
    </style:style>
    <style:style style:name="Таблиця1.B" style:family="table-column">
      <style:table-column-properties style:column-width="1.252cm"/>
    </style:style>
    <style:style style:name="Таблиця1.C" style:family="table-column">
      <style:table-column-properties style:column-width="1.499cm"/>
    </style:style>
    <style:style style:name="Таблиця1.D" style:family="table-column">
      <style:table-column-properties style:column-width="1.251cm"/>
    </style:style>
    <style:style style:name="Таблиця1.F" style:family="table-column">
      <style:table-column-properties style:column-width="1.75cm"/>
    </style:style>
    <style:style style:name="Таблиця1.J" style:family="table-column">
      <style:table-column-properties style:column-width="2.018cm"/>
    </style:style>
    <style:style style:name="Таблиця1.1" style:family="table-row">
      <style:table-row-properties style:keep-together="false" fo:keep-together="always"/>
    </style:style>
    <style:style style:name="Таблиця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1.I1" style:family="table-cell">
      <style:table-cell-properties style:vertical-align="top" fo:padding-left="0.123cm" fo:padding-right="0.123cm" fo:padding-top="0cm" fo:padding-bottom="0cm" fo:border="0.018cm solid #000000" style:writing-mode="lr-tb"/>
    </style:style>
    <style:style style:name="Таблиця1.3" style:family="table-row">
      <style:table-row-properties style:min-row-height="0.6cm" style:keep-together="false" fo:keep-together="always"/>
    </style:style>
    <style:style style:name="Таблиця2" style:family="table">
      <style:table-properties style:width="16.942cm" fo:margin-left="-0.191cm" table:align="left" style:writing-mode="lr-tb"/>
    </style:style>
    <style:style style:name="Таблиця2.A" style:family="table-column">
      <style:table-column-properties style:column-width="7.44cm"/>
    </style:style>
    <style:style style:name="Таблиця2.B" style:family="table-column">
      <style:table-column-properties style:column-width="0.75cm"/>
    </style:style>
    <style:style style:name="Таблиця2.C" style:family="table-column">
      <style:table-column-properties style:column-width="8.752cm"/>
    </style:style>
    <style:style style:name="Таблиця2.1" style:family="table-row">
      <style:table-row-properties style:min-row-height="0.838cm" style:keep-together="true" fo:keep-together="auto"/>
    </style:style>
    <style:style style:name="Таблиця2.A1" style:family="table-cell">
      <style:table-cell-properties style:vertical-align="top" fo:padding-left="0.191cm" fo:padding-right="0.191cm" fo:padding-top="0cm" fo:padding-bottom="0cm" fo:border="none" style:writing-mode="lr-tb"/>
    </style:style>
    <style:style style:name="Таблиця2.2" style:family="table-row">
      <style:table-row-properties style:min-row-height="2.856cm" style:keep-together="true" fo:keep-together="auto"/>
    </style:style>
    <style:style style:name="Таблиця3" style:family="table">
      <style:table-properties style:width="17.711cm" fo:margin-left="-0.199cm" table:align="left" style:writing-mode="lr-tb"/>
    </style:style>
    <style:style style:name="Таблиця3.A" style:family="table-column">
      <style:table-column-properties style:column-width="10.943cm"/>
    </style:style>
    <style:style style:name="Таблиця3.B" style:family="table-column">
      <style:table-column-properties style:column-width="1cm"/>
    </style:style>
    <style:style style:name="Таблиця3.C" style:family="table-column">
      <style:table-column-properties style:column-width="0.75cm"/>
    </style:style>
    <style:style style:name="Таблиця3.D" style:family="table-column">
      <style:table-column-properties style:column-width="1.175cm"/>
    </style:style>
    <style:style style:name="Таблиця3.E" style:family="table-column">
      <style:table-column-properties style:column-width="1.325cm"/>
    </style:style>
    <style:style style:name="Таблиця3.F" style:family="table-column">
      <style:table-column-properties style:column-width="0.924cm"/>
    </style:style>
    <style:style style:name="Таблиця3.G" style:family="table-column">
      <style:table-column-properties style:column-width="0.076cm"/>
    </style:style>
    <style:style style:name="Таблиця3.H" style:family="table-column">
      <style:table-column-properties style:column-width="1.519cm"/>
    </style:style>
    <style:style style:name="Таблиця3.1" style:family="table-row">
      <style:table-row-properties style:min-row-height="0.797cm" style:keep-together="false" fo:keep-together="always"/>
    </style:style>
    <style:style style:name="Таблиця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я3.G1" style:family="table-cell">
      <style:table-cell-properties style:vertical-align="middle" fo:padding-left="0.191cm" fo:padding-right="0.191cm" fo:padding-top="0cm" fo:padding-bottom="0cm" fo:border="0.018cm solid #000000" style:writing-mode="lr-tb"/>
    </style:style>
    <style:style style:name="Таблиця3.2" style:family="table-row">
      <style:table-row-properties style:min-row-height="0.975cm" style:keep-together="false" fo:keep-together="always"/>
    </style:style>
    <style:style style:name="Таблиця3.3" style:family="table-row">
      <style:table-row-properties style:min-row-height="3.27cm" style:keep-together="false" fo:keep-together="always"/>
    </style:style>
    <style:style style:name="Таблиця3.4" style:family="table-row">
      <style:table-row-properties style:keep-together="true" fo:keep-together="auto"/>
    </style:style>
    <style:style style:name="Таблиця3.A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3.H4" style:family="table-cell">
      <style:table-cell-properties style:vertical-align="top" fo:padding-left="0.191cm" fo:padding-right="0.191cm" fo:padding-top="0cm" fo:padding-bottom="0cm" fo:border="0.018cm solid #000000" style:writing-mode="lr-tb"/>
    </style:style>
    <style:style style:name="Таблиця3.5" style:family="table-row">
      <style:table-row-properties style:min-row-height="0.609cm" style:keep-together="true" fo:keep-together="auto"/>
    </style:style>
    <style:style style:name="Таблиця3.D5"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4" style:family="table">
      <style:table-properties style:width="26.271cm" table:align="center" style:writing-mode="lr-tb"/>
    </style:style>
    <style:style style:name="Таблиця4.A" style:family="table-column">
      <style:table-column-properties style:column-width="2.752cm"/>
    </style:style>
    <style:style style:name="Таблиця4.B" style:family="table-column">
      <style:table-column-properties style:column-width="8.001cm"/>
    </style:style>
    <style:style style:name="Таблиця4.C" style:family="table-column">
      <style:table-column-properties style:column-width="1cm"/>
    </style:style>
    <style:style style:name="Таблиця4.D" style:family="table-column">
      <style:table-column-properties style:column-width="7.001cm"/>
    </style:style>
    <style:style style:name="Таблиця4.F" style:family="table-column">
      <style:table-column-properties style:column-width="5.5cm"/>
    </style:style>
    <style:style style:name="Таблиця4.G" style:family="table-column">
      <style:table-column-properties style:column-width="1.018cm"/>
    </style:style>
    <style:style style:name="Таблиця4.1" style:family="table-row">
      <style:table-row-properties style:keep-together="true" fo:keep-together="auto"/>
    </style:style>
    <style:style style:name="Таблиця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я4.C1" style:family="table-cell">
      <style:table-cell-properties style:vertical-align="top" fo:padding-left="0.101cm" fo:padding-right="0.049cm" fo:padding-top="0cm" fo:padding-bottom="0cm" fo:border-left="0.018cm solid #000000" fo:border-right="none" fo:border-top="0.018cm solid #000000" fo:border-bottom="0.018cm solid #000000" style:writing-mode="lr-tb"/>
    </style:style>
    <style:style style:name="Таблиця4.G1" style:family="table-cell">
      <style:table-cell-properties style:vertical-align="top" fo:padding-left="0.101cm" fo:padding-right="0.049cm" fo:padding-top="0cm" fo:padding-bottom="0cm" fo:border="0.018cm solid #000000" style:writing-mode="lr-tb"/>
    </style:style>
    <style:style style:name="Таблиця5" style:family="table">
      <style:table-properties style:width="26.28cm" table:align="center" style:writing-mode="lr-tb"/>
    </style:style>
    <style:style style:name="Таблиця5.A" style:family="table-column">
      <style:table-column-properties style:column-width="2.755cm"/>
    </style:style>
    <style:style style:name="Таблиця5.B" style:family="table-column">
      <style:table-column-properties style:column-width="7.996cm"/>
    </style:style>
    <style:style style:name="Таблиця5.C" style:family="table-column">
      <style:table-column-properties style:column-width="1.004cm"/>
    </style:style>
    <style:style style:name="Таблиця5.D" style:family="table-column">
      <style:table-column-properties style:column-width="7.026cm"/>
    </style:style>
    <style:style style:name="Таблиця5.F" style:family="table-column">
      <style:table-column-properties style:column-width="5.498cm"/>
    </style:style>
    <style:style style:name="Таблиця5.G" style:family="table-column">
      <style:table-column-properties style:column-width="0.998cm"/>
    </style:style>
    <style:style style:name="Таблиця5.1" style:family="table-row">
      <style:table-row-properties style:keep-together="true" fo:keep-together="auto"/>
    </style:style>
    <style:style style:name="Таблиця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Таблиця5.G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Таблиця5.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5.C3"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5.G3" style:family="table-cell">
      <style:table-cell-properties style:vertical-align="top" fo:padding-left="0.123cm" fo:padding-right="0.123cm" fo:padding-top="0cm" fo:padding-bottom="0cm" fo:border="0.018cm solid #000000" style:writing-mode="lr-tb"/>
    </style:style>
    <style:style style:name="Таблиця5.G4" style:family="table-cell" style:data-style-name="N0">
      <style:table-cell-properties style:vertical-align="top" fo:padding-left="0.123cm" fo:padding-right="0.123cm" fo:padding-top="0cm" fo:padding-bottom="0cm" fo:border="0.018cm solid #000000" style:writing-mode="lr-tb"/>
    </style:style>
    <style:style style:name="Таблиця6" style:family="table">
      <style:table-properties style:width="26.28cm" table:align="center" style:writing-mode="lr-tb"/>
    </style:style>
    <style:style style:name="Таблиця6.A" style:family="table-column">
      <style:table-column-properties style:column-width="2.757cm"/>
    </style:style>
    <style:style style:name="Таблиця6.B" style:family="table-column">
      <style:table-column-properties style:column-width="8.003cm"/>
    </style:style>
    <style:style style:name="Таблиця6.C" style:family="table-column">
      <style:table-column-properties style:column-width="1.004cm"/>
    </style:style>
    <style:style style:name="Таблиця6.D" style:family="table-column">
      <style:table-column-properties style:column-width="7.033cm"/>
    </style:style>
    <style:style style:name="Таблиця6.F" style:family="table-column">
      <style:table-column-properties style:column-width="5.503cm"/>
    </style:style>
    <style:style style:name="Таблиця6.G" style:family="table-column">
      <style:table-column-properties style:column-width="0.977cm"/>
    </style:style>
    <style:style style:name="Таблиця6.1" style:family="table-row">
      <style:table-row-properties style:keep-together="true" fo:keep-together="auto"/>
    </style:style>
    <style:style style:name="Таблиця6.A1" style:family="table-cell">
      <style:table-cell-properties style:vertical-align="top" fo:padding-left="0.123cm" fo:padding-right="0.123cm" fo:padding-top="0cm" fo:padding-bottom="0cm" fo:border="none" style:writing-mode="lr-tb"/>
    </style:style>
    <style:style style:name="Таблиця6.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Таблиця6.G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Таблиця6.3" style:family="table-row">
      <style:table-row-properties style:keep-together="false" fo:keep-together="always"/>
    </style:style>
    <style:style style:name="Таблиця6.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6.G3" style:family="table-cell">
      <style:table-cell-properties style:vertical-align="top" fo:padding-left="0.123cm" fo:padding-right="0.123cm" fo:padding-top="0cm" fo:padding-bottom="0cm" fo:border="0.018cm solid #000000" style:writing-mode="lr-tb"/>
    </style:style>
    <style:style style:name="Таблиця6.G4" style:family="table-cell" style:data-style-name="N0">
      <style:table-cell-properties style:vertical-align="top" fo:padding-left="0.123cm" fo:padding-right="0.123cm" fo:padding-top="0cm" fo:padding-bottom="0cm" fo:border="0.018cm solid #000000" style:writing-mode="lr-tb"/>
    </style:style>
    <style:style style:name="Таблиця6.C5"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Таблиця7" style:family="table">
      <style:table-properties style:width="14.889cm" table:align="center" style:writing-mode="lr-tb"/>
    </style:style>
    <style:style style:name="Таблиця7.A" style:family="table-column">
      <style:table-column-properties style:column-width="1.849cm"/>
    </style:style>
    <style:style style:name="Таблиця7.B" style:family="table-column">
      <style:table-column-properties style:column-width="10.186cm"/>
    </style:style>
    <style:style style:name="Таблиця7.C" style:family="table-column">
      <style:table-column-properties style:column-width="2.854cm"/>
    </style:style>
    <style:style style:name="Таблиця7.1" style:family="table-row">
      <style:table-row-properties style:keep-together="true" fo:keep-together="auto"/>
    </style:style>
    <style:style style:name="Таблиця7.A1" style:family="table-cell">
      <style:table-cell-properties style:vertical-align="top" fo:padding-left="0.125cm" fo:padding-right="0.125cm" fo:padding-top="0cm" fo:padding-bottom="0cm" fo:border-left="0.018cm solid #000000" fo:border-right="none" fo:border-top="0.018cm solid #000000" fo:border-bottom="none" style:writing-mode="lr-tb"/>
    </style:style>
    <style:style style:name="Таблиця7.C1" style:family="table-cell">
      <style:table-cell-properties style:vertical-align="top" fo:padding-left="0.125cm" fo:padding-right="0.125cm" fo:padding-top="0cm" fo:padding-bottom="0cm" fo:border-left="0.018cm solid #000000" fo:border-right="0.018cm solid #000000" fo:border-top="0.018cm solid #000000" fo:border-bottom="none" style:writing-mode="lr-tb"/>
    </style:style>
    <style:style style:name="Таблиця7.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Таблиця7.C2" style:family="table-cell">
      <style:table-cell-properties style:vertical-align="top" fo:padding-left="0.125cm" fo:padding-right="0.125cm" fo:padding-top="0cm" fo:padding-bottom="0cm" fo:border="0.018cm solid #000000" style:writing-mode="lr-tb"/>
    </style:style>
    <style:style style:name="Таблиця8" style:family="table">
      <style:table-properties style:width="15.365cm" fo:margin-left="0.905cm" table:align="left" style:writing-mode="lr-tb"/>
    </style:style>
    <style:style style:name="Таблиця8.A" style:family="table-column">
      <style:table-column-properties style:column-width="0.954cm"/>
    </style:style>
    <style:style style:name="Таблиця8.B" style:family="table-column">
      <style:table-column-properties style:column-width="11.402cm"/>
    </style:style>
    <style:style style:name="Таблиця8.C" style:family="table-column">
      <style:table-column-properties style:column-width="3.009cm"/>
    </style:style>
    <style:style style:name="Таблиця8.1" style:family="table-row">
      <style:table-row-properties style:min-row-height="0.688cm" style:keep-together="true" fo:keep-together="auto"/>
    </style:style>
    <style:style style:name="Таблиця8.A1" style:family="table-cell">
      <style:table-cell-properties style:vertical-align="bottom" fo:padding-left="0.191cm" fo:padding-right="0.191cm" fo:padding-top="0cm" fo:padding-bottom="0cm" fo:border="none" style:writing-mode="lr-tb"/>
    </style:style>
    <style:style style:name="Таблиця8.2" style:family="table-row">
      <style:table-row-properties style:min-row-height="2.223cm" style:keep-together="true" fo:keep-together="auto"/>
    </style:style>
    <style:style style:name="Таблиця8.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Таблиця8.C2" style:family="table-cell">
      <style:table-cell-properties style:vertical-align="bottom" fo:padding-left="0.191cm" fo:padding-right="0.191cm" fo:padding-top="0cm" fo:padding-bottom="0cm" fo:border-left="0.035cm solid #000000" fo:border-right="0.035cm solid #000000" fo:border-top="0.035cm solid #000000" fo:border-bottom="none" style:writing-mode="lr-tb"/>
    </style:style>
    <style:style style:name="Таблиця8.3" style:family="table-row">
      <style:table-row-properties style:min-row-height="0.568cm" style:keep-together="true" fo:keep-together="auto"/>
    </style:style>
    <style:style style:name="Таблиця8.A4"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Таблиця8.C4" style:family="table-cell">
      <style:table-cell-properties style:vertical-align="bottom" fo:padding-left="0.191cm" fo:padding-right="0.191cm" fo:padding-top="0cm" fo:padding-bottom="0cm" fo:border="0.018cm solid #000000" style:writing-mode="lr-tb"/>
    </style:style>
    <style:style style:name="Таблиця8.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Таблиця8.C5" style:family="table-cell">
      <style:table-cell-properties style:vertical-align="middle" fo:padding-left="0.191cm" fo:padding-right="0.191cm" fo:padding-top="0cm" fo:padding-bottom="0cm" fo:border-left="0.035cm solid #000000" fo:border-right="0.035cm solid #000000" fo:border-top="0.018cm solid #000000" fo:border-bottom="0.035cm solid #000000" style:writing-mode="lr-tb"/>
    </style:style>
    <style:style style:name="Таблиця8.6" style:family="table-row">
      <style:table-row-properties style:min-row-height="0.661cm" style:keep-together="true" fo:keep-together="auto"/>
    </style:style>
    <style:style style:name="Таблиця8.A6"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Таблиця8.B6" style:family="table-cell">
      <style:table-cell-properties style:vertical-align="top" fo:padding-left="0.191cm" fo:padding-right="0.191cm" fo:padding-top="0cm" fo:padding-bottom="0cm" fo:border="none" style:writing-mode="lr-tb"/>
    </style:style>
    <style:style style:name="Таблиця8.C6" style:family="table-cell">
      <style:table-cell-properties style:vertical-align="middle" fo:padding-left="0.191cm" fo:padding-right="0.191cm" fo:padding-top="0cm" fo:padding-bottom="0cm" fo:border-left="none" fo:border-right="0.035cm solid #000000" fo:border-top="none" fo:border-bottom="none" style:writing-mode="lr-tb"/>
    </style:style>
    <style:style style:name="Таблиця8.C10" style:family="table-cell">
      <style:table-cell-properties style:vertical-align="middle" fo:padding-left="0.191cm" fo:padding-right="0.191cm" fo:padding-top="0cm" fo:padding-bottom="0cm" fo:border-left="none" fo:border-right="0.035cm solid #000000" fo:border-top="none" fo:border-bottom="0.035cm solid #000000" style:writing-mode="lr-tb"/>
    </style:style>
    <style:style style:name="Таблиця8.11" style:family="table-row">
      <style:table-row-properties style:min-row-height="0.847cm" style:keep-together="true" fo:keep-together="auto"/>
    </style:style>
    <style:style style:name="Таблиця8.A1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Таблиця8.C11"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Таблиця8.A16"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я8.B16"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Таблиця8.C16" style:family="table-cell">
      <style:table-cell-properties style:vertical-align="middle" fo:padding-left="0.191cm" fo:padding-right="0.191cm" fo:padding-top="0cm" fo:padding-bottom="0cm" fo:border-left="none" fo:border-right="0.035cm solid #000000" fo:border-top="none" fo:border-bottom="0.018cm solid #000000" style:writing-mode="lr-tb"/>
    </style:style>
    <style:style style:name="Таблиця8.17" style:family="table-row">
      <style:table-row-properties style:min-row-height="0.741cm" style:keep-together="true" fo:keep-together="auto"/>
    </style:style>
    <style:style style:name="Таблиця8.A23" style:family="table-cell">
      <style:table-cell-properties style:vertical-align="bottom" fo:padding-left="0.191cm" fo:padding-right="0.191cm" fo:padding-top="0cm" fo:padding-bottom="0cm" fo:border-left="0.035cm solid #000000" fo:border-right="none" fo:border-top="0.035cm solid #000000" fo:border-bottom="0.035cm solid #000000" style:writing-mode="lr-tb"/>
    </style:style>
    <style:style style:name="Таблиця9" style:family="table">
      <style:table-properties style:width="16.288cm" fo:margin-left="0.982cm" table:align="left" style:writing-mode="lr-tb"/>
    </style:style>
    <style:style style:name="Таблиця9.A" style:family="table-column">
      <style:table-column-properties style:column-width="0.628cm"/>
    </style:style>
    <style:style style:name="Таблиця9.B" style:family="table-column">
      <style:table-column-properties style:column-width="13.905cm"/>
    </style:style>
    <style:style style:name="Таблиця9.C" style:family="table-column">
      <style:table-column-properties style:column-width="1.252cm"/>
    </style:style>
    <style:style style:name="Таблиця9.D" style:family="table-column">
      <style:table-column-properties style:column-width="0.503cm"/>
    </style:style>
    <style:style style:name="Таблиця9.1" style:family="table-row">
      <style:table-row-properties style:min-row-height="0.041cm" style:keep-together="true" fo:keep-together="auto"/>
    </style:style>
    <style:style style:name="Таблиця9.A1" style:family="table-cell">
      <style:table-cell-properties style:vertical-align="bottom" fo:padding-left="0.191cm" fo:padding-right="0.191cm" fo:padding-top="0cm" fo:padding-bottom="0cm" fo:border="none" style:writing-mode="lr-tb"/>
    </style:style>
    <style:style style:name="Таблиця9.2" style:family="table-row">
      <style:table-row-properties style:min-row-height="0.568cm" style:keep-together="true" fo:keep-together="auto"/>
    </style:style>
    <style:style style:name="Таблиця9.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Таблиця9.C2" style:family="table-cell">
      <style:table-cell-properties style:vertical-align="bottom" fo:padding-left="0.191cm" fo:padding-right="0.191cm" fo:padding-top="0cm" fo:padding-bottom="0cm" fo:border-left="0.035cm solid #000000" fo:border-right="0.035cm solid #000000" fo:border-top="0.035cm solid #000000" fo:border-bottom="none" style:writing-mode="lr-tb"/>
    </style:style>
    <style:style style:name="Таблиця9.A4" style:family="table-cell">
      <style:table-cell-properties style:vertical-align="bottom" fo:padding-left="0.191cm" fo:padding-right="0.191cm" fo:padding-top="0cm" fo:padding-bottom="0cm" fo:border-left="0.035cm solid #000000" fo:border-right="none" fo:border-top="none" fo:border-bottom="0.035cm solid #000000" style:writing-mode="lr-tb"/>
    </style:style>
    <style:style style:name="Таблиця9.C4" style:family="table-cell">
      <style:table-cell-properties style:vertical-align="middle" fo:padding-left="0.191cm" fo:padding-right="0.191cm" fo:padding-top="0cm" fo:padding-bottom="0cm" fo:border-left="none" fo:border-right="0.035cm solid #000000" fo:border-top="0.035cm solid #000000" fo:border-bottom="0.035cm solid #000000" style:writing-mode="lr-tb"/>
    </style:style>
    <style:style style:name="Таблиця9.A5"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Таблиця9.C5" style:family="table-cell">
      <style:table-cell-properties style:vertical-align="middle" fo:padding-left="0.191cm" fo:padding-right="0.191cm" fo:padding-top="0cm" fo:padding-bottom="0cm" fo:border-left="none" fo:border-right="0.035cm solid #000000" fo:border-top="none" fo:border-bottom="none" style:writing-mode="lr-tb"/>
    </style:style>
    <style:style style:name="Таблиця9.C6" style:family="table-cell">
      <style:table-cell-properties style:vertical-align="middle" fo:padding-left="0.191cm" fo:padding-right="0.191cm" fo:padding-top="0cm" fo:padding-bottom="0cm" fo:border-left="none" fo:border-right="0.035cm solid #000000" fo:border-top="0.035cm solid #000000" fo:border-bottom="none" style:writing-mode="lr-tb"/>
    </style:style>
    <style:style style:name="Таблиця9.B7" style:family="table-cell">
      <style:table-cell-properties style:vertical-align="bottom" fo:padding-left="0.191cm" fo:padding-right="0.191cm" fo:padding-top="0cm" fo:padding-bottom="0cm" fo:border-left="none" fo:border-right="none" fo:border-top="none" fo:border-bottom="0.035cm solid #000000" style:writing-mode="lr-tb"/>
    </style:style>
    <style:style style:name="Таблиця9.A8" style:family="table-cell">
      <style:table-cell-properties style:vertical-align="bottom" fo:padding-left="0.191cm" fo:padding-right="0.191cm" fo:padding-top="0cm" fo:padding-bottom="0cm" fo:border-left="0.035cm solid #000000" fo:border-right="none" fo:border-top="0.035cm solid #000000" fo:border-bottom="0.035cm solid #000000" style:writing-mode="lr-tb"/>
    </style:style>
    <style:style style:name="Таблиця9.C8" style:family="table-cell">
      <style:table-cell-properties style:vertical-align="middle" fo:padding-left="0.191cm" fo:padding-right="0.191cm" fo:padding-top="0cm" fo:padding-bottom="0cm" fo:border-left="none" fo:border-right="0.035cm solid #000000" fo:border-top="none" fo:border-bottom="0.035cm solid #000000" style:writing-mode="lr-tb"/>
    </style:style>
    <style:style style:name="Таблиця10" style:family="table">
      <style:table-properties style:width="16.776cm" table:align="center" style:writing-mode="lr-tb"/>
    </style:style>
    <style:style style:name="Таблиця10.A" style:family="table-column">
      <style:table-column-properties style:column-width="5.108cm"/>
    </style:style>
    <style:style style:name="Таблиця10.B" style:family="table-column">
      <style:table-column-properties style:column-width="3.831cm"/>
    </style:style>
    <style:style style:name="Таблиця10.C" style:family="table-column">
      <style:table-column-properties style:column-width="7.837cm"/>
    </style:style>
    <style:style style:name="Таблиця10.1" style:family="table-row">
      <style:table-row-properties style:min-row-height="1.348cm" style:keep-together="true" fo:keep-together="auto"/>
    </style:style>
    <style:style style:name="Таблиця10.A1" style:family="table-cell">
      <style:table-cell-properties style:vertical-align="middle"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Таблиця10.C1" style:family="table-cell">
      <style:table-cell-properties style:vertical-align="middle" fo:background-color="#ffffff" fo:padding-left="0.071cm" fo:padding-right="0.071cm" fo:padding-top="0cm" fo:padding-bottom="0cm" fo:border="0.018cm solid #000000" style:writing-mode="lr-tb">
        <style:background-image/>
      </style:table-cell-properties>
    </style:style>
    <style:style style:name="Таблиця10.2" style:family="table-row">
      <style:table-row-properties style:min-row-height="0.508cm" style:keep-together="true" fo:keep-together="auto"/>
    </style:style>
    <style:style style:name="Таблиця10.A2" style:family="table-cell">
      <style:table-cell-properties style:vertical-align="top"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Таблиця10.C2" style:family="table-cell">
      <style:table-cell-properties style:vertical-align="top" fo:background-color="#ffffff" fo:padding-left="0.071cm" fo:padding-right="0.071cm" fo:padding-top="0cm" fo:padding-bottom="0cm" fo:border="0.018cm solid #000000" style:writing-mode="lr-tb">
        <style:background-image/>
      </style:table-cell-properties>
    </style:style>
    <style:style style:name="Таблиця10.3" style:family="table-row">
      <style:table-row-properties style:min-row-height="0.49cm" style:keep-together="true" fo:keep-together="auto"/>
    </style:style>
    <style:style style:name="Таблиця10.A3" style:family="table-cell">
      <style:table-cell-properties style:vertical-align="bottom" fo:background-color="#ffffff" fo:padding-left="0.071cm" fo:padding-right="0.071cm" fo:padding-top="0cm" fo:padding-bottom="0cm" fo:border-left="0.018cm solid #000000" fo:border-right="none" fo:border-top="0.018cm solid #000000" fo:border-bottom="0.018cm solid #000000" style:writing-mode="lr-tb">
        <style:background-image/>
      </style:table-cell-properties>
    </style:style>
    <style:style style:name="Таблиця10.B3" style:family="table-cell">
      <style:table-cell-properties style:vertical-align="middle" fo:background-color="#ffffff" fo:padding-left="0.071cm" fo:padding-right="0.071cm" fo:padding-top="0cm" fo:padding-bottom="0cm" fo:border-left="0.018cm solid #000000" fo:border-right="none" fo:border-top="0.018cm solid #000000" fo:border-bottom="none" style:writing-mode="lr-tb">
        <style:background-image/>
      </style:table-cell-properties>
    </style:style>
    <style:style style:name="Таблиця10.C3" style:family="table-cell">
      <style:table-cell-properties style:vertical-align="bottom" fo:background-color="#ffffff" fo:padding-left="0.071cm" fo:padding-right="0.071cm" fo:padding-top="0cm" fo:padding-bottom="0cm" fo:border="0.018cm solid #000000" style:writing-mode="lr-tb">
        <style:background-image/>
      </style:table-cell-properties>
    </style:style>
    <style:style style:name="Таблиця10.4" style:family="table-row">
      <style:table-row-properties style:min-row-height="0.526cm" style:keep-together="true" fo:keep-together="auto"/>
    </style:style>
    <style:style style:name="Таблиця11" style:family="table">
      <style:table-properties style:width="1.018cm" table:align="margins" style:writing-mode="lr-tb"/>
    </style:style>
    <style:style style:name="Таблиця11.A" style:family="table-column">
      <style:table-column-properties style:column-width="1.018cm" style:rel-column-width="65535*"/>
    </style:style>
    <style:style style:name="Таблиця11.1" style:family="table-row">
      <style:table-row-properties style:min-row-height="0.981cm" style:keep-together="false" fo:keep-together="always"/>
    </style:style>
    <style:style style:name="Таблиця11.A1" style:family="table-cell">
      <style:table-cell-properties style:vertical-align="middle" fo:padding-left="0.191cm" fo:padding-right="0.191cm" fo:padding-top="0cm" fo:padding-bottom="0cm" fo:border="0.018cm solid #000000" style:writing-mode="tb-rl"/>
    </style:style>
    <style:style style:name="P1" style:family="paragraph" style:parent-style-name="Footer">
      <style:paragraph-properties fo:line-height="150%" style:snap-to-layout-grid="false">
        <style:tab-stops>
          <style:tab-stop style:position="7.325cm" style:type="center"/>
          <style:tab-stop style:position="8.063cm" style:type="right" style:leader-style="dotted" style:leader-text="."/>
          <style:tab-stop style:position="14.651cm" style:type="right"/>
        </style:tab-stops>
      </style:paragraph-properties>
    </style:style>
    <style:style style:name="P2" style:family="paragraph" style:parent-style-name="Footer">
      <style:paragraph-properties fo:margin-left="0cm" fo:margin-right="-0.152cm" fo:line-height="150%" fo:text-indent="0cm" style:auto-text-indent="false">
        <style:tab-stops>
          <style:tab-stop style:position="6.964cm" style:type="right" style:leader-style="dotted" style:leader-text="."/>
          <style:tab-stop style:position="7.325cm" style:type="center"/>
          <style:tab-stop style:position="14.651cm" style:type="right"/>
        </style:tab-stops>
      </style:paragraph-properties>
    </style:style>
    <style:style style:name="P3" style:family="paragraph" style:parent-style-name="Стиль_20_По_20_левому_20_краю_20_Слева_3a__20__20_-025_20_см">
      <style:paragraph-properties fo:margin-left="0cm" fo:margin-right="0cm" fo:text-indent="0cm" style:auto-text-indent="false"/>
    </style:style>
    <style:style style:name="P4" style:family="paragraph" style:parent-style-name="Стиль_20_По_20_левому_20_краю_20_Слева_3a__20__20_-025_20_см">
      <style:paragraph-properties fo:margin-left="0cm" fo:margin-right="0cm" fo:text-indent="0cm" style:auto-text-indent="false"/>
      <style:text-properties style:font-size-complex="14pt"/>
    </style:style>
    <style:style style:name="P5" style:family="paragraph" style:parent-style-name="Стиль_20_По_20_левому_20_краю_20_Слева_3a__20__20_-025_20_см">
      <style:paragraph-properties fo:margin-left="0cm" fo:margin-right="0cm" fo:text-indent="0cm" style:auto-text-indent="false" style:snap-to-layout-grid="false"/>
      <style:text-properties style:font-size-complex="14pt"/>
    </style:style>
    <style:style style:name="P6" style:family="paragraph" style:parent-style-name="Стиль_20_По_20_левому_20_краю_20_Слева_3a__20__20_-025_20_см">
      <style:paragraph-properties fo:margin-left="0cm" fo:margin-right="0cm" fo:text-align="center" style:justify-single-word="false" fo:text-indent="0cm" style:auto-text-indent="false"/>
      <style:text-properties style:font-size-complex="14pt"/>
    </style:style>
    <style:style style:name="P7" style:family="paragraph" style:parent-style-name="Стиль_20_По_20_левому_20_краю_20_Слева_3a__20__20_-025_20_см">
      <style:paragraph-properties fo:margin-left="0cm" fo:margin-right="0cm" fo:text-align="center" style:justify-single-word="false" fo:text-indent="0cm" style:auto-text-indent="false" style:snap-to-layout-grid="false"/>
      <style:text-properties style:font-size-complex="14pt"/>
    </style:style>
    <style:style style:name="P8" style:family="paragraph" style:parent-style-name="Стиль_20_По_20_левому_20_краю_20_Слева_3a__20__20_-025_20_см">
      <style:paragraph-properties fo:margin-top="0cm" fo:margin-bottom="0cm" fo:line-height="0.035cm"/>
      <style:text-properties style:font-size-complex="14pt"/>
    </style:style>
    <style:style style:name="P9" style:family="paragraph" style:parent-style-name="Стиль_20_По_20_левому_20_краю_20_Слева_3a__20__20_-025_20_см">
      <style:paragraph-properties fo:margin-left="-0.25cm" fo:margin-right="0cm" fo:text-indent="1.501cm" style:auto-text-indent="false"/>
      <style:text-properties style:font-size-complex="14pt"/>
    </style:style>
    <style:style style:name="P10" style:family="paragraph" style:parent-style-name="Стиль_20_По_20_левому_20_краю_20_Слева_3a__20__20_-025_20_см">
      <style:paragraph-properties fo:margin-left="-0.25cm" fo:margin-right="0cm" fo:text-indent="1.501cm" style:auto-text-indent="false"/>
      <style:text-properties fo:font-size="12pt" style:font-size-asian="12pt" style:font-size-complex="12pt"/>
    </style:style>
    <style:style style:name="P11" style:family="paragraph" style:parent-style-name="Heading_20_2">
      <style:text-properties style:font-size-complex="14pt"/>
    </style:style>
    <style:style style:name="P12" style:family="paragraph" style:parent-style-name="Heading_20_2">
      <style:paragraph-properties>
        <style:tab-stops>
          <style:tab-stop style:position="0.751cm"/>
        </style:tab-stops>
      </style:paragraph-properties>
    </style:style>
    <style:style style:name="P13" style:family="paragraph" style:parent-style-name="Heading_20_2">
      <style:paragraph-properties fo:margin-left="1.016cm" fo:margin-right="0cm" fo:margin-top="0.212cm" fo:margin-bottom="0.212cm" fo:line-height="150%" fo:keep-together="always" fo:hyphenation-ladder-count="no-limit" fo:text-indent="-1.016cm" style:auto-text-indent="false">
        <style:tab-stops>
          <style:tab-stop style:position="0.751cm"/>
          <style:tab-stop style:position="1.016cm"/>
        </style:tab-stops>
      </style:paragraph-properties>
      <style:text-properties fo:hyphenate="false" fo:hyphenation-remain-char-count="2" fo:hyphenation-push-char-count="2"/>
    </style:style>
    <style:style style:name="P14" style:family="paragraph" style:parent-style-name="Text_20_body">
      <style:paragraph-properties fo:margin-left="0cm" fo:margin-right="0cm" fo:text-indent="1.251cm" style:auto-text-indent="false"/>
      <style:text-properties fo:font-size="12pt" style:font-size-asian="12pt"/>
    </style:style>
    <style:style style:name="P15" style:family="paragraph" style:parent-style-name="Standard">
      <style:paragraph-properties fo:margin-left="0cm" fo:margin-right="0cm" fo:text-indent="1.251cm" style:auto-text-indent="false"/>
    </style:style>
    <style:style style:name="P16" style:family="paragraph" style:parent-style-name="Standard">
      <style:paragraph-properties fo:margin-left="0cm" fo:margin-right="0cm" fo:text-indent="1.251cm" style:auto-text-indent="false"/>
      <style:text-properties fo:color="#ffffff"/>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text-properties fo:font-variant="small-caps" style:font-size-complex="14pt"/>
    </style:style>
    <style:style style:name="P19" style:family="paragraph" style:parent-style-name="Standard">
      <style:paragraph-properties fo:line-height="150%" fo:text-align="center" style:justify-single-word="false" style:snap-to-layout-grid="false"/>
      <style:text-properties fo:font-variant="small-caps" style:font-size-complex="14pt"/>
    </style:style>
    <style:style style:name="P20" style:family="paragraph" style:parent-style-name="Standard">
      <style:paragraph-properties fo:text-align="center" style:justify-single-word="false"/>
      <style:text-properties fo:font-variant="small-cap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variant="small-caps" style:font-name="Arial" fo:font-size="12pt" style:font-size-asian="12pt" style:font-name-complex="Arial" style:font-size-complex="12pt"/>
    </style:style>
    <style:style style:name="P22" style:family="paragraph" style:parent-style-name="Standard">
      <style:paragraph-properties fo:text-align="center" style:justify-single-word="false" style:snap-to-layout-grid="false"/>
      <style:text-properties fo:font-variant="small-caps" fo:font-weight="bold" style:font-weight-asian="bold" style:font-size-complex="14pt" style:font-weight-complex="bold"/>
    </style:style>
    <style:style style:name="P23" style:family="paragraph" style:parent-style-name="Standard">
      <style:paragraph-properties fo:text-align="center" style:justify-single-word="false"/>
      <style:text-properties fo:font-weight="bold" style:font-weight-asian="bold" style:font-size-complex="14pt"/>
    </style:style>
    <style:style style:name="P24" style:family="paragraph" style:parent-style-name="Standard">
      <style:paragraph-properties fo:text-align="center" style:justify-single-word="false" style:snap-to-layout-grid="false"/>
      <style:text-properties fo:font-weight="bold" style:font-weight-asian="bold" style:font-size-complex="14pt"/>
    </style:style>
    <style:style style:name="P25" style:family="paragraph" style:parent-style-name="Standard">
      <style:paragraph-properties fo:text-align="center" style:justify-single-word="false" style:snap-to-layout-grid="false">
        <style:tab-stops>
          <style:tab-stop style:position="0.3cm"/>
        </style:tab-stops>
      </style:paragraph-properties>
      <style:text-properties fo:font-weight="bold" style:font-weight-asian="bold" style:font-size-complex="14pt"/>
    </style:style>
    <style:style style:name="P26" style:family="paragraph" style:parent-style-name="Standard">
      <style:paragraph-properties fo:text-align="center" style:justify-single-word="false" style:snap-to-layout-grid="false"/>
      <style:text-properties fo:font-weight="bold" style:font-weight-asian="bold" style:font-size-complex="14pt" style:font-weight-complex="bold"/>
    </style:style>
    <style:style style:name="P27" style:family="paragraph" style:parent-style-name="Standard">
      <style:paragraph-properties fo:text-align="center" style:justify-single-word="false" style:snap-to-layout-grid="false"/>
      <style:text-properties fo:font-weight="bold" style:font-weight-asian="bold" style:font-size-complex="14pt" style:font-weight-complex="bold" style:text-rotation-angle="90" style:text-rotation-scale="line-height"/>
    </style:style>
    <style:style style:name="P28" style:family="paragraph" style:parent-style-name="Standard">
      <style:paragraph-properties style:snap-to-layout-grid="false"/>
      <style:text-properties fo:font-weight="bold" style:font-weight-asian="bold" style:font-size-complex="14pt" style:font-weight-complex="bold"/>
    </style:style>
    <style:style style:name="P29" style:family="paragraph" style:parent-style-name="Standard">
      <style:paragraph-properties style:snap-to-layout-grid="false"/>
      <style:text-properties fo:font-weight="bold" style:font-weight-asian="bold" style:font-size-complex="14pt"/>
    </style:style>
    <style:style style:name="P30" style:family="paragraph" style:parent-style-name="Standard">
      <style:paragraph-properties style:line-height-at-least="0.423cm" fo:text-align="center" style:justify-single-word="false" style:snap-to-layout-grid="false"/>
      <style:text-properties fo:font-weight="bold" style:font-weight-asian="bold" style:font-size-complex="14pt"/>
    </style:style>
    <style:style style:name="P31" style:family="paragraph" style:parent-style-name="Standard">
      <style:paragraph-properties fo:text-align="start" style:justify-single-word="false" style:snap-to-layout-grid="false"/>
      <style:text-properties fo:font-weight="bold" style:font-weight-asian="bold" style:font-size-complex="14pt"/>
    </style:style>
    <style:style style:name="P32" style:family="paragraph" style:parent-style-name="Standard">
      <style:paragraph-properties fo:text-align="end" style:justify-single-word="false"/>
      <style:text-properties fo:font-weight="bold" style:font-weight-asian="bold"/>
    </style:style>
    <style:style style:name="P33" style:family="paragraph" style:parent-style-name="Standard">
      <style:paragraph-properties fo:text-align="end" style:justify-single-word="false"/>
    </style:style>
    <style:style style:name="P34" style:family="paragraph" style:parent-style-name="Standard">
      <style:paragraph-properties fo:text-align="end" style:justify-single-word="false"/>
      <style:text-properties style:font-name="Arial" style:font-name-complex="Arial"/>
    </style:style>
    <style:style style:name="P35" style:family="paragraph" style:parent-style-name="Standard">
      <style:paragraph-properties fo:text-align="end" style:justify-single-word="false"/>
      <style:text-properties style:font-name="Arial" fo:font-size="12pt" style:font-size-asian="12pt" style:font-name-complex="Arial" style:font-size-complex="12pt"/>
    </style:style>
    <style:style style:name="P36"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style>
    <style:style style:name="P37" style:family="paragraph" style:parent-style-name="Standard">
      <style:paragraph-properties fo:text-align="center" style:justify-single-word="false"/>
      <style:text-properties style:font-name="Arial" fo:font-size="16pt" fo:font-weight="bold" style:font-size-asian="16pt" style:font-weight-asian="bold" style:font-name-complex="Arial"/>
    </style:style>
    <style:style style:name="P38" style:family="paragraph" style:parent-style-name="Standard">
      <style:paragraph-properties fo:text-align="center" style:justify-single-word="false" style:snap-to-layout-grid="false"/>
      <style:text-properties style:font-name="Arial" fo:font-weight="bold" style:font-weight-asian="bold" style:font-name-complex="Arial" style:font-size-complex="14pt"/>
    </style:style>
    <style:style style:name="P39" style:family="paragraph" style:parent-style-name="Standard">
      <style:text-properties fo:font-size="12pt" style:font-size-asian="12pt" style:font-size-complex="12pt"/>
    </style:style>
    <style:style style:name="P40" style:family="paragraph" style:parent-style-name="Standard">
      <style:paragraph-properties fo:text-align="center" style:justify-single-word="false"/>
      <style:text-properties fo:font-size="12pt" style:font-size-asian="12pt" style:font-size-complex="12pt"/>
    </style:style>
    <style:style style:name="P41" style:family="paragraph" style:parent-style-name="Standard">
      <style:text-properties style:font-size-complex="14pt"/>
    </style:style>
    <style:style style:name="P42" style:family="paragraph" style:parent-style-name="Standard">
      <style:paragraph-properties fo:text-align="center" style:justify-single-word="false"/>
      <style:text-properties style:font-size-complex="14pt"/>
    </style:style>
    <style:style style:name="P43" style:family="paragraph" style:parent-style-name="Standard">
      <style:paragraph-properties fo:text-align="center" style:justify-single-word="false" style:snap-to-layout-grid="false"/>
      <style:text-properties style:font-size-complex="14pt"/>
    </style:style>
    <style:style style:name="P44" style:family="paragraph" style:parent-style-name="Standard">
      <style:paragraph-properties fo:text-align="center" style:justify-single-word="false" style:snap-to-layout-grid="false">
        <style:tab-stops>
          <style:tab-stop style:position="0.3cm"/>
        </style:tab-stops>
      </style:paragraph-properties>
      <style:text-properties style:font-size-complex="14pt"/>
    </style:style>
    <style:style style:name="P45" style:family="paragraph" style:parent-style-name="Standard">
      <style:paragraph-properties fo:text-align="center" style:justify-single-word="false" style:snap-to-layout-grid="false">
        <style:tab-stops>
          <style:tab-stop style:position="0.626cm"/>
        </style:tab-stops>
      </style:paragraph-properties>
      <style:text-properties style:font-size-complex="14pt"/>
    </style:style>
    <style:style style:name="P46" style:family="paragraph" style:parent-style-name="Standard">
      <style:paragraph-properties style:snap-to-layout-grid="false"/>
      <style:text-properties style:font-size-complex="14pt"/>
    </style:style>
    <style:style style:name="P47" style:family="paragraph" style:parent-style-name="Standard">
      <style:paragraph-properties fo:text-align="start" style:justify-single-word="false"/>
      <style:text-properties style:font-size-complex="14pt"/>
    </style:style>
    <style:style style:name="P48" style:family="paragraph" style:parent-style-name="Standard">
      <style:paragraph-properties fo:text-align="start" style:justify-single-word="false" style:snap-to-layout-grid="false"/>
      <style:text-properties style:font-size-complex="14pt"/>
    </style:style>
    <style:style style:name="P49" style:family="paragraph" style:parent-style-name="Standard">
      <style:paragraph-properties fo:text-align="start" style:justify-single-word="false">
        <style:tab-stops>
          <style:tab-stop style:position="0.3cm"/>
          <style:tab-stop style:position="0.878cm"/>
        </style:tab-stops>
      </style:paragraph-properties>
      <style:text-properties style:font-size-complex="14pt"/>
    </style:style>
    <style:style style:name="P50" style:family="paragraph" style:parent-style-name="Standard">
      <style:paragraph-properties fo:text-align="start" style:justify-single-word="false">
        <style:tab-stops>
          <style:tab-stop style:position="0.3cm"/>
        </style:tab-stops>
      </style:paragraph-properties>
      <style:text-properties style:font-size-complex="14pt"/>
    </style:style>
    <style:style style:name="P51" style:family="paragraph" style:parent-style-name="Standard">
      <style:paragraph-properties fo:text-align="start" style:justify-single-word="false" style:snap-to-layout-grid="false">
        <style:tab-stops>
          <style:tab-stop style:position="0.751cm"/>
        </style:tab-stops>
      </style:paragraph-properties>
      <style:text-properties style:font-size-complex="14pt"/>
    </style:style>
    <style:style style:name="P52" style:family="paragraph" style:parent-style-name="Standard">
      <style:paragraph-properties fo:text-align="start" style:justify-single-word="false">
        <style:tab-stops>
          <style:tab-stop style:position="0.877cm"/>
        </style:tab-stops>
      </style:paragraph-properties>
      <style:text-properties style:font-size-complex="14pt"/>
    </style:style>
    <style:style style:name="P53" style:family="paragraph" style:parent-style-name="Standard">
      <style:paragraph-properties fo:line-height="150%">
        <style:tab-stops>
          <style:tab-stop style:position="6.964cm" style:type="right" style:leader-style="dotted" style:leader-text="."/>
        </style:tab-stops>
      </style:paragraph-properties>
      <style:text-properties style:font-size-complex="14pt"/>
    </style:style>
    <style:style style:name="P54" style:family="paragraph" style:parent-style-name="Standard">
      <style:paragraph-properties style:line-height-at-least="0.423cm" fo:text-align="center" style:justify-single-word="false" style:snap-to-layout-grid="false"/>
      <style:text-properties style:font-size-complex="14pt"/>
    </style:style>
    <style:style style:name="P55" style:family="paragraph" style:parent-style-name="Standard">
      <style:paragraph-properties fo:line-height="0.494cm" style:snap-to-layout-grid="false"/>
      <style:text-properties style:font-size-complex="14pt"/>
    </style:style>
    <style:style style:name="P56" style:family="paragraph" style:parent-style-name="Standard">
      <style:paragraph-properties fo:line-height="0.494cm" fo:text-align="start" style:justify-single-word="false" style:snap-to-layout-grid="false"/>
      <style:text-properties style:font-size-complex="14pt"/>
    </style:style>
    <style:style style:name="P57" style:family="paragraph" style:parent-style-name="Standard">
      <style:paragraph-properties>
        <style:tab-stops>
          <style:tab-stop style:position="0.751cm"/>
        </style:tab-stops>
      </style:paragraph-properties>
      <style:text-properties style:font-size-complex="14pt"/>
    </style:style>
    <style:style style:name="P58" style:family="paragraph" style:parent-style-name="Standard">
      <style:paragraph-properties fo:text-align="end" style:justify-single-word="false" style:snap-to-layout-grid="false"/>
      <style:text-properties style:font-size-complex="14pt"/>
    </style:style>
    <style:style style:name="P59" style:family="paragraph" style:parent-style-name="Standard">
      <style:paragraph-properties style:snap-to-layout-grid="false"/>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snap-to-layout-grid="false">
        <style:tab-stops>
          <style:tab-stop style:position="0.751cm"/>
        </style:tab-stops>
      </style:paragraph-properties>
    </style:style>
    <style:style style:name="P62" style:family="paragraph" style:parent-style-name="Standard">
      <style:text-properties fo:font-style="italic" style:font-style-asian="italic" style:font-style-complex="italic"/>
    </style:style>
    <style:style style:name="P63" style:family="paragraph" style:parent-style-name="Standard">
      <style:paragraph-properties fo:text-align="center" style:justify-single-word="false" style:snap-to-layout-grid="false"/>
      <style:text-properties fo:font-style="italic" fo:font-weight="bold" style:font-style-asian="italic" style:font-weight-asian="bold" style:font-size-complex="14pt" style:font-style-complex="italic"/>
    </style:style>
    <style:style style:name="P64" style:family="paragraph" style:parent-style-name="Standard">
      <style:text-properties fo:language="ru" fo:country="RU" style:font-size-complex="14pt"/>
    </style:style>
    <style:style style:name="P65" style:family="paragraph" style:parent-style-name="Standard">
      <style:paragraph-properties fo:line-height="150%" fo:text-align="start" style:justify-single-word="false" style:snap-to-layout-grid="false"/>
    </style:style>
    <style:style style:name="P66" style:family="paragraph" style:parent-style-name="Standard">
      <style:paragraph-properties style:snap-to-layout-grid="false"/>
      <style:text-properties style:font-name="Arial CYR" style:font-name-complex="Arial CYR" style:font-size-complex="14pt"/>
    </style:style>
    <style:style style:name="P67" style:family="paragraph" style:parent-style-name="Standard">
      <style:paragraph-properties fo:text-align="end" style:justify-single-word="false" style:snap-to-layout-grid="false"/>
      <style:text-properties style:font-name="Arial CYR" style:font-name-complex="Arial CYR" style:font-size-complex="14pt"/>
    </style:style>
    <style:style style:name="P68" style:family="paragraph" style:parent-style-name="Standard">
      <style:text-properties fo:font-size="1pt" style:font-size-asian="1pt" style:font-size-complex="1pt"/>
    </style:style>
    <style:style style:name="P69" style:family="paragraph" style:parent-style-name="Standard">
      <style:paragraph-properties fo:margin-top="0.106cm" fo:margin-bottom="0cm" fo:text-align="center" style:justify-single-word="false"/>
      <style:text-properties fo:font-size="12pt" style:font-size-asian="12pt" style:font-size-complex="12pt"/>
    </style:style>
    <style:style style:name="P70" style:family="paragraph" style:parent-style-name="Standard">
      <style:paragraph-properties fo:break-before="page"/>
    </style:style>
    <style:style style:name="P71" style:family="paragraph" style:parent-style-name="Standard">
      <style:paragraph-properties fo:margin-top="0.635cm" fo:margin-bottom="0.212cm" fo:line-height="150%" fo:text-align="center" style:justify-single-word="false"/>
    </style:style>
    <style:style style:name="P72" style:family="paragraph" style:parent-style-name="Standard">
      <style:paragraph-properties fo:margin-top="0.635cm" fo:margin-bottom="0.212cm" fo:line-height="150%" fo:text-align="center" style:justify-single-word="false"/>
      <style:text-properties fo:text-transform="uppercase" fo:letter-spacing="0.116cm" fo:language="ru" fo:country="RU" fo:font-weight="bold" style:font-weight-asian="bold" style:font-size-complex="14pt" style:font-weight-complex="bold"/>
    </style:style>
    <style:style style:name="P73" style:family="paragraph" style:parent-style-name="Standard">
      <style:paragraph-properties fo:margin-left="0cm" fo:margin-right="0.247cm" fo:text-align="start" style:justify-single-word="false" fo:text-indent="0cm" style:auto-text-indent="false"/>
    </style:style>
    <style:style style:name="P74" style:family="paragraph" style:parent-style-name="Standard">
      <style:paragraph-properties fo:margin-left="0.199cm" fo:margin-right="0.199cm" fo:text-align="center" style:justify-single-word="false" fo:text-indent="0cm" style:auto-text-indent="false" style:snap-to-layout-grid="false"/>
      <style:text-properties style:font-name="Arial" fo:font-weight="bold" style:font-weight-asian="bold" style:font-name-complex="Arial" style:font-size-complex="14pt" style:text-rotation-angle="90" style:text-rotation-scale="line-height"/>
    </style:style>
    <style:style style:name="P75" style:family="paragraph" style:parent-style-name="Standard">
      <style:paragraph-properties fo:margin-left="0.199cm" fo:margin-right="0.199cm" fo:text-indent="0cm" style:auto-text-indent="false" style:snap-to-layout-grid="false"/>
      <style:text-properties style:font-size-complex="14pt"/>
    </style:style>
    <style:style style:name="P76" style:family="paragraph" style:parent-style-name="Standard">
      <style:paragraph-properties fo:margin-left="0.751cm" fo:margin-right="0cm" fo:line-height="0.494cm" fo:text-indent="-0.751cm" style:auto-text-indent="false" style:snap-to-layout-grid="false">
        <style:tab-stops>
          <style:tab-stop style:position="0.501cm"/>
        </style:tab-stops>
      </style:paragraph-properties>
      <style:text-properties style:font-size-complex="14pt"/>
    </style:style>
    <style:style style:name="P77" style:family="paragraph" style:parent-style-name="Standard">
      <style:paragraph-properties fo:margin-left="0cm" fo:margin-right="0cm" fo:text-indent="1cm" style:auto-text-indent="false"/>
      <style:text-properties fo:font-size="12pt" style:font-size-asian="12pt" style:font-size-complex="12pt"/>
    </style:style>
    <style:style style:name="P78" style:family="paragraph" style:parent-style-name="Standard">
      <style:paragraph-properties fo:margin-left="0cm" fo:margin-right="0cm" fo:text-align="start" style:justify-single-word="false" fo:text-indent="-0.002cm" style:auto-text-indent="false" style:snap-to-layout-grid="false"/>
    </style:style>
    <style:style style:name="P79" style:family="paragraph" style:parent-style-name="Standard">
      <style:paragraph-properties fo:margin-left="0cm" fo:margin-right="0cm" fo:text-align="center" style:justify-single-word="false" fo:text-indent="-0.002cm" style:auto-text-indent="false"/>
      <style:text-properties style:font-size-complex="14pt"/>
    </style:style>
    <style:style style:name="P80" style:family="paragraph" style:parent-style-name="Standard">
      <style:paragraph-properties fo:margin-left="0cm" fo:margin-right="0cm" fo:text-align="start" style:justify-single-word="false" fo:text-indent="-0.002cm" style:auto-text-indent="false" style:snap-to-layout-grid="false"/>
      <style:text-properties style:font-size-complex="14pt"/>
    </style:style>
    <style:style style:name="P81" style:family="paragraph" style:parent-style-name="Standard">
      <style:paragraph-properties fo:margin-left="0.635cm" fo:margin-right="0cm" fo:text-align="center" style:justify-single-word="false" fo:text-indent="0cm" style:auto-text-indent="false" style:snap-to-layout-grid="false"/>
      <style:text-properties style:font-size-complex="14pt"/>
    </style:style>
    <style:style style:name="P82" style:family="paragraph" style:parent-style-name="Standard">
      <style:paragraph-properties fo:margin-left="0.635cm" fo:margin-right="0cm" fo:text-align="start" style:justify-single-word="false" fo:text-indent="0cm" style:auto-text-indent="false" style:snap-to-layout-grid="false"/>
      <style:text-properties style:font-size-complex="14pt"/>
    </style:style>
    <style:style style:name="P83" style:family="paragraph" style:parent-style-name="Standard">
      <style:paragraph-properties fo:margin-left="-0.064cm" fo:margin-right="0cm" fo:text-align="center" style:justify-single-word="false" fo:text-indent="0cm" style:auto-text-indent="false" style:snap-to-layout-grid="false">
        <style:tab-stops>
          <style:tab-stop style:position="0.688cm"/>
          <style:tab-stop style:position="0.84cm"/>
        </style:tab-stops>
      </style:paragraph-properties>
      <style:text-properties style:font-size-complex="14pt"/>
    </style:style>
    <style:style style:name="P84" style:family="paragraph" style:parent-style-name="Standard">
      <style:paragraph-properties fo:margin-left="-0.064cm" fo:margin-right="0cm" fo:text-align="start" style:justify-single-word="false" fo:text-indent="0cm" style:auto-text-indent="false" style:snap-to-layout-grid="false">
        <style:tab-stops>
          <style:tab-stop style:position="0.688cm"/>
          <style:tab-stop style:position="0.84cm"/>
        </style:tab-stops>
      </style:paragraph-properties>
      <style:text-properties style:font-size-complex="14pt"/>
    </style:style>
    <style:style style:name="P85" style:family="paragraph" style:parent-style-name="Standard">
      <style:paragraph-properties fo:margin-left="0.125cm" fo:margin-right="0cm" fo:text-indent="0cm" style:auto-text-indent="false"/>
      <style:text-properties style:font-size-complex="14pt"/>
    </style:style>
    <style:style style:name="P86" style:family="paragraph" style:parent-style-name="Standard">
      <style:paragraph-properties fo:margin-left="0.125cm" fo:margin-right="0cm" fo:text-align="center" style:justify-single-word="false" fo:text-indent="0cm" style:auto-text-indent="false" style:snap-to-layout-grid="false"/>
      <style:text-properties style:font-size-complex="14pt"/>
    </style:style>
    <style:style style:name="P87" style:family="paragraph" style:parent-style-name="Standard">
      <style:paragraph-properties fo:margin-left="0.125cm" fo:margin-right="0cm" fo:text-align="start" style:justify-single-word="false" fo:text-indent="0cm" style:auto-text-indent="false" style:snap-to-layout-grid="false"/>
      <style:text-properties style:font-size-complex="14pt"/>
    </style:style>
    <style:style style:name="P88" style:family="paragraph" style:parent-style-name="Standard">
      <style:paragraph-properties fo:margin-left="0.125cm" fo:margin-right="0cm" fo:text-indent="0cm" style:auto-text-indent="false" style:snap-to-layout-grid="false"/>
      <style:text-properties style:font-size-complex="14pt"/>
    </style:style>
    <style:style style:name="P89" style:family="paragraph" style:parent-style-name="Standard">
      <style:paragraph-properties fo:margin-left="-0.065cm" fo:margin-right="0cm" fo:text-align="start" style:justify-single-word="false" fo:text-indent="0cm" style:auto-text-indent="false" style:snap-to-layout-grid="false"/>
      <style:text-properties style:font-size-complex="14pt"/>
    </style:style>
    <style:style style:name="P90" style:family="paragraph" style:parent-style-name="Standard">
      <style:paragraph-properties fo:margin-left="0.635cm" fo:margin-right="0cm" fo:text-align="center" style:justify-single-word="false" fo:text-indent="-0.635cm" style:auto-text-indent="false" style:snap-to-layout-grid="false"/>
      <style:text-properties style:font-size-complex="14pt"/>
    </style:style>
    <style:style style:name="P91" style:family="paragraph" style:parent-style-name="Standard">
      <style:paragraph-properties fo:margin-left="0.635cm" fo:margin-right="0cm" fo:text-align="start" style:justify-single-word="false" fo:text-indent="-0.635cm" style:auto-text-indent="false"/>
      <style:text-properties style:font-size-complex="14pt"/>
    </style:style>
    <style:style style:name="P92" style:family="paragraph" style:parent-style-name="Standard">
      <style:paragraph-properties fo:margin-left="0.635cm" fo:margin-right="0cm" fo:text-align="center" style:justify-single-word="false" fo:text-indent="-0.635cm" style:auto-text-indent="false" style:snap-to-layout-grid="false">
        <style:tab-stops>
          <style:tab-stop style:position="0.3cm"/>
        </style:tab-stops>
      </style:paragraph-properties>
      <style:text-properties fo:font-weight="bold" style:font-weight-asian="bold" style:font-size-complex="14pt"/>
    </style:style>
    <style:style style:name="P93" style:family="paragraph" style:parent-style-name="Standard">
      <style:paragraph-properties fo:margin-left="0.635cm" fo:margin-right="0cm" fo:text-align="center" style:justify-single-word="false" fo:text-indent="-0.635cm" style:auto-text-indent="false" style:snap-to-layout-grid="false"/>
      <style:text-properties fo:font-weight="bold" style:font-weight-asian="bold" style:font-size-complex="14pt"/>
    </style:style>
    <style:style style:name="P94" style:family="paragraph" style:parent-style-name="Standard">
      <style:paragraph-properties fo:margin-left="0.635cm" fo:margin-right="0cm" fo:text-align="center" style:justify-single-word="false" fo:text-indent="-0.635cm" style:auto-text-indent="false" style:snap-to-layout-grid="false"/>
      <style:text-properties fo:font-weight="bold" style:font-weight-asian="bold" style:font-size-complex="14pt" style:font-weight-complex="bold"/>
    </style:style>
    <style:style style:name="P95" style:family="paragraph" style:parent-style-name="Standard">
      <style:paragraph-properties fo:margin-left="0.635cm" fo:margin-right="0cm" fo:text-align="start" style:justify-single-word="false" fo:text-indent="-0.635cm" style:auto-text-indent="false" style:snap-to-layout-grid="false"/>
      <style:text-properties fo:font-weight="bold" style:font-weight-asian="bold" style:font-size-complex="14pt" style:font-weight-complex="bold"/>
    </style:style>
    <style:style style:name="P96" style:family="paragraph" style:parent-style-name="Standard">
      <style:paragraph-properties fo:margin-left="-0.064cm" fo:margin-right="0cm" fo:text-align="start" style:justify-single-word="false" fo:text-indent="0.051cm" style:auto-text-indent="false" style:snap-to-layout-grid="false"/>
      <style:text-properties style:font-size-complex="14pt"/>
    </style:style>
    <style:style style:name="P97" style:family="paragraph" style:parent-style-name="Standard">
      <style:paragraph-properties fo:margin-left="0cm" fo:margin-right="0cm" fo:text-align="start" style:justify-single-word="false" fo:text-indent="-0.011cm" style:auto-text-indent="false" style:snap-to-layout-grid="false"/>
      <style:text-properties style:font-size-complex="14pt"/>
    </style:style>
    <style:style style:name="P98" style:family="paragraph" style:parent-style-name="Standard">
      <style:paragraph-properties fo:margin-left="0cm" fo:margin-right="0cm" fo:text-align="start" style:justify-single-word="false" fo:text-indent="-0.011cm" style:auto-text-indent="false" style:snap-to-layout-grid="false"/>
      <style:text-properties fo:font-weight="bold" style:font-weight-asian="bold" style:font-size-complex="14pt"/>
    </style:style>
    <style:style style:name="P99" style:family="paragraph" style:parent-style-name="Standard">
      <style:paragraph-properties fo:margin-left="-0.007cm" fo:margin-right="0cm" fo:text-align="start" style:justify-single-word="false" fo:text-indent="0cm" style:auto-text-indent="false">
        <style:tab-stops>
          <style:tab-stop style:position="0.3cm"/>
        </style:tab-stops>
      </style:paragraph-properties>
      <style:text-properties style:font-size-complex="14pt"/>
    </style:style>
    <style:style style:name="P100" style:family="paragraph" style:parent-style-name="Standard">
      <style:paragraph-properties fo:margin-left="0.635cm" fo:margin-right="0cm" fo:text-align="start" style:justify-single-word="false" fo:text-indent="-0.007cm" style:auto-text-indent="false" style:snap-to-layout-grid="false">
        <style:tab-stops>
          <style:tab-stop style:position="0.3cm"/>
        </style:tab-stops>
      </style:paragraph-properties>
      <style:text-properties style:font-size-complex="14pt"/>
    </style:style>
    <style:style style:name="P101" style:family="paragraph" style:parent-style-name="Standard">
      <style:paragraph-properties fo:margin-left="0.628cm" fo:margin-right="0cm" fo:text-align="start" style:justify-single-word="false" fo:text-indent="0cm" style:auto-text-indent="false" style:snap-to-layout-grid="false">
        <style:tab-stops>
          <style:tab-stop style:position="0.3cm"/>
          <style:tab-stop style:position="0.878cm"/>
        </style:tab-stops>
      </style:paragraph-properties>
      <style:text-properties style:font-size-complex="14pt"/>
    </style:style>
    <style:style style:name="P102" style:family="paragraph" style:parent-style-name="Standard">
      <style:paragraph-properties fo:margin-left="0.628cm" fo:margin-right="0cm" fo:text-align="start" style:justify-single-word="false" fo:text-indent="-0.007cm" style:auto-text-indent="false" style:snap-to-layout-grid="false">
        <style:tab-stops>
          <style:tab-stop style:position="0.3cm"/>
          <style:tab-stop style:position="0.878cm"/>
        </style:tab-stops>
      </style:paragraph-properties>
      <style:text-properties style:font-size-complex="14pt"/>
    </style:style>
    <style:style style:name="P103" style:family="paragraph" style:parent-style-name="Standard">
      <style:paragraph-properties fo:margin-left="0cm" fo:margin-right="0cm" fo:text-align="start" style:justify-single-word="false" fo:text-indent="0.628cm" style:auto-text-indent="false" style:snap-to-layout-grid="false">
        <style:tab-stops>
          <style:tab-stop style:position="0.3cm"/>
          <style:tab-stop style:position="0.878cm"/>
        </style:tab-stops>
      </style:paragraph-properties>
      <style:text-properties style:font-size-complex="14pt"/>
    </style:style>
    <style:style style:name="P104" style:family="paragraph" style:parent-style-name="Standard">
      <style:paragraph-properties fo:margin-left="0.626cm" fo:margin-right="0cm" fo:text-align="start" style:justify-single-word="false" fo:text-indent="-0.007cm" style:auto-text-indent="false" style:snap-to-layout-grid="false">
        <style:tab-stops>
          <style:tab-stop style:position="0.877cm"/>
        </style:tab-stops>
      </style:paragraph-properties>
      <style:text-properties style:font-size-complex="14pt"/>
    </style:style>
    <style:style style:name="P105" style:family="paragraph" style:parent-style-name="Standard">
      <style:paragraph-properties fo:margin-left="0cm" fo:margin-right="0cm" fo:text-indent="1.27cm" style:auto-text-indent="false"/>
    </style:style>
    <style:style style:name="P106" style:family="paragraph" style:parent-style-name="Standard">
      <style:paragraph-properties fo:margin-left="4.15cm" fo:margin-right="0cm" fo:text-indent="-2.88cm" style:auto-text-indent="false"/>
    </style:style>
    <style:style style:name="P107" style:family="paragraph" style:parent-style-name="Standard">
      <style:paragraph-properties fo:text-align="center" style:justify-single-word="false" fo:background-color="#ffffff" style:text-autospace="none" style:snap-to-layout-grid="false">
        <style:background-image/>
      </style:paragraph-properties>
    </style:style>
    <style:style style:name="P108" style:family="paragraph" style:parent-style-name="Standard">
      <style:paragraph-properties fo:background-color="#ffffff" style:text-autospace="none" style:snap-to-layout-grid="false">
        <style:background-image/>
      </style:paragraph-properties>
    </style:style>
    <style:style style:name="P109" style:family="paragraph" style:parent-style-name="Standard">
      <style:paragraph-properties fo:margin-left="0cm" fo:margin-right="0cm" fo:text-indent="1.501cm" style:auto-text-indent="false"/>
    </style:style>
    <style:style style:name="P110" style:family="paragraph" style:parent-style-name="Standard">
      <style:paragraph-properties fo:margin-left="0.499cm" fo:margin-right="0cm" fo:text-indent="-0.499cm" style:auto-text-indent="false"/>
      <style:text-properties fo:font-weight="bold" style:font-weight-asian="bold" style:font-size-complex="14pt"/>
    </style:style>
    <style:style style:name="P111" style:family="paragraph" style:parent-style-name="Standard">
      <style:paragraph-properties fo:margin-left="0cm" fo:margin-right="0cm" fo:text-indent="0.635cm" style:auto-text-indent="false"/>
      <style:text-properties fo:background-color="#ff0000" style:font-size-complex="14pt"/>
    </style:style>
    <style:style style:name="P112" style:family="paragraph" style:parent-style-name="Standard">
      <style:paragraph-properties fo:margin-left="0.125cm" fo:margin-right="0cm" fo:text-indent="-0.011cm" style:auto-text-indent="false" style:snap-to-layout-grid="false"/>
      <style:text-properties style:font-size-complex="14pt"/>
    </style:style>
    <style:style style:name="P113" style:family="paragraph" style:parent-style-name="Header">
      <style:paragraph-properties style:snap-to-layout-grid="false"/>
      <style:text-properties style:font-size-complex="14pt"/>
    </style:style>
    <style:style style:name="P114" style:family="paragraph" style:parent-style-name="Standard">
      <style:paragraph-properties fo:margin-left="0.127cm" fo:margin-right="0cm" fo:text-align="start" style:justify-single-word="false" fo:text-indent="0.501cm" style:auto-text-indent="false" style:snap-to-layout-grid="false">
        <style:tab-stops>
          <style:tab-stop style:position="0.127cm"/>
        </style:tab-stops>
      </style:paragraph-properties>
      <style:text-properties style:font-size-complex="14pt"/>
    </style:style>
    <style:style style:name="P115" style:family="paragraph" style:parent-style-name="Standard">
      <style:paragraph-properties fo:margin-left="0cm" fo:margin-right="0cm" fo:text-indent="1.249cm" style:auto-text-indent="false"/>
      <style:text-properties fo:color="#ffffff"/>
    </style:style>
    <style:style style:name="P116" style:family="paragraph" style:parent-style-name="Standard" style:master-page-name="Standard">
      <style:paragraph-properties fo:text-align="center" style:justify-single-word="false" style:page-number="3"/>
      <style:text-properties fo:font-variant="small-caps" style:font-size-complex="14pt"/>
    </style:style>
    <style:style style:name="P117" style:family="paragraph" style:parent-style-name="Standard" style:master-page-name="Перетворення_20_1">
      <style:paragraph-properties fo:text-align="start" style:justify-single-word="false" style:page-number="3"/>
      <style:text-properties style:font-size-complex="14pt"/>
    </style:style>
    <style:style style:name="P118" style:family="paragraph" style:parent-style-name="Standard" style:list-style-name="WW8Num16">
      <style:paragraph-properties fo:text-align="start" style:justify-single-word="false" style:snap-to-layout-grid="false"/>
      <style:text-properties style:font-size-complex="14pt"/>
    </style:style>
    <style:style style:name="P119" style:family="paragraph" style:parent-style-name="Standard" style:list-style-name="WW8Num22">
      <style:paragraph-properties fo:text-align="start" style:justify-single-word="false">
        <style:tab-stops>
          <style:tab-stop style:position="0.626cm"/>
        </style:tab-stops>
      </style:paragraph-properties>
      <style:text-properties style:font-size-complex="14pt"/>
    </style:style>
    <style:style style:name="P120" style:family="paragraph" style:parent-style-name="Standard" style:list-style-name="WW8Num8">
      <style:paragraph-properties fo:text-align="start" style:justify-single-word="false"/>
      <style:text-properties style:font-size-complex="14pt"/>
    </style:style>
    <style:style style:name="P121" style:family="paragraph" style:parent-style-name="Standard" style:list-style-name="WW8Num4">
      <style:paragraph-properties fo:text-align="start" style:justify-single-word="false">
        <style:tab-stops>
          <style:tab-stop style:position="0.3cm"/>
        </style:tab-stops>
      </style:paragraph-properties>
      <style:text-properties style:font-size-complex="14pt"/>
    </style:style>
    <style:style style:name="P122" style:family="paragraph" style:parent-style-name="Standard" style:list-style-name="L3">
      <style:paragraph-properties fo:text-align="start" style:justify-single-word="false">
        <style:tab-stops>
          <style:tab-stop style:position="0.3cm"/>
        </style:tab-stops>
      </style:paragraph-properties>
      <style:text-properties style:font-size-complex="14pt"/>
    </style:style>
    <style:style style:name="P123" style:family="paragraph" style:parent-style-name="Standard" style:list-style-name="WW8Num7">
      <style:paragraph-properties fo:text-align="start" style:justify-single-word="false">
        <style:tab-stops>
          <style:tab-stop style:position="0.3cm"/>
        </style:tab-stops>
      </style:paragraph-properties>
      <style:text-properties style:font-size-complex="14pt"/>
    </style:style>
    <style:style style:name="P124" style:family="paragraph" style:parent-style-name="Standard" style:list-style-name="WW8Num3">
      <style:paragraph-properties fo:text-align="start" style:justify-single-word="false">
        <style:tab-stops>
          <style:tab-stop style:position="0.3cm"/>
          <style:tab-stop style:position="0.878cm"/>
        </style:tab-stops>
      </style:paragraph-properties>
      <style:text-properties style:font-size-complex="14pt"/>
    </style:style>
    <style:style style:name="P125" style:family="paragraph" style:parent-style-name="Standard" style:list-style-name="WW8Num5">
      <style:paragraph-properties fo:text-align="start" style:justify-single-word="false">
        <style:tab-stops>
          <style:tab-stop style:position="0.3cm"/>
          <style:tab-stop style:position="0.878cm"/>
        </style:tab-stops>
      </style:paragraph-properties>
      <style:text-properties style:font-size-complex="14pt"/>
    </style:style>
    <style:style style:name="P126" style:family="paragraph" style:parent-style-name="Standard" style:list-style-name="WW8Num21">
      <style:paragraph-properties fo:text-align="start" style:justify-single-word="false">
        <style:tab-stops>
          <style:tab-stop style:position="0.3cm"/>
          <style:tab-stop style:position="0.878cm"/>
        </style:tab-stops>
      </style:paragraph-properties>
      <style:text-properties style:font-size-complex="14pt"/>
    </style:style>
    <style:style style:name="P127" style:family="paragraph" style:parent-style-name="Standard" style:list-style-name="WW8Num20">
      <style:paragraph-properties fo:text-align="start" style:justify-single-word="false">
        <style:tab-stops>
          <style:tab-stop style:position="0.877cm"/>
        </style:tab-stops>
      </style:paragraph-properties>
      <style:text-properties style:font-size-complex="14pt"/>
    </style:style>
    <style:style style:name="P128" style:family="paragraph" style:parent-style-name="Standard" style:list-style-name="WW8Num12">
      <style:paragraph-properties fo:text-align="start" style:justify-single-word="false" style:snap-to-layout-grid="false"/>
      <style:text-properties style:font-size-complex="14pt"/>
    </style:style>
    <style:style style:name="P129" style:family="paragraph" style:parent-style-name="Standard" style:list-style-name="WW8Num16">
      <style:paragraph-properties fo:text-align="start" style:justify-single-word="false" style:snap-to-layout-grid="false"/>
      <style:text-properties style:font-size-complex="14pt" style:font-weight-complex="bold"/>
    </style:style>
    <style:style style:name="P130" style:family="paragraph" style:parent-style-name="Standard" style:list-style-name="WW8Num11">
      <style:paragraph-properties fo:text-align="start" style:justify-single-word="false">
        <style:tab-stops>
          <style:tab-stop style:position="0.3cm"/>
        </style:tab-stops>
      </style:paragraph-properties>
      <style:text-properties style:font-size-complex="14pt" style:font-weight-complex="bold"/>
    </style:style>
    <style:style style:name="P131" style:family="paragraph" style:parent-style-name="Standard" style:list-style-name="L1">
      <style:text-properties style:font-size-complex="14pt"/>
    </style:style>
    <style:style style:name="P132" style:family="paragraph" style:parent-style-name="Standard" style:list-style-name="L2">
      <style:text-properties style:font-size-complex="14pt"/>
    </style:style>
    <style:style style:name="P133" style:family="paragraph" style:parent-style-name="Standard" style:list-style-name="WW8Num15">
      <style:paragraph-properties>
        <style:tab-stops>
          <style:tab-stop style:position="0.751cm"/>
        </style:tab-stops>
      </style:paragraph-properties>
      <style:text-properties style:font-size-complex="14pt"/>
    </style:style>
    <style:style style:name="P134" style:family="paragraph" style:parent-style-name="Standard" style:list-style-name="WW8Num17"/>
    <style:style style:name="P135" style:family="paragraph" style:parent-style-name="Standard" style:list-style-name="WW8Num6"/>
    <style:style style:name="P136" style:family="paragraph" style:parent-style-name="Standard" style:list-style-name="WW8Num10">
      <style:text-properties fo:background-color="#ff0000" style:font-size-complex="14pt"/>
    </style:style>
    <style:style style:name="P137" style:family="paragraph" style:parent-style-name="Standard" style:list-style-name="L4">
      <style:paragraph-properties fo:margin-left="0.141cm" fo:margin-right="0.009cm" fo:text-align="start" style:justify-single-word="false" fo:text-indent="-0.238cm" style:auto-text-indent="false">
        <style:tab-stops>
          <style:tab-stop style:position="0.3cm"/>
        </style:tab-stops>
      </style:paragraph-properties>
      <style:text-properties style:font-size-complex="14pt"/>
    </style:style>
    <style:style style:name="P138" style:family="paragraph" style:parent-style-name="Standard" style:list-style-name="L4">
      <style:paragraph-properties fo:margin-left="0.115cm" fo:margin-right="0.009cm" fo:text-align="start" style:justify-single-word="false" fo:text-indent="0.661cm" style:auto-text-indent="false">
        <style:tab-stops>
          <style:tab-stop style:position="3.201cm"/>
        </style:tab-stops>
      </style:paragraph-properties>
      <style:text-properties style:font-size-complex="14pt"/>
    </style:style>
    <style:style style:name="P139" style:family="paragraph" style:parent-style-name="Standard" style:master-page-name="Перетворення_20_4">
      <style:paragraph-properties fo:margin-left="0cm" fo:margin-right="0cm" fo:text-indent="1.27cm" style:auto-text-indent="false" style:page-number="12"/>
    </style:style>
    <style:style style:name="P140" style:family="paragraph" style:parent-style-name="Heading_20_3">
      <style:text-properties fo:color="#ffffff"/>
    </style:style>
    <style:style style:name="P141" style:family="paragraph" style:parent-style-name="Heading_20_3" style:master-page-name="Перетворення_20_2">
      <style:paragraph-properties fo:margin-left="0cm" fo:margin-right="0cm" fo:text-indent="0cm" style:auto-text-indent="false" style:page-number="auto"/>
    </style:style>
    <style:style style:name="P142" style:family="paragraph" style:parent-style-name="Heading_20_1" style:list-style-name="WW8Num19"/>
    <style:style style:name="P143" style:family="paragraph" style:parent-style-name="Heading_20_1" style:list-style-name="WW8Num19" style:master-page-name="Перетворення_20_5">
      <style:paragraph-properties style:page-number="12"/>
    </style:style>
    <style:style style:name="P144" style:family="paragraph" style:parent-style-name="Стиль_20_По_20_левому_20_краю_20_Слева_3a__20__20_-025_20_см" style:master-page-name="Перетворення_20_3">
      <style:paragraph-properties fo:margin-left="-0.25cm" fo:margin-right="0cm" fo:text-indent="1.501cm" style:auto-text-indent="false" style:page-number="auto"/>
      <style:text-properties style:font-size-complex="14pt"/>
    </style:style>
    <style:style style:name="T1" style:family="text">
      <style:text-properties fo:font-weight="bold" style:font-weight-asian="bold"/>
    </style:style>
    <style:style style:name="T2" style:family="text">
      <style:text-properties fo:font-weight="bold" style:font-weight-asian="bold" style:font-size-complex="14pt"/>
    </style:style>
    <style:style style:name="T3" style:family="text">
      <style:text-properties fo:font-weight="bold" style:font-weight-asian="bold" style:font-size-complex="14pt"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4pt"/>
    </style:style>
    <style:style style:name="T7" style:family="text">
      <style:text-properties fo:font-style="italic" style:font-style-asian="italic" style:font-size-complex="14pt" style:font-style-complex="italic"/>
    </style:style>
    <style:style style:name="T8" style:family="text">
      <style:text-properties style:font-size-complex="14pt"/>
    </style:style>
    <style:style style:name="T9" style:family="text">
      <style:text-properties style:font-size-complex="14pt" style:font-style-complex="italic"/>
    </style:style>
    <style:style style:name="T10" style:family="text">
      <style:text-properties style:font-size-complex="14pt" style:font-weight-complex="bold"/>
    </style:style>
    <style:style style:name="T11" style:family="text">
      <style:text-properties fo:text-transform="uppercase" fo:letter-spacing="0.116cm" fo:font-weight="bold" style:font-weight-asian="bold" style:font-size-complex="14pt" style:font-weight-complex="bold"/>
    </style:style>
    <style:style style:name="T12" style:family="text">
      <style:text-properties fo:text-transform="uppercase" style:font-size-complex="14pt"/>
    </style:style>
    <style:style style:name="T13" style:family="text">
      <style:text-properties fo:color="#339966" style:font-size-complex="14pt"/>
    </style:style>
    <style:style style:name="T14" style:family="text">
      <style:text-properties fo:color="#ffffff"/>
    </style:style>
    <style:style style:name="T15" style:family="text">
      <style:text-properties fo:color="#ffffff" fo:font-size="12pt" style:font-size-asian="12pt" style:font-size-complex="12pt"/>
    </style:style>
    <style:style style:name="fr1" style:family="graphic" style:parent-style-name="Frame">
      <style:graphic-properties fo:margin-left="0.319cm" fo:margin-right="0.31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Міністерство освіти і науки, молоді та спорту України</text:p>
      <text:p text:style-name="P18">Чернігівський державний технологічний університет</text:p>
      <text:p text:style-name="P18">Кафедра інформаційних та комп'ютерних систем</text:p>
      <text:p text:style-name="P21"/>
      <text:p text:style-name="P20"/>
      <text:p text:style-name="P32">ЗАТВЕРДЖУЮ</text:p>
      <text:p text:style-name="P33"/>
      <text:p text:style-name="P33">Проректор з науково-</text:p>
      <text:p text:style-name="P33">педагогічної роботи</text:p>
      <text:p text:style-name="P33"/>
      <text:p text:style-name="P33">..................... <text:s text:c="3"/>В.В. Кальченко</text:p>
      <text:p text:style-name="P33"/>
      <text:p text:style-name="P33">“ …<text:span text:style-name="T4"> ” …………….2011 р.</text:span></text:p>
      <text:p text:style-name="P34"/>
      <text:p text:style-name="P35"/>
      <text:p text:style-name="P36"/>
      <text:p text:style-name="P36"/>
      <text:p text:style-name="P36"/>
      <text:p text:style-name="P37">РОБОЧА НАВЧАЛЬНА ПРОГРАМА</text:p>
      <text:p text:style-name="P42">з нормативної дисципліни</text:p>
      <text:p text:style-name="P23">"Мережеві інформаційні технології"</text:p>
      <text:p text:style-name="P42">підготовки фахівців освітньо-кваліфікаційного рівня "спеціаліст", "магістр"</text:p>
      <text:p text:style-name="P42">для спеціальності 7.091501, 8.091501 "Комп’ютерні системи та мережі", </text:p>
      <text:p text:style-name="P42">7.091502, 8.011502 "Системне програмування"</text:p>
      <text:p text:style-name="P36"/>
      <text:p text:style-name="P69"/>
      <text:p text:style-name="P69"/>
      <text:p text:style-name="P69"/>
      <text:p text:style-name="P40"/>
      <table:table table:name="Таблиця1" table:style-name="Таблиця1">
        <table:table-column table:style-name="Таблиця1.A"/>
        <table:table-column table:style-name="Таблиця1.B"/>
        <table:table-column table:style-name="Таблиця1.C"/>
        <table:table-column table:style-name="Таблиця1.D" table:number-columns-repeated="2"/>
        <table:table-column table:style-name="Таблиця1.F" table:number-columns-repeated="3"/>
        <table:table-column table:style-name="Таблиця1.A"/>
        <table:table-column table:style-name="Таблиця1.J"/>
        <table:table-row table:style-name="Таблиця1.1">
          <table:table-cell table:style-name="Таблиця1.A1" table:number-rows-spanned="2" office:value-type="string">
            <text:p text:style-name="P43"/>
            <text:p text:style-name="P42">Форма навчання</text:p>
          </table:table-cell>
          <table:table-cell table:style-name="Таблиця1.A1" table:number-rows-spanned="2" office:value-type="string">
            <text:p text:style-name="P43"/>
            <text:p text:style-name="P42"/>
            <text:p text:style-name="P42">Курс</text:p>
          </table:table-cell>
          <table:table-cell table:style-name="Таблиця1.A1" table:number-rows-spanned="2" office:value-type="string">
            <text:p text:style-name="P43"/>
            <text:p text:style-name="P42">Семестр</text:p>
          </table:table-cell>
          <table:table-cell table:style-name="Таблиця1.A1" table:number-columns-spanned="5" office:value-type="string">
            <text:p text:style-name="P43">Розподіл годин</text:p>
          </table:table-cell>
          <table:covered-table-cell/>
          <table:covered-table-cell/>
          <table:covered-table-cell/>
          <table:covered-table-cell/>
          <table:table-cell table:style-name="Таблиця1.I1" table:number-columns-spanned="2" office:value-type="string">
            <text:p text:style-name="P43">Контроль</text:p>
          </table:table-cell>
          <table:covered-table-cell/>
        </table:table-row>
        <table:table-row table:style-name="Таблиця1.1">
          <table:covered-table-cell/>
          <table:covered-table-cell/>
          <table:covered-table-cell/>
          <table:table-cell table:style-name="Таблиця1.A1" office:value-type="string">
            <text:p text:style-name="P43">Всього</text:p>
          </table:table-cell>
          <table:table-cell table:style-name="Таблиця1.A1" office:value-type="string">
            <text:p text:style-name="P43">Лекції</text:p>
          </table:table-cell>
          <table:table-cell table:style-name="Таблиця1.A1" office:value-type="string">
            <text:p text:style-name="P43">Практичні</text:p>
          </table:table-cell>
          <table:table-cell table:style-name="Таблиця1.A1" office:value-type="string">
            <text:p text:style-name="P43">Лабораторні</text:p>
          </table:table-cell>
          <table:table-cell table:style-name="Таблиця1.A1" office:value-type="string">
            <text:p text:style-name="P43">Самостійна робота</text:p>
          </table:table-cell>
          <table:table-cell table:style-name="Таблиця1.A1" office:value-type="string">
            <text:p text:style-name="P43">Поточний</text:p>
          </table:table-cell>
          <table:table-cell table:style-name="Таблиця1.I1" office:value-type="string">
            <text:p text:style-name="P43">Підсумковий </text:p>
          </table:table-cell>
        </table:table-row>
        <table:table-row table:style-name="Таблиця1.3">
          <table:table-cell table:style-name="Таблиця1.A1" table:number-rows-spanned="3" office:value-type="string">
            <text:p text:style-name="P43">денна</text:p>
            <text:p text:style-name="P42">денна </text:p>
          </table:table-cell>
          <table:table-cell table:style-name="Таблиця1.A1" table:number-rows-spanned="2" office:value-type="string">
            <text:p text:style-name="P43">5</text:p>
          </table:table-cell>
          <table:table-cell table:style-name="Таблиця1.A1" office:value-type="string">
            <text:p text:style-name="P43">9</text:p>
          </table:table-cell>
          <table:table-cell table:style-name="Таблиця1.A1" office:value-type="string">
            <text:p text:style-name="P43">54</text:p>
          </table:table-cell>
          <table:table-cell table:style-name="Таблиця1.A1" office:value-type="string">
            <text:p text:style-name="P43">18</text:p>
          </table:table-cell>
          <table:table-cell table:style-name="Таблиця1.A1" office:value-type="string">
            <text:p text:style-name="P43"/>
          </table:table-cell>
          <table:table-cell table:style-name="Таблиця1.A1" office:value-type="string">
            <text:p text:style-name="P43">18</text:p>
          </table:table-cell>
          <table:table-cell table:style-name="Таблиця1.A1" office:value-type="string">
            <text:p text:style-name="P43">18</text:p>
          </table:table-cell>
          <table:table-cell table:style-name="Таблиця1.A1" office:value-type="string">
            <text:p text:style-name="P43"/>
          </table:table-cell>
          <table:table-cell table:style-name="Таблиця1.I1" office:value-type="string">
            <text:p text:style-name="P42">залік </text:p>
          </table:table-cell>
        </table:table-row>
        <table:table-row table:style-name="Таблиця1.3">
          <table:covered-table-cell/>
          <table:covered-table-cell/>
          <table:table-cell table:style-name="Таблиця1.A1" office:value-type="string">
            <text:p text:style-name="P43"/>
          </table:table-cell>
          <table:table-cell table:style-name="Таблиця1.A1" office:value-type="string">
            <text:p text:style-name="P43"/>
          </table:table-cell>
          <table:table-cell table:style-name="Таблиця1.A1" office:value-type="string">
            <text:p text:style-name="P43"/>
          </table:table-cell>
          <table:table-cell table:style-name="Таблиця1.A1" office:value-type="string">
            <text:p text:style-name="P43"/>
          </table:table-cell>
          <table:table-cell table:style-name="Таблиця1.A1" office:value-type="string">
            <text:p text:style-name="P46"/>
          </table:table-cell>
          <table:table-cell table:style-name="Таблиця1.A1" office:value-type="string">
            <text:p text:style-name="P43"/>
          </table:table-cell>
          <table:table-cell table:style-name="Таблиця1.A1" office:value-type="string">
            <text:p text:style-name="P43"/>
          </table:table-cell>
          <table:table-cell table:style-name="Таблиця1.I1" office:value-type="string">
            <text:p text:style-name="P43"/>
          </table:table-cell>
        </table:table-row>
        <table:table-row table:style-name="Таблиця1.3">
          <table:covered-table-cell/>
          <table:table-cell table:style-name="Таблиця1.A1" table:number-columns-spanned="2" office:value-type="string">
            <text:p text:style-name="P43">Разом</text:p>
          </table:table-cell>
          <table:covered-table-cell/>
          <table:table-cell table:style-name="Таблиця1.A1" office:value-type="string">
            <text:p text:style-name="P43">54</text:p>
          </table:table-cell>
          <table:table-cell table:style-name="Таблиця1.A1" office:value-type="string">
            <text:p text:style-name="P43">18</text:p>
          </table:table-cell>
          <table:table-cell table:style-name="Таблиця1.A1" office:value-type="string">
            <text:p text:style-name="P43"/>
          </table:table-cell>
          <table:table-cell table:style-name="Таблиця1.A1" office:value-type="string">
            <text:p text:style-name="P43">18</text:p>
          </table:table-cell>
          <table:table-cell table:style-name="Таблиця1.A1" office:value-type="string">
            <text:p text:style-name="P43">18</text:p>
          </table:table-cell>
          <table:table-cell table:style-name="Таблиця1.A1" office:value-type="string">
            <text:p text:style-name="P43"/>
          </table:table-cell>
          <table:table-cell table:style-name="Таблиця1.I1" office:value-type="string">
            <text:p text:style-name="P43"/>
          </table:table-cell>
        </table:table-row>
      </table:table>
      <text:p text:style-name="P39"/>
      <text:p text:style-name="P70"><text:span text:style-name="T8">Робочу програму складено на основі <text:s/></text:span><text:span text:style-name="T7">робочих навчальних планів спеціальності 7.091501 та 8.091501 "Комп’ютерні системи та мережі", 7.091502 та 8.091502 "Системне програмування" та навчальної програми нормативної дисципліни "Мережеві інформаційні технології"</text:span><text:span text:style-name="T9">, <text:line-break/></text:span><text:span text:style-name="T7">затв. </text:span><text:span text:style-name="T6">____ <text:s/>________ <text:s/>2011 р.</text:span><text:span text:style-name="T7"> проректором з НПР</text:span></text:p>
      <text:p text:style-name="P47"/>
      <text:p text:style-name="P47">Індекс</text:p>
      <text:p text:style-name="P47"/>
      <text:p text:style-name="P60">Програму склав <text:span text:style-name="T5">асистент А.О. Алексеєв </text:span></text:p>
      <text:p text:style-name="P60"/>
      <text:p text:style-name="Standard">Робочу програму обговорено та рекомендовано на засіданні кафедри </text:p>
      <text:p text:style-name="P62">інформаційних та комп’ютерних систем</text:p>
      <text:p text:style-name="P60"/>
      <text:p text:style-name="Основной_20_текст_20_2"><text:span text:style-name="T4">____ <text:s text:c="2"/>___________ </text:span>2011 p. <text:s/>Протокол № ____</text:p>
      <text:p text:style-name="Основной_20_текст_20_2"/>
      <text:p text:style-name="Основной_20_текст_20_2">Зав. кафедри ______________ <text:span text:style-name="T4">В.В. Казимир</text:span></text:p>
      <text:p text:style-name="P60"/>
      <text:p text:style-name="P64"/>
      <text:p text:style-name="P72"/>
      <text:p text:style-name="P71"><text:span text:style-name="T11">ПОГОДЖЕНО</text:span><text:span text:style-name="T3">:</text:span></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19">Декани факультетів:</text:p>
          </table:table-cell>
          <table:table-cell table:style-name="Таблиця2.A1" office:value-type="string">
            <text:p text:style-name="P22"/>
          </table:table-cell>
          <table:table-cell table:style-name="Таблиця2.A1" office:value-type="string">
            <text:p text:style-name="P19">Зав. випускаючими кафедрами:</text:p>
          </table:table-cell>
        </table:table-row>
        <table:table-row table:style-name="Таблиця2.2">
          <table:table-cell table:style-name="Таблиця2.A1" office:value-type="string">
            <text:p text:style-name="P65"><text:span text:style-name="T8">Декан факультету електр</text:span><text:span text:style-name="T8">онних та інформаційних технологій:</text:span></text:p>
            <text:p text:style-name="P2">.............................. С.А. Іванець</text:p>
            <text:p text:style-name="P53"/>
          </table:table-cell>
          <table:table-cell table:style-name="Таблиця2.A1" office:value-type="string">
            <text:p text:style-name="P26"/>
          </table:table-cell>
          <table:table-cell table:style-name="Таблиця2.A1" office:value-type="string">
            <text:p text:style-name="P1"/>
          </table:table-cell>
        </table:table-row>
      </table:table>
      <text:p text:style-name="P73"/>
      <text:p text:style-name="P47"/>
      <text:p text:style-name="P47"/>
      <text:p text:style-name="P47"/>
      <text:p text:style-name="P60"><text:span text:style-name="T8">Начальник відділу методичної роботи, <text:line-break/>акредитації та ліцензування ........................................ </text:span><text:span text:style-name="T6">В.П. Войтенко</text:span></text:p>
      <text:p text:style-name="P117"/>
      <text:h text:style-name="Heading_20_1" text:outline-level="1">Тематичний план</text:h>
      <text:p text:style-name="Стиль_20_По_20_левому_20_краю_20_Слева_3a__20__20_-025_20_см"><text:span text:style-name="T8">Таблиця 1.1 </text:span><text:span text:style-name="T13">– </text:span><text:span text:style-name="T8">Розподіл навчального часу за темами та формами контролю </text:span></text:p>
      <table:table table:name="Таблиця3" table:style-name="Таблиця3">
        <table:table-column table:style-name="Таблиця3.A"/>
        <table:table-column table:style-name="Таблиця3.B"/>
        <table:table-column table:style-name="Таблиця3.C"/>
        <table:table-column table:style-name="Таблиця3.D"/>
        <table:table-column table:style-name="Таблиця3.E"/>
        <table:table-column table:style-name="Таблиця3.F"/>
        <table:table-column table:style-name="Таблиця3.G"/>
        <table:table-column table:style-name="Таблиця3.H"/>
        <table:table-row table:style-name="Таблиця3.1">
          <table:table-cell table:style-name="Таблиця3.A1" table:number-rows-spanned="3" office:value-type="string">
            <text:p text:style-name="P38">Тема за навчальною програмою<text:line-break/>дисципліни</text:p>
          </table:table-cell>
          <table:table-cell table:style-name="Таблиця3.A1" table:number-columns-spanned="5" office:value-type="string">
            <text:p text:style-name="P38">Кількість годин </text:p>
          </table:table-cell>
          <table:covered-table-cell/>
          <table:covered-table-cell/>
          <table:covered-table-cell/>
          <table:covered-table-cell/>
          <table:table-cell table:style-name="Таблиця3.G1" table:number-rows-spanned="3" table:number-columns-spanned="2" office:value-type="string">
            <text:p text:style-name="P74">Форми контролю</text:p>
          </table:table-cell>
          <table:covered-table-cell/>
        </table:table-row>
        <table:table-row table:style-name="Таблиця3.2">
          <table:covered-table-cell/>
          <table:table-cell table:style-name="Таблиця3.A1" table:number-columns-spanned="5" office:value-type="string">
            <text:p text:style-name="P38">У тому числі</text:p>
          </table:table-cell>
          <table:covered-table-cell/>
          <table:covered-table-cell/>
          <table:covered-table-cell/>
          <table:covered-table-cell/>
          <table:covered-table-cell/>
          <table:covered-table-cell/>
        </table:table-row>
        <table:table-row table:style-name="Таблиця3.3">
          <table:covered-table-cell/>
          <table:table-cell table:style-name="Таблиця3.A1" office:value-type="string">
            <text:p text:style-name="P74">Лекції</text:p>
          </table:table-cell>
          <table:table-cell table:style-name="Таблиця3.A1" office:value-type="string">
            <text:p text:style-name="P74"/>
          </table:table-cell>
          <table:table-cell table:style-name="Таблиця3.A1" office:value-type="string">
            <text:p text:style-name="P74">Лабораторні</text:p>
          </table:table-cell>
          <table:table-cell table:style-name="Таблиця3.A1" office:value-type="string">
            <text:p text:style-name="P74">Самостійна робота</text:p>
          </table:table-cell>
          <table:table-cell table:style-name="Таблиця3.A1" office:value-type="string">
            <text:p text:style-name="P74">Всього</text:p>
          </table:table-cell>
          <table:covered-table-cell/>
          <table:covered-table-cell/>
        </table:table-row>
        <table:table-row table:style-name="Таблиця3.4">
          <table:table-cell table:style-name="Таблиця3.A4" office:value-type="string">
            <text:p text:style-name="P29">Семестр 9</text:p>
          </table:table-cell>
          <table:table-cell table:style-name="Таблиця3.A4" office:value-type="string">
            <text:p text:style-name="P24">18</text:p>
          </table:table-cell>
          <table:table-cell table:style-name="Таблиця3.A4" office:value-type="string">
            <text:p text:style-name="P24"/>
          </table:table-cell>
          <table:table-cell table:style-name="Таблиця3.A4" office:value-type="string">
            <text:p text:style-name="P24">18</text:p>
          </table:table-cell>
          <table:table-cell table:style-name="Таблиця3.A4" office:value-type="string">
            <text:p text:style-name="P24">18</text:p>
          </table:table-cell>
          <table:table-cell table:style-name="Таблиця3.A4" table:number-columns-spanned="2" office:value-type="string">
            <text:p text:style-name="P24">54</text:p>
          </table:table-cell>
          <table:covered-table-cell/>
          <table:table-cell table:style-name="Таблиця3.H4" office:value-type="string">
            <text:p text:style-name="P43">З</text:p>
          </table:table-cell>
        </table:table-row>
        <table:table-row table:style-name="Таблиця3.5">
          <table:table-cell table:style-name="Таблиця3.A4" office:value-type="string">
            <text:p text:style-name="P29">Змістовий модуль 1. Надійність БД</text:p>
          </table:table-cell>
          <table:table-cell table:style-name="Таблиця3.A4" office:value-type="string">
            <text:p text:style-name="P24">4</text:p>
          </table:table-cell>
          <table:table-cell table:style-name="Таблиця3.A4" office:value-type="string">
            <text:p text:style-name="P24"/>
          </table:table-cell>
          <table:table-cell table:style-name="Таблиця3.D5" office:value-type="float" office:value="8">
            <text:p text:style-name="P24">8</text:p>
          </table:table-cell>
          <table:table-cell table:style-name="Таблиця3.A4" office:value-type="string">
            <text:p text:style-name="P24">4</text:p>
          </table:table-cell>
          <table:table-cell table:style-name="Таблиця3.D5" table:number-columns-spanned="2" office:value-type="float" office:value="16">
            <text:p text:style-name="P24">16</text:p>
          </table:table-cell>
          <table:covered-table-cell/>
          <table:table-cell table:style-name="Таблиця3.H4" office:value-type="string">
            <text:p text:style-name="P43">Т</text:p>
          </table:table-cell>
        </table:table-row>
        <table:table-row table:style-name="Таблиця3.4">
          <table:table-cell table:style-name="Таблиця3.A4" office:value-type="string">
            <text:p text:style-name="P48">1.1 Вступ</text:p>
          </table:table-cell>
          <table:table-cell table:style-name="Таблиця3.A4" office:value-type="string">
            <text:p text:style-name="P43">1</text:p>
          </table:table-cell>
          <table:table-cell table:style-name="Таблиця3.A4" office:value-type="string">
            <text:p text:style-name="P43"/>
          </table:table-cell>
          <table:table-cell table:style-name="Таблиця3.A4" office:value-type="string">
            <text:p text:style-name="P43"/>
          </table:table-cell>
          <table:table-cell table:style-name="Таблиця3.A4" office:value-type="string">
            <text:p text:style-name="P43">1</text:p>
          </table:table-cell>
          <table:table-cell table:style-name="Таблиця3.A4" table:number-columns-spanned="2" office:value-type="string">
            <text:p text:style-name="P24">2</text:p>
          </table:table-cell>
          <table:covered-table-cell/>
          <table:table-cell table:style-name="Таблиця3.H4" office:value-type="string">
            <text:p text:style-name="P43"/>
          </table:table-cell>
        </table:table-row>
        <table:table-row table:style-name="Таблиця3.4">
          <table:table-cell table:style-name="Таблиця3.A4" office:value-type="string">
            <text:p text:style-name="P48">1.2 Сервер БД MySQL</text:p>
          </table:table-cell>
          <table:table-cell table:style-name="Таблиця3.A4" office:value-type="string">
            <text:p text:style-name="P43">1</text:p>
          </table:table-cell>
          <table:table-cell table:style-name="Таблиця3.A4" office:value-type="string">
            <text:p text:style-name="P43"/>
          </table:table-cell>
          <table:table-cell table:style-name="Таблиця3.D5" office:value-type="float" office:value="4">
            <text:p text:style-name="P43">4</text:p>
          </table:table-cell>
          <table:table-cell table:style-name="Таблиця3.A4" office:value-type="string">
            <text:p text:style-name="P43">1</text:p>
          </table:table-cell>
          <table:table-cell table:style-name="Таблиця3.D5" table:number-columns-spanned="2" office:value-type="float" office:value="6">
            <text:p text:style-name="P24">6</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59"><text:span text:style-name="T8">1.3 </text:span><text:span text:style-name="T10">Сервер БД PostgreSQL</text:span></text:p>
          </table:table-cell>
          <table:table-cell table:style-name="Таблиця3.A4" office:value-type="string">
            <text:p text:style-name="P43">1</text:p>
          </table:table-cell>
          <table:table-cell table:style-name="Таблиця3.A4" office:value-type="string">
            <text:p text:style-name="P43"/>
          </table:table-cell>
          <table:table-cell table:style-name="Таблиця3.A4" office:value-type="string">
            <text:p text:style-name="P43"/>
          </table:table-cell>
          <table:table-cell table:style-name="Таблиця3.A4" office:value-type="string">
            <text:p text:style-name="P43">1</text:p>
          </table:table-cell>
          <table:table-cell table:style-name="Таблиця3.D5" table:number-columns-spanned="2" office:value-type="float" office:value="2">
            <text:p text:style-name="P24">2</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46">1.4 Тригери та процедури, що зберігаються</text:p>
          </table:table-cell>
          <table:table-cell table:style-name="Таблиця3.A4" office:value-type="string">
            <text:p text:style-name="P43">1</text:p>
          </table:table-cell>
          <table:table-cell table:style-name="Таблиця3.A4" office:value-type="string">
            <text:p text:style-name="P43"/>
          </table:table-cell>
          <table:table-cell table:style-name="Таблиця3.D5" office:value-type="float" office:value="4">
            <text:p text:style-name="P43">4</text:p>
          </table:table-cell>
          <table:table-cell table:style-name="Таблиця3.A4" office:value-type="string">
            <text:p text:style-name="P43">1</text:p>
          </table:table-cell>
          <table:table-cell table:style-name="Таблиця3.D5" table:number-columns-spanned="2" office:value-type="float" office:value="6">
            <text:p text:style-name="P43">6</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29">Змістовий модуль 2. Моніторинг мереж та програм</text:p>
          </table:table-cell>
          <table:table-cell table:style-name="Таблиця3.A4" office:value-type="string">
            <text:p text:style-name="P24">8</text:p>
          </table:table-cell>
          <table:table-cell table:style-name="Таблиця3.A4" office:value-type="string">
            <text:p text:style-name="P24"/>
          </table:table-cell>
          <table:table-cell table:style-name="Таблиця3.D5" office:value-type="float" office:value="10">
            <text:p text:style-name="P24">10</text:p>
          </table:table-cell>
          <table:table-cell table:style-name="Таблиця3.A4" office:value-type="string">
            <text:p text:style-name="P24">8</text:p>
          </table:table-cell>
          <table:table-cell table:style-name="Таблиця3.D5" table:number-columns-spanned="2" office:value-type="float" office:value="26">
            <text:p text:style-name="P24">26</text:p>
          </table:table-cell>
          <table:covered-table-cell/>
          <table:table-cell table:style-name="Таблиця3.H4" office:value-type="string">
            <text:p text:style-name="P43">Т</text:p>
          </table:table-cell>
        </table:table-row>
        <table:table-row table:style-name="Таблиця3.4">
          <table:table-cell table:style-name="Таблиця3.A4" office:value-type="string">
            <text:p text:style-name="P48">2.1 Моніторинг комп'ютерних мереж</text:p>
          </table:table-cell>
          <table:table-cell table:style-name="Таблиця3.A4" office:value-type="string">
            <text:p text:style-name="P43">1</text:p>
          </table:table-cell>
          <table:table-cell table:style-name="Таблиця3.A4" office:value-type="string">
            <text:p text:style-name="P43"/>
          </table:table-cell>
          <table:table-cell table:style-name="Таблиця3.A4" office:value-type="string">
            <text:p text:style-name="P43"/>
          </table:table-cell>
          <table:table-cell table:style-name="Таблиця3.A4" office:value-type="string">
            <text:p text:style-name="P43">1</text:p>
          </table:table-cell>
          <table:table-cell table:style-name="Таблиця3.D5" table:number-columns-spanned="2" office:value-type="float" office:value="2">
            <text:p text:style-name="P24">2</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76">2.2 Протокол SNMP</text:p>
          </table:table-cell>
          <table:table-cell table:style-name="Таблиця3.A4" office:value-type="string">
            <text:p text:style-name="P54">2</text:p>
          </table:table-cell>
          <table:table-cell table:style-name="Таблиця3.A4" office:value-type="string">
            <text:p text:style-name="P54"/>
          </table:table-cell>
          <table:table-cell table:style-name="Таблиця3.A4" office:value-type="string">
            <text:p text:style-name="P54"/>
          </table:table-cell>
          <table:table-cell table:style-name="Таблиця3.A4" office:value-type="string">
            <text:p text:style-name="P54">1</text:p>
          </table:table-cell>
          <table:table-cell table:style-name="Таблиця3.D5" table:number-columns-spanned="2" office:value-type="float" office:value="3">
            <text:p text:style-name="P30">3</text:p>
          </table:table-cell>
          <table:covered-table-cell/>
          <table:table-cell table:style-name="Таблиця3.H4" office:value-type="string">
            <text:p text:style-name="P54">К</text:p>
          </table:table-cell>
        </table:table-row>
        <table:table-row table:style-name="Таблиця3.4">
          <table:table-cell table:style-name="Таблиця3.A4" office:value-type="string">
            <text:p text:style-name="P55">2.3 ПЗ MRTG</text:p>
          </table:table-cell>
          <table:table-cell table:style-name="Таблиця3.A4" office:value-type="string">
            <text:p text:style-name="P54">2</text:p>
          </table:table-cell>
          <table:table-cell table:style-name="Таблиця3.A4" office:value-type="string">
            <text:p text:style-name="P54"/>
          </table:table-cell>
          <table:table-cell table:style-name="Таблиця3.D5" office:value-type="float" office:value="5">
            <text:p text:style-name="P54">5</text:p>
          </table:table-cell>
          <table:table-cell table:style-name="Таблиця3.A4" office:value-type="string">
            <text:p text:style-name="P54">2</text:p>
          </table:table-cell>
          <table:table-cell table:style-name="Таблиця3.D5" table:number-columns-spanned="2" office:value-type="float" office:value="9">
            <text:p text:style-name="P30">9</text:p>
          </table:table-cell>
          <table:covered-table-cell/>
          <table:table-cell table:style-name="Таблиця3.H4" office:value-type="string">
            <text:p text:style-name="P54">К</text:p>
          </table:table-cell>
        </table:table-row>
        <table:table-row table:style-name="Таблиця3.4">
          <table:table-cell table:style-name="Таблиця3.A4" office:value-type="string">
            <text:p text:style-name="P48">2.4 ПЗ Nagios</text:p>
          </table:table-cell>
          <table:table-cell table:style-name="Таблиця3.A4" office:value-type="string">
            <text:p text:style-name="P43">2</text:p>
          </table:table-cell>
          <table:table-cell table:style-name="Таблиця3.A4" office:value-type="string">
            <text:p text:style-name="P43"/>
          </table:table-cell>
          <table:table-cell table:style-name="Таблиця3.D5" office:value-type="float" office:value="5">
            <text:p text:style-name="P43">5</text:p>
          </table:table-cell>
          <table:table-cell table:style-name="Таблиця3.A4" office:value-type="string">
            <text:p text:style-name="P43">2</text:p>
          </table:table-cell>
          <table:table-cell table:style-name="Таблиця3.D5" table:number-columns-spanned="2" office:value-type="float" office:value="9">
            <text:p text:style-name="P24">9</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48">2.5 Моніторинг програм</text:p>
          </table:table-cell>
          <table:table-cell table:style-name="Таблиця3.A4" office:value-type="string">
            <text:p text:style-name="P43">1</text:p>
          </table:table-cell>
          <table:table-cell table:style-name="Таблиця3.A4" office:value-type="string">
            <text:p text:style-name="P43"/>
          </table:table-cell>
          <table:table-cell table:style-name="Таблиця3.A4" office:value-type="string">
            <text:p text:style-name="P43"/>
          </table:table-cell>
          <table:table-cell table:style-name="Таблиця3.A4" office:value-type="string">
            <text:p text:style-name="P43">1</text:p>
          </table:table-cell>
          <table:table-cell table:style-name="Таблиця3.D5" table:number-columns-spanned="2" office:value-type="float" office:value="2">
            <text:p text:style-name="P24">2</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29">Змістовий модуль 3. Кластери та хмарні обчислення</text:p>
          </table:table-cell>
          <table:table-cell table:style-name="Таблиця3.A4" office:value-type="string">
            <text:p text:style-name="P24">6</text:p>
          </table:table-cell>
          <table:table-cell table:style-name="Таблиця3.A4" office:value-type="string">
            <text:p text:style-name="P24"/>
          </table:table-cell>
          <table:table-cell table:style-name="Таблиця3.A4" office:value-type="string">
            <text:p text:style-name="P24"/>
          </table:table-cell>
          <table:table-cell table:style-name="Таблиця3.A4" office:value-type="string">
            <text:p text:style-name="P24">6</text:p>
          </table:table-cell>
          <table:table-cell table:style-name="Таблиця3.D5" table:number-columns-spanned="2" office:value-type="float" office:value="12">
            <text:p text:style-name="P24">12</text:p>
          </table:table-cell>
          <table:covered-table-cell/>
          <table:table-cell table:style-name="Таблиця3.H4" office:value-type="string">
            <text:p text:style-name="P43">Т</text:p>
          </table:table-cell>
        </table:table-row>
        <table:table-row table:style-name="Таблиця3.4">
          <table:table-cell table:style-name="Таблиця3.A4" office:value-type="string">
            <text:p text:style-name="P46">3.1 Кластеризація</text:p>
          </table:table-cell>
          <table:table-cell table:style-name="Таблиця3.A4" office:value-type="string">
            <text:p text:style-name="P43">1</text:p>
          </table:table-cell>
          <table:table-cell table:style-name="Таблиця3.A4" office:value-type="string">
            <text:p text:style-name="P43"/>
          </table:table-cell>
          <table:table-cell table:style-name="Таблиця3.A4" office:value-type="string">
            <text:p text:style-name="P43"/>
          </table:table-cell>
          <table:table-cell table:style-name="Таблиця3.A4" office:value-type="string">
            <text:p text:style-name="P43">2</text:p>
          </table:table-cell>
          <table:table-cell table:style-name="Таблиця3.D5" table:number-columns-spanned="2" office:value-type="float" office:value="3">
            <text:p text:style-name="P24">3</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48">3.2 Технології віртуалізації. Xen та KVM</text:p>
          </table:table-cell>
          <table:table-cell table:style-name="Таблиця3.A4" office:value-type="string">
            <text:p text:style-name="P43">2</text:p>
          </table:table-cell>
          <table:table-cell table:style-name="Таблиця3.A4" office:value-type="string">
            <text:p text:style-name="P43"/>
          </table:table-cell>
          <table:table-cell table:style-name="Таблиця3.A4" office:value-type="string">
            <text:p text:style-name="P43"/>
          </table:table-cell>
          <table:table-cell table:style-name="Таблиця3.A4" office:value-type="string">
            <text:p text:style-name="P43">1</text:p>
          </table:table-cell>
          <table:table-cell table:style-name="Таблиця3.D5" table:number-columns-spanned="2" office:value-type="float" office:value="3">
            <text:p text:style-name="P24">3</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48">3.3 Хмарні обчислення</text:p>
          </table:table-cell>
          <table:table-cell table:style-name="Таблиця3.A4" office:value-type="string">
            <text:p text:style-name="P43">2</text:p>
          </table:table-cell>
          <table:table-cell table:style-name="Таблиця3.A4" office:value-type="string">
            <text:p text:style-name="P43"/>
          </table:table-cell>
          <table:table-cell table:style-name="Таблиця3.A4" office:value-type="string">
            <text:p text:style-name="P43"/>
          </table:table-cell>
          <table:table-cell table:style-name="Таблиця3.A4" office:value-type="string">
            <text:p text:style-name="P43">2</text:p>
          </table:table-cell>
          <table:table-cell table:style-name="Таблиця3.D5" table:number-columns-spanned="2" office:value-type="float" office:value="4">
            <text:p text:style-name="P24">4</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113">3.4 Огляд курсу</text:p>
          </table:table-cell>
          <table:table-cell table:style-name="Таблиця3.A4" office:value-type="string">
            <text:p text:style-name="P43">1</text:p>
          </table:table-cell>
          <table:table-cell table:style-name="Таблиця3.A4" office:value-type="string">
            <text:p text:style-name="P43"/>
          </table:table-cell>
          <table:table-cell table:style-name="Таблиця3.A4" office:value-type="string">
            <text:p text:style-name="P43"/>
          </table:table-cell>
          <table:table-cell table:style-name="Таблиця3.A4" office:value-type="string">
            <text:p text:style-name="P43">1</text:p>
          </table:table-cell>
          <table:table-cell table:style-name="Таблиця3.D5" table:number-columns-spanned="2" office:value-type="float" office:value="2">
            <text:p text:style-name="P24">2</text:p>
          </table:table-cell>
          <table:covered-table-cell/>
          <table:table-cell table:style-name="Таблиця3.H4" office:value-type="string">
            <text:p text:style-name="P43">К</text:p>
          </table:table-cell>
        </table:table-row>
        <table:table-row table:style-name="Таблиця3.4">
          <table:table-cell table:style-name="Таблиця3.A4" office:value-type="string">
            <text:p text:style-name="P24">Всього за курс</text:p>
          </table:table-cell>
          <table:table-cell table:style-name="Таблиця3.A4" office:value-type="string">
            <text:p text:style-name="P24">18</text:p>
          </table:table-cell>
          <table:table-cell table:style-name="Таблиця3.A4" office:value-type="string">
            <text:p text:style-name="P24"/>
          </table:table-cell>
          <table:table-cell table:style-name="Таблиця3.A4" office:value-type="string">
            <text:p text:style-name="P24">18</text:p>
          </table:table-cell>
          <table:table-cell table:style-name="Таблиця3.A4" office:value-type="string">
            <text:p text:style-name="P24">18</text:p>
          </table:table-cell>
          <table:table-cell table:style-name="Таблиця3.A4" table:number-columns-spanned="2" office:value-type="string">
            <text:p text:style-name="P24">54</text:p>
          </table:table-cell>
          <table:covered-table-cell/>
          <table:table-cell table:style-name="Таблиця3.H4" office:value-type="string">
            <text:p text:style-name="P43"/>
          </table:table-cell>
        </table:table-row>
      </table:table>
      <text:p text:style-name="P77"/>
      <text:list xml:id="list1699145296" text:style-name="WW8Num19">
        <text:list-item>
          <text:list>
            <text:list-item>
              <text:list>
                <text:list-header>
                  <text:p text:style-name="P141"><text:span text:style-name="T8">Таблиця 1.2 </text:span><text:span text:style-name="T13">– </text:span><text:span text:style-name="T8">Зміст лекцій, практичних та лабораторних занять </text:span></text:p>
                </text:list-header>
              </text:list>
            </text:list-item>
          </text:list>
        </text:list-item>
      </text:list>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C"/>
        <table:table-column table:style-name="Таблиця4.F"/>
        <table:table-column table:style-name="Таблиця4.G"/>
        <table:table-row table:style-name="Таблиця4.1">
          <table:table-cell table:style-name="Таблиця4.A1" office:value-type="string">
            <text:p text:style-name="P5"/>
            <text:p text:style-name="P6">Тема</text:p>
          </table:table-cell>
          <table:table-cell table:style-name="Таблиця4.A1" office:value-type="string">
            <text:p text:style-name="P7">План лекції</text:p>
          </table:table-cell>
          <table:table-cell table:style-name="Таблиця4.C1" office:value-type="string">
            <text:p text:style-name="P5">Обсяг</text:p>
            <text:p text:style-name="P4">год.</text:p>
          </table:table-cell>
          <table:table-cell table:style-name="Таблиця4.A1" office:value-type="string">
            <text:p text:style-name="P5">Тематика практичних занять</text:p>
          </table:table-cell>
          <table:table-cell table:style-name="Таблиця4.C1" office:value-type="string">
            <text:p text:style-name="P5">Обсяг</text:p>
            <text:p text:style-name="P4">год.</text:p>
          </table:table-cell>
          <table:table-cell table:style-name="Таблиця4.A1" office:value-type="string">
            <text:p text:style-name="P7">Тематика лабораторних занять</text:p>
          </table:table-cell>
          <table:table-cell table:style-name="Таблиця4.G1" office:value-type="string">
            <text:p text:style-name="P5">Обсяг</text:p>
            <text:p text:style-name="P4">год.</text:p>
          </table:table-cell>
        </table:table-row>
      </table:table>
      <text:p text:style-name="P8"/>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C"/>
        <table:table-column table:style-name="Таблиця5.F"/>
        <table:table-column table:style-name="Таблиця5.G"/>
        <table:table-header-rows>
          <table:table-row table:style-name="Таблиця5.1">
            <table:table-cell table:style-name="Таблиця5.A1" office:value-type="string">
              <text:p text:style-name="P43">1</text:p>
            </table:table-cell>
            <table:table-cell table:style-name="Таблиця5.A1" office:value-type="string">
              <text:p text:style-name="P43">2</text:p>
            </table:table-cell>
            <table:table-cell table:style-name="Таблиця5.A1" office:value-type="string">
              <text:p text:style-name="P43">3</text:p>
            </table:table-cell>
            <table:table-cell table:style-name="Таблиця5.A1" office:value-type="string">
              <text:p text:style-name="P43">4</text:p>
            </table:table-cell>
            <table:table-cell table:style-name="Таблиця5.A1" office:value-type="string">
              <text:p text:style-name="P43">5</text:p>
            </table:table-cell>
            <table:table-cell table:style-name="Таблиця5.A1" office:value-type="string">
              <text:p text:style-name="P43">6</text:p>
            </table:table-cell>
            <table:table-cell table:style-name="Таблиця5.G1" office:value-type="string">
              <text:p text:style-name="P43">7</text:p>
            </table:table-cell>
          </table:table-row>
        </table:table-header-rows>
        <table:table-row table:style-name="Таблиця5.1">
          <table:table-cell table:style-name="Таблиця5.A1" table:number-columns-spanned="2" office:value-type="string">
            <text:p text:style-name="P24">Змістовий модуль 1</text:p>
          </table:table-cell>
          <table:covered-table-cell/>
          <table:table-cell table:style-name="Таблиця5.A1" office:value-type="string">
            <text:p text:style-name="P26">4</text:p>
          </table:table-cell>
          <table:table-cell table:style-name="Таблиця5.A1" office:value-type="string">
            <text:p text:style-name="P26"/>
          </table:table-cell>
          <table:table-cell table:style-name="Таблиця5.A1" office:value-type="string">
            <text:p text:style-name="P26"/>
          </table:table-cell>
          <table:table-cell table:style-name="Таблиця5.A1" office:value-type="string">
            <text:p text:style-name="P26"/>
          </table:table-cell>
          <table:table-cell table:style-name="Таблиця5.G1" office:value-type="string">
            <text:p text:style-name="P26">4</text:p>
          </table:table-cell>
        </table:table-row>
        <table:table-row table:style-name="Таблиця5.1">
          <table:table-cell table:style-name="Таблиця5.A3" office:value-type="string">
            <text:list xml:id="list90290775" text:style-name="WW8Num16">
              <text:list-item>
                <text:list>
                  <text:list-item>
                    <text:p text:style-name="P118">Вступ</text:p>
                  </text:list-item>
                </text:list>
              </text:list-item>
            </text:list>
          </table:table-cell>
          <table:table-cell table:style-name="Таблиця5.A3" office:value-type="string">
            <text:p text:style-name="P45">Лекція 1</text:p>
            <text:list xml:id="list1122791717" text:style-name="WW8Num22">
              <text:list-item>
                <text:p text:style-name="P119"><text:bookmark-start text:name="таблица_лекций"/>Вступ. <text:bookmark-end text:name="таблица_лекций"/></text:p>
              </text:list-item>
              <text:list-item>
                <text:p text:style-name="P119">Предмет та завдання курсу.</text:p>
              </text:list-item>
              <text:list-item>
                <text:p text:style-name="P119">Апаратні засоби підвищення надійності збереження даних у БД</text:p>
              </text:list-item>
            </text:list>
          </table:table-cell>
          <table:table-cell table:style-name="Таблиця5.C3" office:value-type="float" office:value="1">
            <text:p text:style-name="P43">1</text:p>
          </table:table-cell>
          <table:table-cell table:style-name="Таблиця5.A3" office:value-type="string">
            <text:p text:style-name="P48"/>
          </table:table-cell>
          <table:table-cell table:style-name="Таблиця5.A3" office:value-type="string">
            <text:p text:style-name="P43"/>
          </table:table-cell>
          <table:table-cell table:style-name="Таблиця5.A3" office:value-type="string">
            <text:p text:style-name="P78"><text:span text:style-name="T12">і</text:span><text:span text:style-name="T8">нструктаж з техніки безпеки, розташуванням методичних матеріалів, що використовуються в лабораторних роботах</text:span></text:p>
            <text:p text:style-name="P79"/>
          </table:table-cell>
          <table:table-cell table:style-name="Таблиця5.G3" office:value-type="string">
            <text:p text:style-name="P43">0.5</text:p>
          </table:table-cell>
        </table:table-row>
        <table:table-row table:style-name="Таблиця5.1">
          <table:table-cell table:style-name="Таблиця5.A3" office:value-type="string">
            <text:list xml:id="list118081430" text:continue-list="list90290775" text:style-name="WW8Num16">
              <text:list-item>
                <text:list>
                  <text:list-item>
                    <text:p text:style-name="P118">Сервер БД MySQL</text:p>
                  </text:list-item>
                </text:list>
              </text:list-item>
            </text:list>
          </table:table-cell>
          <table:table-cell table:style-name="Таблиця5.A3" office:value-type="string">
            <text:p text:style-name="P48">Лекція 1</text:p>
            <text:list xml:id="list121841372" text:style-name="WW8Num8">
              <text:list-item>
                <text:p text:style-name="P120">Збірка MySQL з джерельних текстів.</text:p>
              </text:list-item>
              <text:list-item>
                <text:p text:style-name="P120">Ініціалізація БД та управління користувачами. </text:p>
              </text:list-item>
              <text:list-item>
                <text:p text:style-name="P120">Налаштування реплікації</text:p>
              </text:list-item>
            </text:list>
          </table:table-cell>
          <table:table-cell table:style-name="Таблиця5.C3" office:value-type="float" office:value="1">
            <text:p text:style-name="P43">1</text:p>
          </table:table-cell>
          <table:table-cell table:style-name="Таблиця5.A3" office:value-type="string">
            <text:p text:style-name="P48"/>
          </table:table-cell>
          <table:table-cell table:style-name="Таблиця5.A3" office:value-type="string">
            <text:p text:style-name="P43"/>
          </table:table-cell>
          <table:table-cell table:style-name="Таблиця5.A3" office:value-type="string">
            <text:p text:style-name="P80">Лабораторна робота №1 “Налаштування реплікації баз даних ”</text:p>
          </table:table-cell>
          <table:table-cell table:style-name="Таблиця5.G4" office:value-type="float" office:value="4">
            <text:p text:style-name="P43">4</text:p>
          </table:table-cell>
        </table:table-row>
      </table:table>
      <text:p text:style-name="P9"/>
      <text:p text:style-name="P144"/>
      <text:p text:style-name="P9"/>
      <text:p text:style-name="P9"/>
      <table:table table:name="Таблиця6" table:style-name="Таблиця6">
        <table:table-column table:style-name="Таблиця6.A"/>
        <table:table-column table:style-name="Таблиця6.B"/>
        <table:table-column table:style-name="Таблиця6.C"/>
        <table:table-column table:style-name="Таблиця6.D"/>
        <table:table-column table:style-name="Таблиця6.C"/>
        <table:table-column table:style-name="Таблиця6.F"/>
        <table:table-column table:style-name="Таблиця6.G"/>
        <table:table-header-rows>
          <table:table-row table:style-name="Таблиця6.1">
            <table:table-cell table:style-name="Таблиця6.A1" table:number-columns-spanned="7" office:value-type="string">
              <text:p text:style-name="P48">Продовження таблиці 1.2</text:p>
            </table:table-cell>
            <table:covered-table-cell/>
            <table:covered-table-cell/>
            <table:covered-table-cell/>
            <table:covered-table-cell/>
            <table:covered-table-cell/>
            <table:covered-table-cell/>
          </table:table-row>
          <table:table-row table:style-name="Таблиця6.1">
            <table:table-cell table:style-name="Таблиця6.A2" office:value-type="string">
              <text:p text:style-name="P43">1</text:p>
            </table:table-cell>
            <table:table-cell table:style-name="Таблиця6.A2" office:value-type="string">
              <text:p text:style-name="P81">2</text:p>
            </table:table-cell>
            <table:table-cell table:style-name="Таблиця6.A2" office:value-type="string">
              <text:p text:style-name="P43">3</text:p>
            </table:table-cell>
            <table:table-cell table:style-name="Таблиця6.A2" office:value-type="string">
              <text:p text:style-name="P83">4</text:p>
            </table:table-cell>
            <table:table-cell table:style-name="Таблиця6.A2" office:value-type="string">
              <text:p text:style-name="P43">5</text:p>
            </table:table-cell>
            <table:table-cell table:style-name="Таблиця6.A2" office:value-type="string">
              <text:p text:style-name="P86">6</text:p>
            </table:table-cell>
            <table:table-cell table:style-name="Таблиця6.G2" office:value-type="string">
              <text:p text:style-name="P43">7</text:p>
            </table:table-cell>
          </table:table-row>
        </table:table-header-rows>
        <table:table-row table:style-name="Таблиця6.3">
          <table:table-cell table:style-name="Таблиця6.A3" office:value-type="string">
            <text:list xml:id="list82600523" text:continue-list="list118081430" text:style-name="WW8Num16">
              <text:list-item>
                <text:list>
                  <text:list-item>
                    <text:p text:style-name="P129">Сервер БД PostgreSQL</text:p>
                  </text:list-item>
                </text:list>
              </text:list-item>
            </text:list>
          </table:table-cell>
          <table:table-cell table:style-name="Таблиця6.A3" office:value-type="string">
            <text:p text:style-name="P82">Лекція 1</text:p>
            <text:p text:style-name="P41">1. Збірка PostgreSQL з джерельних текстів. </text:p>
            <text:p text:style-name="P41">2. Ініціалізація БД та управління користувачами. </text:p>
            <text:p text:style-name="P41">3. Налаштування реплікації. </text:p>
          </table:table-cell>
          <table:table-cell table:style-name="Таблиця6.A3" office:value-type="string">
            <text:p text:style-name="P43">1</text:p>
          </table:table-cell>
          <table:table-cell table:style-name="Таблиця6.A3" office:value-type="string">
            <text:p text:style-name="P84"/>
          </table:table-cell>
          <table:table-cell table:style-name="Таблиця6.A3" office:value-type="string">
            <text:p text:style-name="P43"/>
          </table:table-cell>
          <table:table-cell table:style-name="Таблиця6.A3" office:value-type="string">
            <text:p text:style-name="P87"/>
          </table:table-cell>
          <table:table-cell table:style-name="Таблиця6.G3" office:value-type="string">
            <text:p text:style-name="P43"/>
          </table:table-cell>
        </table:table-row>
        <table:table-row table:style-name="Таблиця6.3">
          <table:table-cell table:style-name="Таблиця6.A3" office:value-type="string">
            <text:p text:style-name="P48">1.4 Тригери та процедури, що зберігаються</text:p>
          </table:table-cell>
          <table:table-cell table:style-name="Таблиця6.A3" office:value-type="string">
            <text:p text:style-name="P43">Лекція 1</text:p>
            <text:p text:style-name="P47">1. Тригери у сучасних серверах БД. </text:p>
            <text:p text:style-name="P47">2. Процедури, що зберігаються у сучасних серверах БД</text:p>
          </table:table-cell>
          <table:table-cell table:style-name="Таблиця6.A3" office:value-type="string">
            <text:p text:style-name="P43">1</text:p>
          </table:table-cell>
          <table:table-cell table:style-name="Таблиця6.A3" office:value-type="string">
            <text:p text:style-name="P89"/>
          </table:table-cell>
          <table:table-cell table:style-name="Таблиця6.A3" office:value-type="string">
            <text:p text:style-name="P43"/>
          </table:table-cell>
          <table:table-cell table:style-name="Таблиця6.A3" office:value-type="string">
            <text:p text:style-name="P88">Лабораторна робота №2 „Процедури, що зберігаються та тригери” </text:p>
            <text:p text:style-name="P85"/>
          </table:table-cell>
          <table:table-cell table:style-name="Таблиця6.G4" office:value-type="float" office:value="3">
            <text:p text:style-name="P43">3</text:p>
          </table:table-cell>
        </table:table-row>
        <table:table-row table:style-name="Таблиця6.3">
          <table:table-cell table:style-name="Таблиця6.A3" office:value-type="string">
            <text:p text:style-name="P51">1.5 Підсумок по модулю</text:p>
          </table:table-cell>
          <table:table-cell table:style-name="Таблиця6.A3" office:value-type="string">
            <text:p text:style-name="P48">Огляд тем модуля</text:p>
          </table:table-cell>
          <table:table-cell table:style-name="Таблиця6.C5" office:value-type="float" office:value="1">
            <text:p text:style-name="P90">1</text:p>
          </table:table-cell>
          <table:table-cell table:style-name="Таблиця6.A3" office:value-type="string">
            <text:p text:style-name="P96"/>
          </table:table-cell>
          <table:table-cell table:style-name="Таблиця6.A3" office:value-type="string">
            <text:p text:style-name="P90"/>
          </table:table-cell>
          <table:table-cell table:style-name="Таблиця6.A3" office:value-type="string">
            <text:p text:style-name="P112">Практичний тест по змістовному модулю 1</text:p>
          </table:table-cell>
          <table:table-cell table:style-name="Таблиця6.G3" office:value-type="string">
            <text:p text:style-name="P90">0.5</text:p>
          </table:table-cell>
        </table:table-row>
        <table:table-row table:style-name="Таблиця6.3">
          <table:table-cell table:style-name="Таблиця6.A3" table:number-columns-spanned="2" office:value-type="string">
            <text:p text:style-name="P92">Змістовий модуль 2</text:p>
          </table:table-cell>
          <table:covered-table-cell/>
          <table:table-cell table:style-name="Таблиця6.A3" office:value-type="string">
            <text:p text:style-name="P94">8</text:p>
          </table:table-cell>
          <table:table-cell table:style-name="Таблиця6.A3" office:value-type="string">
            <text:p text:style-name="P95"/>
          </table:table-cell>
          <table:table-cell table:style-name="Таблиця6.A3" office:value-type="string">
            <text:p text:style-name="P94"/>
          </table:table-cell>
          <table:table-cell table:style-name="Таблиця6.A3" office:value-type="string">
            <text:p text:style-name="P94"/>
          </table:table-cell>
          <table:table-cell table:style-name="Таблиця6.G4" office:value-type="float" office:value="8">
            <text:p text:style-name="P94">8</text:p>
          </table:table-cell>
        </table:table-row>
        <table:table-row table:style-name="Таблиця6.3">
          <table:table-cell table:style-name="Таблиця6.A3" office:value-type="string">
            <text:p text:style-name="P51">2.1 Моніторинг комп'ютерних мереж та програм</text:p>
          </table:table-cell>
          <table:table-cell table:style-name="Таблиця6.A3" office:value-type="string">
            <text:p text:style-name="P114">Лекція 1</text:p>
            <text:list xml:id="list1500476854" text:style-name="WW8Num4">
              <text:list-item>
                <text:p text:style-name="P121">Огляд застосування еталонної моделі OSI в існуючих комп'ютерних мережах.</text:p>
              </text:list-item>
              <text:list-item>
                <text:p text:style-name="P121">Загальні аспекти організації моніторингу комп'ютерних систем та мереж. <text:s/></text:p>
              </text:list-item>
            </text:list>
          </table:table-cell>
          <table:table-cell table:style-name="Таблиця6.A3" office:value-type="string">
            <text:p text:style-name="P90">1</text:p>
          </table:table-cell>
          <table:table-cell table:style-name="Таблиця6.A3" office:value-type="string">
            <text:p text:style-name="P48"/>
          </table:table-cell>
          <table:table-cell table:style-name="Таблиця6.A3" office:value-type="string">
            <text:p text:style-name="P90"/>
          </table:table-cell>
          <table:table-cell table:style-name="Таблиця6.A3" office:value-type="string">
            <text:p text:style-name="P97"/>
          </table:table-cell>
          <table:table-cell table:style-name="Таблиця6.G3" office:value-type="string">
            <text:p text:style-name="P90"/>
          </table:table-cell>
        </table:table-row>
        <text:soft-page-break/>
        <table:table-row table:style-name="Таблиця6.3">
          <table:table-cell table:style-name="Таблиця6.A3" table:number-rows-spanned="2" office:value-type="string">
            <text:p text:style-name="P51">2.2 Протокол SNMP</text:p>
          </table:table-cell>
          <table:table-cell table:style-name="Таблиця6.A3" office:value-type="string">
            <text:p text:style-name="P100">Лекція 1</text:p>
            <text:p text:style-name="P41">1. Простий протокол управління мережею. </text:p>
            <text:p text:style-name="P41">2. Методи протоколу SNMP. </text:p>
            <text:p text:style-name="Standard"><text:span text:style-name="T8">3. Встановлення ПЗ </text:span><text:span text:style-name="T10">реалізації протоколу SNMP</text:span></text:p>
          </table:table-cell>
          <table:table-cell table:style-name="Таблиця6.A3" office:value-type="string">
            <text:p text:style-name="P90">1</text:p>
          </table:table-cell>
          <table:table-cell table:style-name="Таблиця6.A3" office:value-type="string">
            <text:p text:style-name="P48"/>
          </table:table-cell>
          <table:table-cell table:style-name="Таблиця6.A3" office:value-type="string">
            <text:p text:style-name="P90"/>
          </table:table-cell>
          <table:table-cell table:style-name="Таблиця6.A3" office:value-type="string">
            <text:p text:style-name="P97"/>
          </table:table-cell>
          <table:table-cell table:style-name="Таблиця6.G3" office:value-type="string">
            <text:p text:style-name="P90"/>
          </table:table-cell>
        </table:table-row>
        <table:table-row table:style-name="Таблиця6.3">
          <table:covered-table-cell/>
          <table:table-cell table:style-name="Таблиця6.A3" office:value-type="string">
            <text:p text:style-name="P100">Лекція 2</text:p>
            <text:p text:style-name="Standard"><text:span text:style-name="T8">1. </text:span><text:span text:style-name="T10">Версії протоколу SNMP</text:span><text:span text:style-name="T8">. </text:span></text:p>
            <text:p text:style-name="P41">2. Поняття MIB.</text:p>
            <text:p text:style-name="P41">3. Захист SNMP-трафіка</text:p>
            <text:p text:style-name="P99"/>
          </table:table-cell>
          <table:table-cell table:style-name="Таблиця6.C5" office:value-type="float" office:value="1">
            <text:p text:style-name="P90">1</text:p>
          </table:table-cell>
          <table:table-cell table:style-name="Таблиця6.A3" office:value-type="string">
            <text:p text:style-name="P48"/>
          </table:table-cell>
          <table:table-cell table:style-name="Таблиця6.A3" office:value-type="string">
            <text:p text:style-name="P90"/>
          </table:table-cell>
          <table:table-cell table:style-name="Таблиця6.A3" office:value-type="string">
            <text:p text:style-name="P97"/>
          </table:table-cell>
          <table:table-cell table:style-name="Таблиця6.G3" office:value-type="string">
            <text:p text:style-name="P90"/>
          </table:table-cell>
        </table:table-row>
        <table:table-row table:style-name="Таблиця6.3">
          <table:table-cell table:style-name="Таблиця6.A3" table:number-rows-spanned="2" office:value-type="string">
            <text:p text:style-name="P51">2.3 ПЗ MRTG</text:p>
          </table:table-cell>
          <table:table-cell table:style-name="Таблиця6.A3" office:value-type="string">
            <text:p text:style-name="P100"><text:s/>Лекція 1</text:p>
            <text:list xml:id="list1709929369" text:style-name="L1">
              <text:list-item>
                <text:p text:style-name="P131">Огляд MRTG. Історія виникнення MRTG.</text:p>
              </text:list-item>
            </text:list>
            <text:list xml:id="list1279661119" text:style-name="L2">
              <text:list-item>
                <text:p text:style-name="P132">Встановлення з джерельних текстів</text:p>
              </text:list-item>
              <text:list-item>
                <text:p text:style-name="P132">Встановлення за допомогою пакетних менеджерів сучасних ОС</text:p>
              </text:list-item>
            </text:list>
            <text:p text:style-name="P41"/>
          </table:table-cell>
          <table:table-cell table:style-name="Таблиця6.C5" office:value-type="float" office:value="1">
            <text:p text:style-name="P90">1</text:p>
          </table:table-cell>
          <table:table-cell table:style-name="Таблиця6.A3" table:number-rows-spanned="2" office:value-type="string">
            <text:p text:style-name="P48"/>
          </table:table-cell>
          <table:table-cell table:style-name="Таблиця6.A3" table:number-rows-spanned="2" office:value-type="string">
            <text:p text:style-name="P90"/>
          </table:table-cell>
          <table:table-cell table:style-name="Таблиця6.A3" table:number-rows-spanned="2" office:value-type="string">
            <text:p text:style-name="P97">Лабораторна робота №3 „Моніторинг мережі з використанням MRTG”</text:p>
          </table:table-cell>
          <table:table-cell table:style-name="Таблиця6.G4" table:number-rows-spanned="2" office:value-type="float" office:value="5">
            <text:p text:style-name="P90">5</text:p>
          </table:table-cell>
        </table:table-row>
        <table:table-row table:style-name="Таблиця6.3">
          <table:covered-table-cell/>
          <table:table-cell table:style-name="Таблиця6.A3" office:value-type="string">
            <text:p text:style-name="P100">Лекція 2</text:p>
            <text:list xml:id="list117960186" text:style-name="L3">
              <text:list-item>
                <text:p text:style-name="P122">Конфігурація MRTG.</text:p>
              </text:list-item>
              <text:list-item>
                <text:p text:style-name="P122">Налаштування cron для періодичного запуску MRTG</text:p>
              </text:list-item>
              <text:list-item>
                <text:p text:style-name="P122">ПЗ RRDTool</text:p>
              </text:list-item>
            </text:list>
          </table:table-cell>
          <table:table-cell table:style-name="Таблиця6.A3" office:value-type="string">
            <text:p text:style-name="P90">1</text:p>
          </table:table-cell>
          <table:covered-table-cell/>
          <table:covered-table-cell/>
          <table:covered-table-cell/>
          <table:covered-table-cell/>
        </table:table-row>
        <text:soft-page-break/>
        <table:table-row table:style-name="Таблиця6.3">
          <table:table-cell table:style-name="Таблиця6.A3" table:number-rows-spanned="2" office:value-type="string">
            <text:p text:style-name="P51">2.4 ПЗ Nagios</text:p>
          </table:table-cell>
          <table:table-cell table:style-name="Таблиця6.A3" office:value-type="string">
            <text:p text:style-name="P101">Лекція 1</text:p>
            <text:list xml:id="list1811341775" text:style-name="WW8Num3">
              <text:list-item>
                <text:p text:style-name="P124">Огляд Nagios. </text:p>
              </text:list-item>
              <text:list-item>
                <text:p text:style-name="P124">Встановлення Nagios з джерельних текстів. </text:p>
              </text:list-item>
              <text:list-item>
                <text:p text:style-name="P124">Встановлення Nagios за допомогою пакетних менеджерів сучасних ОС </text:p>
              </text:list-item>
            </text:list>
          </table:table-cell>
          <table:table-cell table:style-name="Таблиця6.A3" office:value-type="string">
            <text:p text:style-name="P90">0.5</text:p>
          </table:table-cell>
          <table:table-cell table:style-name="Таблиця6.A3" table:number-rows-spanned="2" office:value-type="string">
            <text:p text:style-name="P48"/>
          </table:table-cell>
          <table:table-cell table:style-name="Таблиця6.A3" table:number-rows-spanned="2" office:value-type="string">
            <text:p text:style-name="P90"/>
          </table:table-cell>
          <table:table-cell table:style-name="Таблиця6.A3" table:number-rows-spanned="2" office:value-type="string">
            <text:p text:style-name="P97">Лабораторна робота №4 „Nagios. Налаштування моніторингу ком'ютерних систем та мереж”</text:p>
          </table:table-cell>
          <table:table-cell table:style-name="Таблиця6.G4" table:number-rows-spanned="2" office:value-type="float" office:value="5">
            <text:p text:style-name="P90">5</text:p>
          </table:table-cell>
        </table:table-row>
        <table:table-row table:style-name="Таблиця6.3">
          <table:covered-table-cell/>
          <table:table-cell table:style-name="Таблиця6.A3" office:value-type="string">
            <text:p text:style-name="P102">Лекція 2</text:p>
            <text:p text:style-name="P49">1. Конфігурація Nagios. </text:p>
            <text:p text:style-name="P49">2. Види уніфікованих сигналів ІВС </text:p>
          </table:table-cell>
          <table:table-cell table:style-name="Таблиця6.A3" office:value-type="string">
            <text:p text:style-name="P90">0.5</text:p>
          </table:table-cell>
          <table:covered-table-cell/>
          <table:covered-table-cell/>
          <table:covered-table-cell/>
          <table:covered-table-cell/>
        </table:table-row>
        <table:table-row table:style-name="Таблиця6.3">
          <table:table-cell table:style-name="Таблиця6.A3" table:number-rows-spanned="2" office:value-type="string">
            <text:p text:style-name="P56">2.5 Моніторинг програм</text:p>
          </table:table-cell>
          <table:table-cell table:style-name="Таблиця6.A3" office:value-type="string">
            <text:p text:style-name="P102">Лекція 1</text:p>
            <text:list xml:id="list523049298" text:style-name="WW8Num5">
              <text:list-item>
                <text:p text:style-name="P125">Організація пам'яті у Java <text:s/></text:p>
              </text:list-item>
              <text:list-item>
                <text:p text:style-name="P125">Засоби для моніторингу Java-програм</text:p>
              </text:list-item>
            </text:list>
          </table:table-cell>
          <table:table-cell table:style-name="Таблиця6.A3" office:value-type="string">
            <text:p text:style-name="P90">0.5</text:p>
          </table:table-cell>
          <table:table-cell table:style-name="Таблиця6.A3" table:number-rows-spanned="2" office:value-type="string">
            <text:p text:style-name="P48"/>
          </table:table-cell>
          <table:table-cell table:style-name="Таблиця6.A3" table:number-rows-spanned="2" office:value-type="string">
            <text:p text:style-name="P90"/>
          </table:table-cell>
          <table:table-cell table:style-name="Таблиця6.A3" table:number-rows-spanned="2" office:value-type="string">
            <text:p text:style-name="P97"/>
          </table:table-cell>
          <table:table-cell table:style-name="Таблиця6.G3" table:number-rows-spanned="2" office:value-type="string">
            <text:p text:style-name="P90"/>
          </table:table-cell>
        </table:table-row>
        <table:table-row table:style-name="Таблиця6.3">
          <table:covered-table-cell/>
          <table:table-cell table:style-name="Таблиця6.A3" office:value-type="string">
            <text:p text:style-name="P103">Лекція 2</text:p>
            <text:list xml:id="list813537312" text:style-name="WW8Num21">
              <text:list-item>
                <text:p text:style-name="P126">JSR 160: JMX. </text:p>
              </text:list-item>
              <text:list-item>
                <text:p text:style-name="P126">Створення користувацького клієнта JMX </text:p>
              </text:list-item>
            </text:list>
          </table:table-cell>
          <table:table-cell table:style-name="Таблиця6.A3" office:value-type="string">
            <text:p text:style-name="P90">0.5</text:p>
          </table:table-cell>
          <table:covered-table-cell/>
          <table:covered-table-cell/>
          <table:covered-table-cell/>
          <table:covered-table-cell/>
        </table:table-row>
        <table:table-row table:style-name="Таблиця6.1">
          <table:table-cell table:style-name="Таблиця6.A3" table:number-columns-spanned="2" office:value-type="string">
            <text:p text:style-name="P25">Змістовий модуль 3</text:p>
          </table:table-cell>
          <table:covered-table-cell/>
          <table:table-cell table:style-name="Таблиця6.A3" office:value-type="string">
            <text:p text:style-name="P93">6</text:p>
          </table:table-cell>
          <table:table-cell table:style-name="Таблиця6.A3" office:value-type="string">
            <text:p text:style-name="P48"/>
          </table:table-cell>
          <table:table-cell table:style-name="Таблиця6.A3" office:value-type="string">
            <text:p text:style-name="P90"/>
          </table:table-cell>
          <table:table-cell table:style-name="Таблиця6.A3" office:value-type="string">
            <text:p text:style-name="P97"/>
          </table:table-cell>
          <table:table-cell table:style-name="Таблиця6.G4" office:value-type="float" office:value="10">
            <text:p text:style-name="P93">10</text:p>
          </table:table-cell>
        </table:table-row>
        <table:table-row table:style-name="Таблиця6.1">
          <table:table-cell table:style-name="Таблиця6.A3" office:value-type="string">
            <text:p text:style-name="P51">3.1 Кластеризація</text:p>
          </table:table-cell>
          <table:table-cell table:style-name="Таблиця6.A3" office:value-type="string">
            <text:p text:style-name="P44">Лекція 1</text:p>
            <text:p text:style-name="P50">1. Кластери. </text:p>
            <text:list xml:id="list1028844818" text:style-name="L4">
              <text:list-item>
                <text:p text:style-name="P137">ПЗ для створення кластерів.</text:p>
              </text:list-item>
              <text:list-item>
                <text:p text:style-name="P138">Red Hat Enterprise Clustering</text:p>
              </text:list-item>
            </text:list>
          </table:table-cell>
          <table:table-cell table:style-name="Таблиця6.A3" office:value-type="string">
            <text:p text:style-name="P90">1</text:p>
          </table:table-cell>
          <table:table-cell table:style-name="Таблиця6.A3" office:value-type="string">
            <text:p text:style-name="P48"/>
          </table:table-cell>
          <table:table-cell table:style-name="Таблиця6.A3" office:value-type="string">
            <text:p text:style-name="P90"/>
          </table:table-cell>
          <table:table-cell table:style-name="Таблиця6.A3" office:value-type="string">
            <text:p text:style-name="P97"/>
          </table:table-cell>
          <table:table-cell table:style-name="Таблиця6.G3" office:value-type="string">
            <text:p text:style-name="P90"/>
          </table:table-cell>
        </table:table-row>
        <text:soft-page-break/>
        <table:table-row table:style-name="Таблиця6.3">
          <table:table-cell table:style-name="Таблиця6.A3" table:number-rows-spanned="2" office:value-type="string">
            <text:p text:style-name="P51">3.2 Технології віртуалізації. Xen та KVM</text:p>
          </table:table-cell>
          <table:table-cell table:style-name="Таблиця6.A3" office:value-type="string">
            <text:p text:style-name="P104">Лекція 1</text:p>
            <text:list xml:id="list756806702" text:style-name="WW8Num20">
              <text:list-item>
                <text:p text:style-name="P127">Віртуалізація. </text:p>
              </text:list-item>
              <text:list-item>
                <text:p text:style-name="P127">Гіпервізори. </text:p>
              </text:list-item>
              <text:list-item>
                <text:p text:style-name="P127">Паравіртуалізація </text:p>
              </text:list-item>
            </text:list>
            <text:p text:style-name="P52"/>
          </table:table-cell>
          <table:table-cell table:style-name="Таблиця6.A3" office:value-type="string">
            <text:p text:style-name="P90">1</text:p>
          </table:table-cell>
          <table:table-cell table:style-name="Таблиця6.A3" table:number-rows-spanned="2" office:value-type="string">
            <text:p text:style-name="P48"/>
          </table:table-cell>
          <table:table-cell table:style-name="Таблиця6.A3" table:number-rows-spanned="2" office:value-type="string">
            <text:p text:style-name="P90"/>
          </table:table-cell>
          <table:table-cell table:style-name="Таблиця6.A3" table:number-rows-spanned="2" office:value-type="string">
            <text:p text:style-name="P97"/>
          </table:table-cell>
          <table:table-cell table:style-name="Таблиця6.G3" table:number-rows-spanned="2" office:value-type="string">
            <text:p text:style-name="P90"/>
          </table:table-cell>
        </table:table-row>
        <table:table-row table:style-name="Таблиця6.3">
          <table:covered-table-cell/>
          <table:table-cell table:style-name="Таблиця6.A3" office:value-type="string">
            <text:p text:style-name="P104">Лекція 2</text:p>
            <text:p text:style-name="P41">1. Гіпервізор Xen. </text:p>
            <text:p text:style-name="P41">2. Гіпервізор KVM</text:p>
          </table:table-cell>
          <table:table-cell table:style-name="Таблиця6.A3" office:value-type="string">
            <text:p text:style-name="P90">1</text:p>
          </table:table-cell>
          <table:covered-table-cell/>
          <table:covered-table-cell/>
          <table:covered-table-cell/>
          <table:covered-table-cell/>
        </table:table-row>
        <table:table-row table:style-name="Таблиця6.3">
          <table:table-cell table:style-name="Таблиця6.A3" table:number-rows-spanned="2" office:value-type="string">
            <text:p text:style-name="P51">3.3 Хмарні обчислення</text:p>
          </table:table-cell>
          <table:table-cell table:style-name="Таблиця6.A3" office:value-type="string">
            <text:p text:style-name="P104">Лекція 1</text:p>
            <text:list xml:id="list1854306702" text:style-name="WW8Num7">
              <text:list-item>
                <text:p text:style-name="P123">Поняття хмарних обчислень.</text:p>
              </text:list-item>
              <text:list-item>
                <text:p text:style-name="P123">Підвищення надійності роботи хмарних сервісів</text:p>
              </text:list-item>
            </text:list>
          </table:table-cell>
          <table:table-cell table:style-name="Таблиця6.C5" office:value-type="float" office:value="1">
            <text:p text:style-name="P90">1</text:p>
          </table:table-cell>
          <table:table-cell table:style-name="Таблиця6.A3" table:number-rows-spanned="2" office:value-type="string">
            <text:p text:style-name="P48"/>
          </table:table-cell>
          <table:table-cell table:style-name="Таблиця6.A3" table:number-rows-spanned="2" office:value-type="string">
            <text:p text:style-name="P90"/>
          </table:table-cell>
          <table:table-cell table:style-name="Таблиця6.A3" table:number-rows-spanned="2" office:value-type="string">
            <text:p text:style-name="P97"/>
          </table:table-cell>
          <table:table-cell table:style-name="Таблиця6.G3" table:number-rows-spanned="2" office:value-type="string">
            <text:p text:style-name="P90"/>
          </table:table-cell>
        </table:table-row>
        <table:table-row table:style-name="Таблиця6.3">
          <table:covered-table-cell/>
          <table:table-cell table:style-name="Таблиця6.A3" office:value-type="string">
            <text:p text:style-name="P104">Лекція 2</text:p>
            <text:list xml:id="list1510720461" text:style-name="WW8Num11">
              <text:list-item>
                <text:p text:style-name="P130">Стандарти хмарних обчислень. </text:p>
              </text:list-item>
              <text:list-item>
                <text:p text:style-name="P130">Сучасні системи створення хмарних сервісів</text:p>
              </text:list-item>
            </text:list>
          </table:table-cell>
          <table:table-cell table:style-name="Таблиця6.A3" office:value-type="string">
            <text:p text:style-name="P90">1</text:p>
          </table:table-cell>
          <table:covered-table-cell/>
          <table:covered-table-cell/>
          <table:covered-table-cell/>
          <table:covered-table-cell/>
        </table:table-row>
        <table:table-row table:style-name="Таблиця6.1">
          <table:table-cell table:style-name="Таблиця6.A3" office:value-type="string">
            <text:p text:style-name="P61"><text:span text:style-name="T8">3</text:span><text:span text:style-name="T8">.5 Підсумки</text:span></text:p>
          </table:table-cell>
          <table:table-cell table:style-name="Таблиця6.A3" office:value-type="string">
            <text:p text:style-name="P100">Лекція 1</text:p>
            <text:p text:style-name="P91">Заключна лекція. Огляд тем курсу</text:p>
          </table:table-cell>
          <table:table-cell table:style-name="Таблиця6.C5" office:value-type="float" office:value="1">
            <text:p text:style-name="P90">1</text:p>
          </table:table-cell>
          <table:table-cell table:style-name="Таблиця6.A3" office:value-type="string">
            <text:p text:style-name="P48"/>
          </table:table-cell>
          <table:table-cell table:style-name="Таблиця6.A3" office:value-type="string">
            <text:p text:style-name="P90"/>
          </table:table-cell>
          <table:table-cell table:style-name="Таблиця6.A3" office:value-type="string">
            <text:p text:style-name="P97">Практичний тест по змістовному модулю 3</text:p>
          </table:table-cell>
          <table:table-cell table:style-name="Таблиця6.G3" office:value-type="string">
            <text:p text:style-name="P90">2</text:p>
          </table:table-cell>
        </table:table-row>
        <table:table-row table:style-name="Таблиця6.1">
          <table:table-cell table:style-name="Таблиця6.A3" office:value-type="string">
            <text:p text:style-name="P48"/>
          </table:table-cell>
          <table:table-cell table:style-name="Таблиця6.A3" office:value-type="string">
            <text:p text:style-name="P31">Всього</text:p>
          </table:table-cell>
          <table:table-cell table:style-name="Таблиця6.A3" office:value-type="string">
            <text:p text:style-name="P24">18</text:p>
          </table:table-cell>
          <table:table-cell table:style-name="Таблиця6.A3" office:value-type="string">
            <text:p text:style-name="P31"/>
          </table:table-cell>
          <table:table-cell table:style-name="Таблиця6.A3" office:value-type="string">
            <text:p text:style-name="P24"/>
          </table:table-cell>
          <table:table-cell table:style-name="Таблиця6.A3" office:value-type="string">
            <text:p text:style-name="P98"/>
          </table:table-cell>
          <table:table-cell table:style-name="Таблиця6.G3" office:value-type="string">
            <text:p text:style-name="P24">18</text:p>
          </table:table-cell>
        </table:table-row>
      </table:table>
      <text:p text:style-name="P139">Інформацію щодо обсягу самостійної роботи за темами і видами робіт наведено в таблиці 1.3.</text:p>
      <text:p text:style-name="P3"><text:span text:style-name="T8">Таблиця 1.3 </text:span><text:span text:style-name="T13">– </text:span><text:span text:style-name="T8">Розподіл <text:s/>обсягу самостійної роботи за видами робіт</text:span></text:p>
      <text:p text:style-name="P4"/>
      <table:table table:name="Таблиця7" table:style-name="Таблиця7">
        <table:table-column table:style-name="Таблиця7.A"/>
        <table:table-column table:style-name="Таблиця7.B"/>
        <table:table-column table:style-name="Таблиця7.C"/>
        <table:table-row table:style-name="Таблиця7.1">
          <table:table-cell table:style-name="Таблиця7.A1" office:value-type="string">
            <text:p text:style-name="P43"/>
          </table:table-cell>
          <table:table-cell table:style-name="Таблиця7.A1" office:value-type="string">
            <text:p text:style-name="P43">Вид роботи</text:p>
            <text:p text:style-name="P42"/>
          </table:table-cell>
          <table:table-cell table:style-name="Таблиця7.C1" office:value-type="string">
            <text:p text:style-name="P43">Обсяг, годин</text:p>
          </table:table-cell>
        </table:table-row>
        <table:table-row table:style-name="Таблиця7.1">
          <table:table-cell table:style-name="Таблиця7.A2" office:value-type="string">
            <text:list xml:id="list1692985331" text:style-name="WW8Num12">
              <text:list-item>
                <text:p text:style-name="P128"/>
              </text:list-item>
            </text:list>
          </table:table-cell>
          <table:table-cell table:style-name="Таблиця7.A2" office:value-type="string">
            <text:p text:style-name="P48">Підготовка до лабораторних занять</text:p>
          </table:table-cell>
          <table:table-cell table:style-name="Таблиця7.C2" office:value-type="string">
            <text:p text:style-name="P43">4</text:p>
          </table:table-cell>
        </table:table-row>
        <table:table-row table:style-name="Таблиця7.1">
          <table:table-cell table:style-name="Таблиця7.A2" office:value-type="string">
            <text:list xml:id="list868341633" text:continue-numbering="true" text:style-name="WW8Num12">
              <text:list-item>
                <text:p text:style-name="P128"/>
              </text:list-item>
            </text:list>
          </table:table-cell>
          <table:table-cell table:style-name="Таблиця7.A2" office:value-type="string">
            <text:p text:style-name="P48">Підготовка звітів по лабораторним роботам</text:p>
          </table:table-cell>
          <table:table-cell table:style-name="Таблиця7.C2" office:value-type="string">
            <text:p text:style-name="P43">2</text:p>
          </table:table-cell>
        </table:table-row>
        <table:table-row table:style-name="Таблиця7.1">
          <table:table-cell table:style-name="Таблиця7.A2" office:value-type="string">
            <text:list xml:id="list1139301977" text:continue-numbering="true" text:style-name="WW8Num12">
              <text:list-item>
                <text:p text:style-name="P128"/>
              </text:list-item>
            </text:list>
          </table:table-cell>
          <table:table-cell table:style-name="Таблиця7.A2" office:value-type="string">
            <text:p text:style-name="P48">Підготовка до тестів</text:p>
          </table:table-cell>
          <table:table-cell table:style-name="Таблиця7.C2" office:value-type="string">
            <text:p text:style-name="P43">4</text:p>
          </table:table-cell>
        </table:table-row>
        <table:table-row table:style-name="Таблиця7.1">
          <table:table-cell table:style-name="Таблиця7.A2" office:value-type="string">
            <text:list xml:id="list421337272" text:continue-numbering="true" text:style-name="WW8Num12">
              <text:list-item>
                <text:p text:style-name="P128"/>
              </text:list-item>
            </text:list>
          </table:table-cell>
          <table:table-cell table:style-name="Таблиця7.A2" office:value-type="string">
            <text:p text:style-name="P48">Виконання розрахунково-графічної роботи </text:p>
          </table:table-cell>
          <table:table-cell table:style-name="Таблиця7.C2" office:value-type="string">
            <text:p text:style-name="P43">4</text:p>
          </table:table-cell>
        </table:table-row>
        <table:table-row table:style-name="Таблиця7.1">
          <table:table-cell table:style-name="Таблиця7.A2" office:value-type="string">
            <text:list xml:id="list482771046" text:continue-numbering="true" text:style-name="WW8Num12">
              <text:list-item>
                <text:p text:style-name="P128"/>
              </text:list-item>
            </text:list>
          </table:table-cell>
          <table:table-cell table:style-name="Таблиця7.A2" office:value-type="string">
            <text:p text:style-name="P48">Робота з конспектом лекцій, <text:s/>методичними вказівками, основною та додатковою літературою</text:p>
          </table:table-cell>
          <table:table-cell table:style-name="Таблиця7.C2" office:value-type="string">
            <text:p text:style-name="P43">4</text:p>
          </table:table-cell>
        </table:table-row>
        <table:table-row table:style-name="Таблиця7.1">
          <table:table-cell table:style-name="Таблиця7.A2" office:value-type="string">
            <text:p text:style-name="P31"/>
          </table:table-cell>
          <table:table-cell table:style-name="Таблиця7.A2" office:value-type="string">
            <text:p text:style-name="P31">Усього </text:p>
          </table:table-cell>
          <table:table-cell table:style-name="Таблиця7.C2" office:value-type="string">
            <text:p text:style-name="P24">18</text:p>
          </table:table-cell>
        </table:table-row>
      </table:table>
      <text:p text:style-name="P10"/>
      <text:p text:style-name="P12"><text:span text:style-name="T15">1.1 </text:span><text:span text:style-name="T14">Розрахунково-графічна робота</text:span></text:p>
      <text:list xml:id="list1297753017" text:continue-list="list1699145296" text:style-name="WW8Num19">
        <text:list-item>
          <text:list>
            <text:list-item>
              <text:list>
                <text:list-item>
                  <text:p text:style-name="P140">Мета <text:s/>виконання розрахунково-графічної роботи</text:p>
                </text:list-item>
              </text:list>
            </text:list-item>
          </text:list>
        </text:list-item>
      </text:list>
      <text:p text:style-name="P115">Мета виконання розрахунково-графічної роботи полягає у закріпленні теоретичного матеріалу та отримання практичних навичок побудови не дуже складних програмних проектів. Виконання роботи є необхідною передумовою виходу студента на екзамен.</text:p>
      <text:list xml:id="list394324204" text:continue-numbering="true" text:style-name="WW8Num19">
        <text:list-item>
          <text:list>
            <text:list-item>
              <text:list>
                <text:list-item>
                  <text:p text:style-name="P140">Зміст розрахунково-графічної роботи</text:p>
                </text:list-item>
              </text:list>
            </text:list-item>
          </text:list>
        </text:list-item>
      </text:list>
      <text:p text:style-name="P16">Розрахунково-графічна робота складається з трьох частин, які виконуються на протязі семестру.</text:p>
      <text:p text:style-name="P16">Перша частина роботи передбачає розробку мікропроцесорної системи, у якій мають бути мікропроцесор або контролер. Ця частина роботи виконується наприкінці другого змістовного модуля і результат виконання враховується у підсумковій оцінці другого модуля.</text:p>
      <text:p text:style-name="P16">Друга частина робот передбачає написання <text:s/>програм роботи процесору або контролеру з пам’яттю. Ця частина роботи виконується наприкінці третього змістовного модуля і результат виконання враховується у підсумковій оцінці третього модуля.</text:p>
      <text:p text:style-name="P16">Третя частина роботи передбачає розробку структурної та принципової схем мікропроцесорної системи. Ця частина роботи виконується наприкінці четвертого змістовного модуля і результат виконання враховується у підсумковій оцінці цього модуля.</text:p>
      <text:p text:style-name="P16">При виконанні кожної частини роботи студент має виконати аналіз завдання, розробити сценарій роботи програми, представити алгоритм роботи програми у вигляді схеми, розробити контрольні тести для програми і написати та налагодити програму.</text:p>
      <text:p text:style-name="P15"><text:soft-page-break/></text:p>
      <text:list xml:id="list651754194" text:continue-numbering="true" text:style-name="WW8Num19">
        <text:list-item>
          <text:h text:style-name="P142" text:outline-level="1">Засоби для проведення поточного та підсумкового контролю</text:h>
        </text:list-item>
      </text:list>
      <text:p text:style-name="P13">Поточний контроль</text:p>
      <text:p text:style-name="P105">Поточний контроль проводиться шляхом спілкування із студентами під час лекцій та консультацій, рішення задач під час виконання самостійної та контрольної роботи та опитувань студентів під час захисту лабораторних робіт.</text:p>
      <table:table table:name="Таблиця8" table:style-name="Таблиця8">
        <table:table-column table:style-name="Таблиця8.A"/>
        <table:table-column table:style-name="Таблиця8.B"/>
        <table:table-column table:style-name="Таблиця8.C"/>
        <table:table-row table:style-name="Таблиця8.1">
          <table:table-cell table:style-name="Таблиця8.A1" table:number-columns-spanned="3" office:value-type="string">
            <text:p text:style-name="P59"><text:bookmark-start text:name="RANGE!A1:D22"/><text:span text:style-name="T7">Таблиця 2.1 </text:span><text:bookmark-end text:name="RANGE!A1:D22"/><text:span text:style-name="T8">– Форми поточного контролю за модулями</text:span></text:p>
          </table:table-cell>
          <table:covered-table-cell/>
          <table:covered-table-cell/>
        </table:table-row>
        <table:table-row table:style-name="Таблиця8.2">
          <table:table-cell table:style-name="Таблиця8.A2" table:number-rows-spanned="2" table:number-columns-spanned="2" office:value-type="string">
            <text:p text:style-name="P17"><text:span text:style-name="T3">Модуль за тематичним планом дисципліни та форма контр</text:span><text:span text:style-name="T3">олю</text:span></text:p>
          </table:table-cell>
          <table:covered-table-cell/>
          <table:table-cell table:style-name="Таблиця8.C2" table:number-rows-spanned="2" office:value-type="string">
            <text:p text:style-name="P27">Кількість балів</text:p>
          </table:table-cell>
        </table:table-row>
        <table:table-row table:style-name="Таблиця8.3">
          <table:covered-table-cell/>
          <table:covered-table-cell/>
          <table:covered-table-cell/>
        </table:table-row>
        <table:table-row table:style-name="Таблиця8.1">
          <table:table-cell table:style-name="Таблиця8.A4" office:value-type="string">
            <text:p text:style-name="P24">1</text:p>
          </table:table-cell>
          <table:table-cell table:style-name="Таблиця8.A4" office:value-type="string">
            <text:p text:style-name="P63">2</text:p>
          </table:table-cell>
          <table:table-cell table:style-name="Таблиця8.C4" office:value-type="string">
            <text:p text:style-name="P24">3</text:p>
          </table:table-cell>
        </table:table-row>
        <table:table-row table:style-name="Таблиця8.1">
          <table:table-cell table:style-name="Таблиця8.A5" table:number-columns-spanned="2" office:value-type="string">
            <text:p text:style-name="P28">Змістовий модуль 1. Надійність БД</text:p>
          </table:table-cell>
          <table:covered-table-cell/>
          <table:table-cell table:style-name="Таблиця8.C5" office:value-type="string">
            <text:p text:style-name="P26">10</text:p>
          </table:table-cell>
        </table:table-row>
        <table:table-row table:style-name="Таблиця8.6">
          <table:table-cell table:style-name="Таблиця8.A6" office:value-type="string">
            <text:p text:style-name="P58">1</text:p>
          </table:table-cell>
          <table:table-cell table:style-name="Таблиця8.B6" office:value-type="string">
            <text:p text:style-name="P46">Повнота ведення конспектів занять.</text:p>
          </table:table-cell>
          <table:table-cell table:style-name="Таблиця8.C6" office:value-type="string">
            <text:p text:style-name="P43">1</text:p>
          </table:table-cell>
        </table:table-row>
        <table:table-row table:style-name="Таблиця8.6">
          <table:table-cell table:style-name="Таблиця8.A6" office:value-type="string">
            <text:p text:style-name="P58">2</text:p>
          </table:table-cell>
          <table:table-cell table:style-name="Таблиця8.B6" office:value-type="string">
            <text:p text:style-name="P46">Рівень підготовки до лабораторних робіт.</text:p>
          </table:table-cell>
          <table:table-cell table:style-name="Таблиця8.C6" office:value-type="string">
            <text:p text:style-name="P43">4</text:p>
          </table:table-cell>
        </table:table-row>
        <table:table-row table:style-name="Таблиця8.6">
          <table:table-cell table:style-name="Таблиця8.A6" office:value-type="string">
            <text:p text:style-name="P58">3</text:p>
          </table:table-cell>
          <table:table-cell table:style-name="Таблиця8.B6" office:value-type="string">
            <text:p text:style-name="P46">Самостійність виконання лабораторних робіт.</text:p>
          </table:table-cell>
          <table:table-cell table:style-name="Таблиця8.C6" office:value-type="string">
            <text:p text:style-name="P43">1</text:p>
          </table:table-cell>
        </table:table-row>
        <table:table-row table:style-name="Таблиця8.6">
          <table:table-cell table:style-name="Таблиця8.A6" office:value-type="string">
            <text:p text:style-name="P58">4</text:p>
          </table:table-cell>
          <table:table-cell table:style-name="Таблиця8.B6" office:value-type="string">
            <text:p text:style-name="P46">Своєчасність виконання лабораторних робіт.</text:p>
          </table:table-cell>
          <table:table-cell table:style-name="Таблиця8.C6" office:value-type="string">
            <text:p text:style-name="P43">1</text:p>
          </table:table-cell>
        </table:table-row>
        <table:table-row table:style-name="Таблиця8.1">
          <table:table-cell table:style-name="Таблиця8.A6" office:value-type="string">
            <text:p text:style-name="P58">5</text:p>
          </table:table-cell>
          <table:table-cell table:style-name="Таблиця8.B6" office:value-type="string">
            <text:p text:style-name="P46">Виконання прикладів під час самостійної роботи</text:p>
          </table:table-cell>
          <table:table-cell table:style-name="Таблиця8.C10" office:value-type="string">
            <text:p text:style-name="P43">3</text:p>
          </table:table-cell>
        </table:table-row>
        <table:table-row table:style-name="Таблиця8.11">
          <table:table-cell table:style-name="Таблиця8.A11" table:number-columns-spanned="2" office:value-type="string">
            <text:p text:style-name="P59"><text:span text:style-name="T3">Змістовий модуль 2. Моніторинг мереж та програм</text:span><text:span text:style-name="T2"> <text:s/></text:span></text:p>
          </table:table-cell>
          <table:covered-table-cell/>
          <table:table-cell table:style-name="Таблиця8.C11" office:value-type="string">
            <text:p text:style-name="P26">12</text:p>
          </table:table-cell>
        </table:table-row>
        <table:table-row table:style-name="Таблиця8.6">
          <table:table-cell table:style-name="Таблиця8.A6" office:value-type="string">
            <text:p text:style-name="P58">1</text:p>
          </table:table-cell>
          <table:table-cell table:style-name="Таблиця8.B6" office:value-type="string">
            <text:p text:style-name="P46">Повнота ведення конспектів занять.</text:p>
          </table:table-cell>
          <table:table-cell table:style-name="Таблиця8.C6" office:value-type="string">
            <text:p text:style-name="P43">1</text:p>
          </table:table-cell>
        </table:table-row>
        <table:table-row table:style-name="Таблиця8.6">
          <table:table-cell table:style-name="Таблиця8.A6" office:value-type="string">
            <text:p text:style-name="P58">2</text:p>
          </table:table-cell>
          <table:table-cell table:style-name="Таблиця8.B6" office:value-type="string">
            <text:p text:style-name="P46">Підготовленість до лабораторних робіт.</text:p>
          </table:table-cell>
          <table:table-cell table:style-name="Таблиця8.C6" office:value-type="string">
            <text:p text:style-name="P43">4</text:p>
          </table:table-cell>
        </table:table-row>
        <table:table-row table:style-name="Таблиця8.6">
          <table:table-cell table:style-name="Таблиця8.A6" office:value-type="string">
            <text:p text:style-name="P58">3</text:p>
          </table:table-cell>
          <table:table-cell table:style-name="Таблиця8.B6" office:value-type="string">
            <text:p text:style-name="P46">Самостійність виконання лабораторних робіт.</text:p>
          </table:table-cell>
          <table:table-cell table:style-name="Таблиця8.C6" office:value-type="string">
            <text:p text:style-name="P43">1</text:p>
          </table:table-cell>
        </table:table-row>
        <table:table-row table:style-name="Таблиця8.6">
          <table:table-cell table:style-name="Таблиця8.A6" office:value-type="string">
            <text:p text:style-name="P58">4</text:p>
          </table:table-cell>
          <table:table-cell table:style-name="Таблиця8.B6" office:value-type="string">
            <text:p text:style-name="P46">Своєчасність виконання лабораторних робіт.</text:p>
          </table:table-cell>
          <table:table-cell table:style-name="Таблиця8.C6" office:value-type="string">
            <text:p text:style-name="P43">2</text:p>
          </table:table-cell>
        </table:table-row>
        <table:table-row table:style-name="Таблиця8.1">
          <table:table-cell table:style-name="Таблиця8.A16" office:value-type="string">
            <text:p text:style-name="P58">5</text:p>
          </table:table-cell>
          <table:table-cell table:style-name="Таблиця8.B16" office:value-type="string">
            <text:p text:style-name="P46">Виконання прикладів під час самостійної роботи</text:p>
          </table:table-cell>
          <table:table-cell table:style-name="Таблиця8.C16" office:value-type="string">
            <text:p text:style-name="P43">4</text:p>
          </table:table-cell>
        </table:table-row>
        <table:table-row table:style-name="Таблиця8.17">
          <table:table-cell table:style-name="Таблиця8.A5" table:number-columns-spanned="2" office:value-type="string">
            <text:p text:style-name="P28">Змістовий модуль 3. Кластери та хмарні обчислення</text:p>
          </table:table-cell>
          <table:covered-table-cell/>
          <table:table-cell table:style-name="Таблиця8.C5" office:value-type="string">
            <text:p text:style-name="P26">10</text:p>
          </table:table-cell>
        </table:table-row>
        <table:table-row table:style-name="Таблиця8.6">
          <table:table-cell table:style-name="Таблиця8.A6" office:value-type="string">
            <text:p text:style-name="P58">1</text:p>
          </table:table-cell>
          <table:table-cell table:style-name="Таблиця8.B6" office:value-type="string">
            <text:p text:style-name="P46">Повнота ведення конспектів занять.</text:p>
          </table:table-cell>
          <table:table-cell table:style-name="Таблиця8.C6" office:value-type="string">
            <text:p text:style-name="P43">1</text:p>
          </table:table-cell>
        </table:table-row>
        <table:table-row table:style-name="Таблиця8.6">
          <table:table-cell table:style-name="Таблиця8.A6" office:value-type="string">
            <text:p text:style-name="P58">2</text:p>
          </table:table-cell>
          <table:table-cell table:style-name="Таблиця8.B6" office:value-type="string">
            <text:p text:style-name="P46">Підготовленість до лабораторних робіт.</text:p>
          </table:table-cell>
          <table:table-cell table:style-name="Таблиця8.C6" office:value-type="string">
            <text:p text:style-name="P43">4</text:p>
          </table:table-cell>
        </table:table-row>
        <table:table-row table:style-name="Таблиця8.6">
          <table:table-cell table:style-name="Таблиця8.A6" office:value-type="string">
            <text:p text:style-name="P58">3</text:p>
          </table:table-cell>
          <table:table-cell table:style-name="Таблиця8.B6" office:value-type="string">
            <text:p text:style-name="P46">Самостійність виконання лабораторних робіт.</text:p>
          </table:table-cell>
          <table:table-cell table:style-name="Таблиця8.C6" office:value-type="string">
            <text:p text:style-name="P43">1</text:p>
          </table:table-cell>
        </table:table-row>
        <table:table-row table:style-name="Таблиця8.6">
          <table:table-cell table:style-name="Таблиця8.A6" office:value-type="string">
            <text:p text:style-name="P58">4</text:p>
          </table:table-cell>
          <table:table-cell table:style-name="Таблиця8.B6" office:value-type="string">
            <text:p text:style-name="P46">Своєчасність виконання лабораторних робіт.</text:p>
          </table:table-cell>
          <table:table-cell table:style-name="Таблиця8.C6" office:value-type="string">
            <text:p text:style-name="P43">1</text:p>
          </table:table-cell>
        </table:table-row>
        <table:table-row table:style-name="Таблиця8.1">
          <table:table-cell table:style-name="Таблиця8.A6" office:value-type="string">
            <text:p text:style-name="P58">5</text:p>
          </table:table-cell>
          <table:table-cell table:style-name="Таблиця8.B6" office:value-type="string">
            <text:p text:style-name="P46">Виконання прикладів під час самостійної роботи</text:p>
          </table:table-cell>
          <table:table-cell table:style-name="Таблиця8.C10" office:value-type="string">
            <text:p text:style-name="P43">3</text:p>
          </table:table-cell>
        </table:table-row>
        <table:table-row table:style-name="Таблиця8.1">
          <table:table-cell table:style-name="Таблиця8.A23" table:number-columns-spanned="2" office:value-type="string">
            <text:p text:style-name="P26">Усього за дисципліну</text:p>
          </table:table-cell>
          <table:covered-table-cell/>
          <table:table-cell table:style-name="Таблиця8.C11" office:value-type="string">
            <text:p text:style-name="P26">32</text:p>
          </table:table-cell>
        </table:table-row>
      </table:table>
      <text:p text:style-name="P14"/>
      <text:p text:style-name="P14"/>
      <text:p text:style-name="P105"/>
      <text:p text:style-name="P13"><text:soft-page-break/>Підсумковий контроль</text:p>
      <text:p text:style-name="P105">Підсумковий контроль включає модульний та семестровий контроль.</text:p>
      <text:p text:style-name="P105">Модульний контроль проводиться у вигляді письмової відповіді на теоретичне запитання та вирішення практичної задачі.</text:p>
      <table:table table:name="Таблиця9" table:style-name="Таблиця9">
        <table:table-column table:style-name="Таблиця9.A"/>
        <table:table-column table:style-name="Таблиця9.B"/>
        <table:table-column table:style-name="Таблиця9.C"/>
        <table:table-column table:style-name="Таблиця9.D"/>
        <table:table-row table:style-name="Таблиця9.1">
          <table:table-cell table:style-name="Таблиця9.A1" office:value-type="string">
            <text:p text:style-name="P66"/>
          </table:table-cell>
          <table:table-cell table:style-name="Таблиця9.A1" office:value-type="string">
            <text:p text:style-name="P59"><text:span text:style-name="T7">Таблиця 2.2 </text:span><text:span text:style-name="T8">– Форми підсумкового контролю</text:span></text:p>
          </table:table-cell>
          <table:table-cell table:style-name="Таблиця9.A1" office:value-type="string">
            <text:p text:style-name="P67"/>
          </table:table-cell>
          <table:table-cell table:style-name="Таблиця9.A1" office:value-type="string">
            <text:p text:style-name="P66"/>
          </table:table-cell>
        </table:table-row>
        <table:table-row table:style-name="Таблиця9.2">
          <table:table-cell table:style-name="Таблиця9.A2" table:number-rows-spanned="2" table:number-columns-spanned="2" office:value-type="string">
            <text:p text:style-name="P17"><text:span text:style-name="T3">Модуль за тематичним планом дисципліни та вид контр</text:span><text:span text:style-name="T3">олю</text:span></text:p>
          </table:table-cell>
          <table:covered-table-cell/>
          <table:table-cell table:style-name="Таблиця9.C2" table:number-rows-spanned="2" table:number-columns-spanned="2" office:value-type="string">
            <text:p text:style-name="P26">Кількість балів</text:p>
          </table:table-cell>
          <table:covered-table-cell/>
        </table:table-row>
        <table:table-row table:style-name="Таблиця9.2">
          <table:covered-table-cell/>
          <table:covered-table-cell/>
          <table:covered-table-cell/>
          <table:covered-table-cell/>
        </table:table-row>
        <table:table-row table:style-name="Таблиця9.1">
          <table:table-cell table:style-name="Таблиця9.A4" table:number-columns-spanned="2" office:value-type="string">
            <text:p text:style-name="P59"><text:span text:style-name="T3">Змістовий модуль 1. Надійність БД</text:span></text:p>
          </table:table-cell>
          <table:covered-table-cell/>
          <table:table-cell table:style-name="Таблиця9.C4" table:number-columns-spanned="2" office:value-type="string">
            <text:p text:style-name="P26">100</text:p>
          </table:table-cell>
          <table:covered-table-cell/>
        </table:table-row>
        <table:table-row table:style-name="Таблиця9.1">
          <table:table-cell table:style-name="Таблиця9.A5" office:value-type="string">
            <text:p text:style-name="P58">1</text:p>
          </table:table-cell>
          <table:table-cell table:style-name="Таблиця9.A1" office:value-type="string">
            <text:p text:style-name="P46">Теоретичне питання</text:p>
          </table:table-cell>
          <table:table-cell table:style-name="Таблиця9.C5" table:number-columns-spanned="2" office:value-type="string">
            <text:p text:style-name="P43">44</text:p>
          </table:table-cell>
          <table:covered-table-cell/>
        </table:table-row>
        <table:table-row table:style-name="Таблиця9.1">
          <table:table-cell table:style-name="Таблиця9.A5" office:value-type="string">
            <text:p text:style-name="P58">2</text:p>
          </table:table-cell>
          <table:table-cell table:style-name="Таблиця9.A1" office:value-type="string">
            <text:p text:style-name="P46">Практичне завдання</text:p>
          </table:table-cell>
          <table:table-cell table:style-name="Таблиця9.C6" table:number-columns-spanned="2" office:value-type="string">
            <text:p text:style-name="P43">50</text:p>
          </table:table-cell>
          <table:covered-table-cell/>
        </table:table-row>
        <table:table-row table:style-name="Таблиця9.1">
          <table:table-cell table:style-name="Таблиця9.A5" office:value-type="string">
            <text:p text:style-name="P58">3</text:p>
          </table:table-cell>
          <table:table-cell table:style-name="Таблиця9.B7" office:value-type="string">
            <text:p text:style-name="P46">Результат поточного контролю</text:p>
          </table:table-cell>
          <table:table-cell table:style-name="Таблиця9.C4" table:number-columns-spanned="2" office:value-type="string">
            <text:p text:style-name="P43">6</text:p>
          </table:table-cell>
          <table:covered-table-cell/>
        </table:table-row>
        <table:table-row table:style-name="Таблиця9.1">
          <table:table-cell table:style-name="Таблиця9.A8" table:number-columns-spanned="2" office:value-type="string">
            <text:p text:style-name="P59"><text:span text:style-name="T3">Змістовий модуль 2. Моніторинг мереж та програм</text:span><text:span text:style-name="T2"> <text:s/></text:span></text:p>
          </table:table-cell>
          <table:covered-table-cell/>
          <table:table-cell table:style-name="Таблиця9.C8" table:number-columns-spanned="2" office:value-type="string">
            <text:p text:style-name="P26">100</text:p>
          </table:table-cell>
          <table:covered-table-cell/>
        </table:table-row>
        <table:table-row table:style-name="Таблиця9.1">
          <table:table-cell table:style-name="Таблиця9.A5" office:value-type="string">
            <text:p text:style-name="P58">1</text:p>
          </table:table-cell>
          <table:table-cell table:style-name="Таблиця9.A1" office:value-type="string">
            <text:p text:style-name="P46">Теоретичне питання</text:p>
          </table:table-cell>
          <table:table-cell table:style-name="Таблиця9.C5" table:number-columns-spanned="2" office:value-type="string">
            <text:p text:style-name="P43">34</text:p>
          </table:table-cell>
          <table:covered-table-cell/>
        </table:table-row>
        <table:table-row table:style-name="Таблиця9.1">
          <table:table-cell table:style-name="Таблиця9.A5" office:value-type="string">
            <text:p text:style-name="P58">2</text:p>
          </table:table-cell>
          <table:table-cell table:style-name="Таблиця9.A1" office:value-type="string">
            <text:p text:style-name="P46">Практичне завдання</text:p>
          </table:table-cell>
          <table:table-cell table:style-name="Таблиця9.C6" table:number-columns-spanned="2" office:value-type="string">
            <text:p text:style-name="P43">50</text:p>
          </table:table-cell>
          <table:covered-table-cell/>
        </table:table-row>
        <table:table-row table:style-name="Таблиця9.1">
          <table:table-cell table:style-name="Таблиця9.A5" office:value-type="string">
            <text:p text:style-name="P58">3</text:p>
          </table:table-cell>
          <table:table-cell table:style-name="Таблиця9.B7" office:value-type="string">
            <text:p text:style-name="P46">Результат поточного контролю</text:p>
          </table:table-cell>
          <table:table-cell table:style-name="Таблиця9.C4" table:number-columns-spanned="2" office:value-type="string">
            <text:p text:style-name="P43">16</text:p>
          </table:table-cell>
          <table:covered-table-cell/>
        </table:table-row>
        <table:table-row table:style-name="Таблиця9.1">
          <table:table-cell table:style-name="Таблиця9.A8" table:number-columns-spanned="2" office:value-type="string">
            <text:p text:style-name="P28">Змістовий модуль 3. Кластери та хмарні обчислення</text:p>
          </table:table-cell>
          <table:covered-table-cell/>
          <table:table-cell table:style-name="Таблиця9.C8" table:number-columns-spanned="2" office:value-type="string">
            <text:p text:style-name="P26">100</text:p>
          </table:table-cell>
          <table:covered-table-cell/>
        </table:table-row>
        <table:table-row table:style-name="Таблиця9.1">
          <table:table-cell table:style-name="Таблиця9.A5" office:value-type="string">
            <text:p text:style-name="P58">1</text:p>
          </table:table-cell>
          <table:table-cell table:style-name="Таблиця9.A1" office:value-type="string">
            <text:p text:style-name="P46">Теоретичне питання</text:p>
          </table:table-cell>
          <table:table-cell table:style-name="Таблиця9.C5" table:number-columns-spanned="2" office:value-type="string">
            <text:p text:style-name="P43">40</text:p>
          </table:table-cell>
          <table:covered-table-cell/>
        </table:table-row>
        <table:table-row table:style-name="Таблиця9.1">
          <table:table-cell table:style-name="Таблиця9.A5" office:value-type="string">
            <text:p text:style-name="P58">2</text:p>
          </table:table-cell>
          <table:table-cell table:style-name="Таблиця9.A1" office:value-type="string">
            <text:p text:style-name="P46">Практичне завдання</text:p>
          </table:table-cell>
          <table:table-cell table:style-name="Таблиця9.C6" table:number-columns-spanned="2" office:value-type="string">
            <text:p text:style-name="P43">50</text:p>
          </table:table-cell>
          <table:covered-table-cell/>
        </table:table-row>
        <table:table-row table:style-name="Таблиця9.1">
          <table:table-cell table:style-name="Таблиця9.A5" office:value-type="string">
            <text:p text:style-name="P58">3</text:p>
          </table:table-cell>
          <table:table-cell table:style-name="Таблиця9.B7" office:value-type="string">
            <text:p text:style-name="P46">Результат поточного контролю</text:p>
          </table:table-cell>
          <table:table-cell table:style-name="Таблиця9.C4" table:number-columns-spanned="2" office:value-type="string">
            <text:p text:style-name="P43">10</text:p>
          </table:table-cell>
          <table:covered-table-cell/>
        </table:table-row>
      </table:table>
      <text:p text:style-name="P68"/>
      <text:p text:style-name="P105">Семестровий контроль за результатами вивчення дисципліни проводиться в останній атестаційний тиждень семестру (сесію) шляхом зваженого додавання результатів модульного контролю та постановки підсумкової оцінки до екзаменаційної відомості. Взаємозв’язок між набраними балами і оцінкою наведений в таблиці 2.3.</text:p>
      <text:p text:style-name="P106"><text:span text:style-name="T4">Таблиця 2.3 – </text:span>Переведення балів в оцінку</text:p>
      <table:table table:name="Таблиця10" table:style-name="Таблиця10">
        <table:table-column table:style-name="Таблиця10.A"/>
        <table:table-column table:style-name="Таблиця10.B"/>
        <table:table-column table:style-name="Таблиця10.C"/>
        <table:table-row table:style-name="Таблиця10.1">
          <table:table-cell table:style-name="Таблиця10.A1" office:value-type="string">
            <text:p text:style-name="P107">Бали, що набрані студентом за семестр</text:p>
          </table:table-cell>
          <table:table-cell table:style-name="Таблиця10.A1" office:value-type="string">
            <text:p text:style-name="P107">Оцінка національна</text:p>
          </table:table-cell>
          <table:table-cell table:style-name="Таблиця10.C1" office:value-type="string">
            <text:p text:style-name="P107">Оцінка ЕСТS</text:p>
          </table:table-cell>
        </table:table-row>
        <table:table-row table:style-name="Таблиця10.2">
          <table:table-cell table:style-name="Таблиця10.A2" office:value-type="string">
            <text:p text:style-name="P107">90-100</text:p>
          </table:table-cell>
          <table:table-cell table:style-name="Таблиця10.A2" office:value-type="string">
            <text:p text:style-name="P107">Відмінно</text:p>
          </table:table-cell>
          <table:table-cell table:style-name="Таблиця10.C2" office:value-type="string">
            <text:p text:style-name="P108">А - Відмінно</text:p>
          </table:table-cell>
        </table:table-row>
        <table:table-row table:style-name="Таблиця10.3">
          <table:table-cell table:style-name="Таблиця10.A3" office:value-type="string">
            <text:p text:style-name="P107">82-89</text:p>
          </table:table-cell>
          <table:table-cell table:style-name="Таблиця10.B3" table:number-rows-spanned="2" office:value-type="string">
            <text:p text:style-name="P107">Добре</text:p>
          </table:table-cell>
          <table:table-cell table:style-name="Таблиця10.C3" office:value-type="string">
            <text:p text:style-name="P108">В - Дуже добре</text:p>
          </table:table-cell>
        </table:table-row>
        <table:table-row table:style-name="Таблиця10.4">
          <table:table-cell table:style-name="Таблиця10.A2" office:value-type="string">
            <text:p text:style-name="P107">75-81</text:p>
          </table:table-cell>
          <table:covered-table-cell/>
          <table:table-cell table:style-name="Таблиця10.C2" office:value-type="string">
            <text:p text:style-name="P108">С - Добре</text:p>
          </table:table-cell>
        </table:table-row>
        <table:table-row table:style-name="Таблиця10.2">
          <table:table-cell table:style-name="Таблиця10.A3" office:value-type="string">
            <text:p text:style-name="P107">66-74</text:p>
          </table:table-cell>
          <table:table-cell table:style-name="Таблиця10.B3" table:number-rows-spanned="2" office:value-type="string">
            <text:p text:style-name="P107">Задовільно</text:p>
          </table:table-cell>
          <table:table-cell table:style-name="Таблиця10.C3" office:value-type="string">
            <text:p text:style-name="P108">D - Задовільно</text:p>
          </table:table-cell>
        </table:table-row>
        <table:table-row table:style-name="Таблиця10.2">
          <table:table-cell table:style-name="Таблиця10.A1" office:value-type="string">
            <text:p text:style-name="P107">60-65</text:p>
          </table:table-cell>
          <table:covered-table-cell/>
          <table:table-cell table:style-name="Таблиця10.C3" office:value-type="string">
            <text:p text:style-name="P108">Е - Достатньо (задовольняє мінімальні критерії)</text:p>
          </table:table-cell>
        </table:table-row>
        <table:table-row table:style-name="Таблиця10.2">
          <table:table-cell table:style-name="Таблиця10.A1" office:value-type="string">
            <text:p text:style-name="P107">35-59</text:p>
          </table:table-cell>
          <table:table-cell table:style-name="Таблиця10.A1" table:number-rows-spanned="2" office:value-type="string">
            <text:p text:style-name="P107">Незадовільно</text:p>
          </table:table-cell>
          <table:table-cell table:style-name="Таблиця10.C3" office:value-type="string">
            <text:p text:style-name="P108">FХ - Незадовільно (з можливістю перескладати)</text:p>
          </table:table-cell>
        </table:table-row>
        <table:table-row table:style-name="Таблиця10.2">
          <table:table-cell table:style-name="Таблиця10.A1" office:value-type="string">
            <text:p text:style-name="P107">1-34</text:p>
          </table:table-cell>
          <table:covered-table-cell/>
          <table:table-cell table:style-name="Таблиця10.C3" office:value-type="string">
            <text:p text:style-name="P108">F - Незадовільно (з обов'язковим повторним курсом)</text:p>
          </table:table-cell>
        </table:table-row>
      </table:table>
      <text:p text:style-name="P105"/>
      <text:p text:style-name="P105">У випадку, якщо студент хоче підвищити оцінку, отриману за балами, набраними протягом семестру, він за власним бажанням може складати ек<text:soft-page-break/>замен з трьома питаннями: двома теоретичним та одним практичним. В цьому випадку всі набрані протягом семестру бали анулюються, а в екзаменаційну відомість виставляється оцінка, отримана під час складання екзамену. Екзаменаційні білети знаходяться в пакеті документів на дисципліну.</text:p>
      <text:p text:style-name="P105"/>
      <text:p text:style-name="P13">Мінімальні вимоги до обсягу знань та вмінь</text:p>
      <text:p text:style-name="P109">З тими студентами, які до проведення підсумкового семестрового контролю не встигли виконати всі обов’язкові види робіт та мають підсумкову оцінку від 35 до 59 балів (Таблиця 2.3), виставляється оцінка, яку вони заробили протягом семестру та їм призначається повторний курс.</text:p>
      <text:p text:style-name="P109">Дисципліну можна вважати такою, що засвоєна, якщо студент:</text:p>
      <text:list xml:id="list1918725177" text:style-name="WW8Num17">
        <text:list-item>
          <text:p text:style-name="P134"><text:span text:style-name="T1">знає</text:span>:</text:p>
          <text:list>
            <text:list-item>
              <text:p text:style-name="P134">засоби інтеграції інформаційних систем; </text:p>
            </text:list-item>
            <text:list-item>
              <text:p text:style-name="P134">існуючі засоби забезпечення надійності функціонування інформаційних систем; </text:p>
            </text:list-item>
            <text:list-item>
              <text:p text:style-name="P134">засоби захисту інформаційних систем від несанкціонованого доступу; </text:p>
            </text:list-item>
            <text:list-item>
              <text:p text:style-name="P134">можливості сучасних серверів БД;</text:p>
            </text:list-item>
            <text:list-item>
              <text:p text:style-name="P134">інструментальні засоби моніторингу комп'ютерної мережі;</text:p>
            </text:list-item>
            <text:list-item>
              <text:p text:style-name="P134"><text:span text:style-name="T8">типи ліцензій на ПЗ, що використовується в дисципліні</text:span>. </text:p>
            </text:list-item>
          </text:list>
        </text:list-item>
      </text:list>
      <text:p text:style-name="P109">2) <text:span text:style-name="T1">вміє</text:span>:</text:p>
      <text:list xml:id="list1993536136" text:style-name="WW8Num6">
        <text:list-item>
          <text:p text:style-name="P135">проводити інтеграцію локальних обчислювальних мереж у єдину інформаційну систему;</text:p>
        </text:list-item>
        <text:list-item>
          <text:p text:style-name="P135">проектувати розподілені бази даних;</text:p>
        </text:list-item>
        <text:list-item>
          <text:p text:style-name="P135">обирати мережеву ОС, сервер БД та засоби для моніторингу мережі;</text:p>
        </text:list-item>
        <text:list-item>
          <text:p text:style-name="P135">імплементовувати <text:s/>інформаційні системи з архітектурою "клієнт-сервер";</text:p>
        </text:list-item>
        <text:list-item>
          <text:p text:style-name="P135">підвищувати надійність збереження даних у БД;</text:p>
        </text:list-item>
        <text:list-item>
          <text:p text:style-name="P135">оптимізовувати взаємодію інформаційної системи з БД за рахунок використання тригерів та процедур, що зберігаються;</text:p>
        </text:list-item>
        <text:list-item>
          <text:p text:style-name="P135">виконувати моніторинг стану комп'ютерної мережі.</text:p>
        </text:list-item>
      </text:list>
      <text:list xml:id="list1136706980" text:continue-list="list651754194" text:style-name="WW8Num19">
        <text:list-item>
          <text:h text:style-name="P143" text:outline-level="1">ПЕРЕЛІК НАВЧАЛЬНО – методичнОЇ ЛіТЕРАТУРИ</text:h>
        </text:list-item>
      </text:list>
      <text:p text:style-name="P11">3.1 Навчальна література </text:p>
      <text:p text:style-name="P110"/>
      <text:p text:style-name="P41">1. Васильев А.Ю. Работа с Postgresql: настройка, масштабирование. Справочное пособие, 2011. --- 152 с. [Електронний ресурс]. --- Режим доступу до книги: http://postgresql.leopard.in.ua/.</text:p>
      <text:p text:style-name="P41">2. MRTG --- Tobi Oetiker’s MRTG --- The Multi Router Traffik Grapher [Електронний ресурс]. --- Режим <text:s text:c="2"/>доступу: URL: http://oss.oetiker.ch/mrtg/. --- Назва з екрану.</text:p>
      <text:p text:style-name="P41">3. Nagios --- The Industry Standard in IT Infrastructure Monitoring [Електронний ресурс]. --- Режим доступу: URL: http://www.nagios.org/. --- Назва з екрану.</text:p>
      <text:p text:style-name="P41">4. PostgreSQL: The world’s most advanced open source database [Електронний ресурс]. --- Режим доступу: URL: http://www.postgresql.org/. --- Назва з екрану.</text:p>
      <text:p text:style-name="P11">3.2 Методична література</text:p>
      <text:p text:style-name="P57"/>
      <text:list xml:id="list1767611087" text:style-name="WW8Num15">
        <text:list-item>
          <text:p text:style-name="P133">Мережеві інформаційні технології. Методичні вказівки до виконання лабораторних робіт для студентів спеціальностей "Комп'ютерні системи та мережі", "Системне програмування" Укл.: Хижняк А.В., Пріла О.А. --- Чернігів: ЧДТУ, 2011. --- 48 с., рос. мовою</text:p>
        </text:list-item>
      </text:list>
      <text:p text:style-name="P11"><draw:frame draw:style-name="fr1" draw:name="Кадр1" text:anchor-type="paragraph" svg:x="28.307cm" svg:y="0.277cm" svg:width="1.018cm" draw:z-index="0"><draw:text-box fo:min-height="0.37cm"><table:table table:name="Таблиця11" table:style-name="Таблиця11"><table:table-column table:style-name="Таблиця11.A"/><table:table-row table:style-name="Таблиця11.1"><table:table-cell table:style-name="Таблиця11.A1" office:value-type="string"><text:p text:style-name="P75">11</text:p></table:table-cell></table:table-row><table:table-row table:style-name="Таблиця11.1"><table:table-cell table:style-name="Таблиця11.A1" office:value-type="string"><text:p text:style-name="P75">11</text:p></table:table-cell></table:table-row></table:table></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1" svg:font-family="'Nimbus Sans 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UkrainianTimesET" svg:font-family="UkrainianTimesET, 'Times New Roman'"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Mono" svg:font-family="'DejaVu Sans Mono'" style:font-family-generic="system" style:font-pitch="variable"/>
    <style:font-face style:name="Nimbus Sans L"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uk" fo:country="UA" style:font-name-asian="DejaVu Sans Mono" style:font-size-asian="12pt" style:language-asian="zh" style:country-asian="CN" style:font-name-complex="Nimbus Sans 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fo:color="#000000" style:font-name="Times New Roman" fo:font-size="14pt" fo:language="uk" fo:country="UA" style:font-name-asian="Times New Roman" style:font-size-asian="14pt" style:font-name-complex="Times New Roman" style:font-size-complex="10pt" style:language-complex="ar" style:country-complex="SA" fo:hyphenate="tru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Mono" style:font-size-asian="14pt" style:font-name-complex="Nimbus Sans 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Nimbus Sans 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imbus Sans L1" style:font-size-complex="12pt" style:font-style-complex="italic"/>
    </style:style>
    <style:style style:name="Index" style:family="paragraph" style:parent-style-name="Standard" style:class="index">
      <style:paragraph-properties text:number-lines="false" text:line-number="0"/>
      <style:text-properties style:font-name-complex="Nimbus Sans L1"/>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keep-with-next="always"/>
      <style:text-properties fo:text-transform="uppercase"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class="text">
      <style:paragraph-properties fo:margin-top="0.423cm" fo:margin-bottom="0.106cm" fo:text-align="center" style:justify-single-word="false" fo:keep-with-next="always">
        <style:tab-stops>
          <style:tab-stop style:position="0.751cm"/>
        </style:tab-stops>
      </style:paragraph-properties>
      <style:text-properties fo:font-weight="bold" style:font-weight-asian="bold"/>
    </style:style>
    <style:style style:name="Heading_20_3" style:display-name="Heading 3" style:family="paragraph" style:parent-style-name="Standard" style:next-style-name="Standard" style:list-style-name="WW8Num19" style:class="text">
      <style:paragraph-properties fo:margin-left="2.499cm" fo:margin-right="0cm" fo:margin-top="0.423cm" fo:margin-bottom="0.212cm" fo:text-align="start" style:justify-single-word="false" fo:text-indent="-1.199cm" style:auto-text-indent="false" fo:keep-with-next="always"/>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style:font-size-asian="9pt" style:font-style-asian="italic"/>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Название_20_объекта" style:display-name="Название объекта" style:family="paragraph" style:parent-style-name="Standard" style:next-style-name="Standard">
      <style:paragraph-properties fo:margin-top="0.212cm" fo:margin-bottom="0.212cm"/>
      <style:text-properties fo:font-weight="bold" style:font-weight-asian="bold"/>
    </style:style>
    <style:style style:name="Body_20_Text_20_2" style:display-name="Body Text 2" style:family="paragraph" style:parent-style-name="Standard">
      <style:paragraph-properties fo:margin-left="0.499cm" fo:margin-right="0cm" fo:margin-top="0cm" fo:margin-bottom="0.212cm" fo:text-indent="0cm" style:auto-text-indent="false"/>
    </style:style>
    <style:style style:name="Body_20_Text_20_3" style:display-name="Body Text 3" style:family="paragraph" style:parent-style-name="Body_20_Text_20_2"/>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5.501cm" style:type="right" style:leader-style="dotted" style:leader-text="."/>
        </style:tab-stops>
      </style:paragraph-properties>
      <style:text-properties fo:text-transform="uppercase" fo:font-size="12pt" fo:font-weight="bold" style:font-size-asian="12pt"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5.501cm" style:type="right" style:leader-style="dotted" style:leader-text="."/>
        </style:tab-stops>
      </style:paragraph-properties>
      <style:text-properties fo:font-variant="small-caps" fo:font-size="12pt" style:font-size-asian="12pt"/>
    </style:style>
    <style:style style:name="Contents_20_3" style:display-name="Contents 3" style:family="paragraph" style:parent-style-name="Standard" style:next-style-name="Standard" style:class="index">
      <style:paragraph-properties fo:text-align="start" style:justify-single-word="false">
        <style:tab-stops>
          <style:tab-stop style:position="15.501cm" style:type="right" style:leader-style="dotted" style:leader-text="."/>
        </style:tab-stops>
      </style:paragraph-properties>
      <style:text-properties fo:font-size="12pt" fo:font-style="italic" style:font-size-asian="12pt" style:font-style-asian="italic"/>
    </style:style>
    <style:style style:name="Contents_20_4" style:display-name="Contents 4" style:family="paragraph" style:parent-style-name="Standard" style:next-style-name="Standard" style:class="index">
      <style:paragraph-properties fo:margin-left="0.988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82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976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469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457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Normal" style:family="paragraph">
      <style:paragraph-properties fo:orphans="2" fo:widows="2"/>
      <style:text-properties style:use-window-font-color="true" style:font-name="UkrainianTimesET" fo:font-size="12pt" fo:language="en" fo:country="US" style:font-name-asian="Arial" style:font-size-asian="12pt" style:font-name-complex="Times New Roman" style:font-size-complex="10pt" style:language-complex="ar" style:country-complex="SA"/>
    </style:style>
    <style:style style:name="Основной_20_текст_20_2" style:display-name="Основной текст 2" style:family="paragraph" style:parent-style-name="Standard">
      <style:paragraph-properties fo:text-align="start" style:justify-single-word="false"/>
      <style:text-properties fo:language="uk" fo:country="UA"/>
    </style:style>
    <style:style style:name="Text" style:family="paragraph" style:parent-style-name="Standard" style:class="extra">
      <style:text-properties style:font-name="Courier New" fo:font-size="10pt" style:font-size-asian="10pt"/>
    </style:style>
    <style:style style:name="Text_20_body_20_indent" style:display-name="Text body indent" style:family="paragraph" style:parent-style-name="Standard" style:class="text">
      <style:paragraph-properties fo:margin-left="0cm" fo:margin-right="0cm" fo:text-indent="0.635cm" style:auto-text-indent="false"/>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Основной_20_текст_20_3" style:display-name="Основной текст 3" style:family="paragraph" style:parent-style-name="Standard">
      <style:paragraph-properties fo:text-align="center" style:justify-single-word="false"/>
      <style:text-properties fo:text-transform="uppercase" fo:letter-spacing="0.035cm"/>
    </style:style>
    <style:style style:name="Основной_20_текст_20_с_20_отступом_20_2" style:display-name="Основной текст с отступом 2" style:family="paragraph" style:parent-style-name="Standard">
      <style:paragraph-properties fo:margin-left="0.499cm" fo:margin-right="0cm" fo:margin-top="0cm" fo:margin-bottom="0.212cm" fo:line-height="200%" fo:text-indent="0cm" style:auto-text-indent="false"/>
    </style:style>
    <style:style style:name="Стиль1" style:family="paragraph" style:parent-style-name="Standard">
      <style:paragraph-properties fo:margin-left="-0.25cm" fo:margin-right="0cm" fo:margin-top="0cm" fo:margin-bottom="0.212cm" fo:text-align="start" style:justify-single-word="false" fo:text-indent="0cm" style:auto-text-indent="false"/>
    </style:style>
    <style:style style:name="Стиль_20_По_20_левому_20_краю_20_Слева_3a__20__20_-025_20_см" style:display-name="Стиль По левому краю Слева:  -025 см" style:family="paragraph" style:parent-style-name="Standard">
      <style:paragraph-properties fo:margin-left="-0.25cm" fo:margin-right="0cm" fo:margin-top="0cm" fo:margin-bottom="0.212cm" fo:text-align="start" style:justify-single-word="false" fo:text-indent="0cm" style:auto-text-indent="false"/>
    </style:style>
    <style:style style:name="Основной_20_текст_20_с_20_отступом_20_3" style:display-name="Основной текст с отступом 3" style:family="paragraph" style:parent-style-name="Standard">
      <style:paragraph-properties fo:margin-left="0.127cm" fo:margin-right="0cm" fo:text-align="start" style:justify-single-word="false" fo:text-indent="0cm" style:auto-text-indent="false"/>
    </style:style>
    <style:style style:name="Обычный_20__28_веб_29_" style:display-name="Обычный (веб)" style:family="paragraph" style:parent-style-name="Standard">
      <style:paragraph-properties fo:margin-left="0cm" fo:margin-right="0cm" fo:margin-top="0.176cm" fo:margin-bottom="0.176cm" fo:text-indent="1.251cm" style:auto-text-indent="false"/>
      <style:text-properties fo:language="ru" fo:country="RU" style:font-size-complex="12pt"/>
    </style:style>
    <style:style style:name="heading_20_1" style:display-name="heading 1" style:family="paragraph" style:parent-style-name="Normal" style:next-style-name="Normal">
      <style:paragraph-properties fo:margin-top="0.423cm" fo:margin-bottom="0.106cm" fo:text-align="center" style:justify-single-word="false" fo:keep-with-next="always"/>
      <style:text-properties fo:text-transform="uppercase" fo:color="#000000" style:font-name="Times New Roman" fo:font-size="14pt" fo:language="uk" fo:country="UA" fo:font-weight="bold" style:letter-kerning="true" style:font-size-asian="14pt" style:font-weight-asian="bold"/>
    </style:style>
    <style:style style:name="Схема_20_документа" style:display-name="Схема документа" style:family="paragraph" style:parent-style-name="Standard">
      <style:paragraph-properties fo:background-color="#000080">
        <style:background-image/>
      </style:paragraph-properties>
      <style:text-properties fo:color="#000000" style:font-name="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7z1" style:family="text">
      <style:text-properties style:font-name="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Line_20_numbering" style:display-name="Line numbering" style:family="text" style:parent-style-name="Основной_20_шрифт_20_абзаца"/>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53cm" fo:text-indent="-0.635cm" fo:margin-left="0.753cm"/>
        </style:list-level-properties>
      </text:outline-level-style>
      <text:outline-level-style text:level="2" style:num-format="1" text:start-value="2" text:display-levels="2">
        <style:list-level-properties text:list-level-position-and-space-mode="label-alignment">
          <style:list-level-label-alignment text:label-followed-by="listtab" text:list-tab-stop-position="1.979cm" fo:text-indent="-1.27cm" fo:margin-left="1.979cm"/>
        </style:list-level-properties>
      </text:outline-level-style>
      <text:outline-level-style text:level="3" style:num-format="1" text:display-levels="3">
        <style:list-level-properties text:list-level-position-and-space-mode="label-alignment">
          <style:list-level-label-alignment text:label-followed-by="listtab" text:list-tab-stop-position="2.57cm" fo:text-indent="-1.27cm" fo:margin-left="2.57cm"/>
        </style:list-level-properties>
      </text:outline-level-style>
      <text:outline-level-style text:level="4" style:num-format="1" text:display-levels="4">
        <style:list-level-properties text:list-level-position-and-space-mode="label-alignment">
          <style:list-level-label-alignment text:label-followed-by="listtab" text:list-tab-stop-position="3.796cm" fo:text-indent="-1.905cm" fo:margin-left="3.796cm"/>
        </style:list-level-properties>
      </text:outline-level-style>
      <text:outline-level-style text:level="5" style:num-format="1" text:display-levels="5">
        <style:list-level-properties text:list-level-position-and-space-mode="label-alignment">
          <style:list-level-label-alignment text:label-followed-by="listtab" text:list-tab-stop-position="4.387cm" fo:text-indent="-1.905cm" fo:margin-left="4.387cm"/>
        </style:list-level-properties>
      </text:outline-level-style>
      <text:outline-level-style text:level="6" style:num-format="1" text:display-levels="6">
        <style:list-level-properties text:list-level-position-and-space-mode="label-alignment">
          <style:list-level-label-alignment text:label-followed-by="listtab" text:list-tab-stop-position="5.613cm" fo:text-indent="-2.54cm" fo:margin-left="5.613cm"/>
        </style:list-level-properties>
      </text:outline-level-style>
      <text:outline-level-style text:level="7" style:num-format="1" text:display-levels="7">
        <style:list-level-properties text:list-level-position-and-space-mode="label-alignment">
          <style:list-level-label-alignment text:label-followed-by="listtab" text:list-tab-stop-position="6.839cm" fo:text-indent="-3.175cm" fo:margin-left="6.839cm"/>
        </style:list-level-properties>
      </text:outline-level-style>
      <text:outline-level-style text:level="8" style:num-format="1" text:display-levels="8">
        <style:list-level-properties text:list-level-position-and-space-mode="label-alignment">
          <style:list-level-label-alignment text:label-followed-by="listtab" text:list-tab-stop-position="7.43cm" fo:text-indent="-3.175cm" fo:margin-left="7.43cm"/>
        </style:list-level-properties>
      </text:outline-level-style>
      <text:outline-level-style text:level="9" style:num-format="1" text:display-levels="9">
        <style:list-level-properties text:list-level-position-and-space-mode="label-alignment">
          <style:list-level-label-alignment text:label-followed-by="listtab" text:list-tab-stop-position="8.655cm" fo:text-indent="-3.81cm" fo:margin-left="8.65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listtab" text:list-tab-stop-position="0.753cm" fo:text-indent="-0.635cm" fo:margin-left="0.753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79cm" fo:text-indent="-1.27cm" fo:margin-left="1.979cm"/>
        </style:list-level-properties>
      </text:list-level-style-number>
      <text:list-level-style-number text:level="3" style:num-format="1" text:display-levels="3">
        <style:list-level-properties text:list-level-position-and-space-mode="label-alignment">
          <style:list-level-label-alignment text:label-followed-by="listtab" text:list-tab-stop-position="2.57cm" fo:text-indent="-1.27cm" fo:margin-left="2.57cm"/>
        </style:list-level-properties>
      </text:list-level-style-number>
      <text:list-level-style-number text:level="4" style:num-format="1" text:display-levels="4">
        <style:list-level-properties text:list-level-position-and-space-mode="label-alignment">
          <style:list-level-label-alignment text:label-followed-by="listtab" text:list-tab-stop-position="3.796cm" fo:text-indent="-1.905cm" fo:margin-left="3.796cm"/>
        </style:list-level-properties>
      </text:list-level-style-number>
      <text:list-level-style-number text:level="5" style:num-format="1" text:display-levels="5">
        <style:list-level-properties text:list-level-position-and-space-mode="label-alignment">
          <style:list-level-label-alignment text:label-followed-by="listtab" text:list-tab-stop-position="4.387cm" fo:text-indent="-1.905cm" fo:margin-left="4.387cm"/>
        </style:list-level-properties>
      </text:list-level-style-number>
      <text:list-level-style-number text:level="6" style:num-format="1" text:display-levels="6">
        <style:list-level-properties text:list-level-position-and-space-mode="label-alignment">
          <style:list-level-label-alignment text:label-followed-by="listtab" text:list-tab-stop-position="5.613cm" fo:text-indent="-2.54cm" fo:margin-left="5.613cm"/>
        </style:list-level-properties>
      </text:list-level-style-number>
      <text:list-level-style-number text:level="7" style:num-format="1" text:display-levels="7">
        <style:list-level-properties text:list-level-position-and-space-mode="label-alignment">
          <style:list-level-label-alignment text:label-followed-by="listtab" text:list-tab-stop-position="6.839cm" fo:text-indent="-3.175cm" fo:margin-left="6.839cm"/>
        </style:list-level-properties>
      </text:list-level-style-number>
      <text:list-level-style-number text:level="8" style:num-format="1" text:display-levels="8">
        <style:list-level-properties text:list-level-position-and-space-mode="label-alignment">
          <style:list-level-label-alignment text:label-followed-by="listtab" text:list-tab-stop-position="7.43cm" fo:text-indent="-3.175cm" fo:margin-left="7.43cm"/>
        </style:list-level-properties>
      </text:list-level-style-number>
      <text:list-level-style-number text:level="9" style:num-format="1" text:display-levels="9">
        <style:list-level-properties text:list-level-position-and-space-mode="label-alignment">
          <style:list-level-label-alignment text:label-followed-by="listtab" text:list-tab-stop-position="8.655cm" fo:text-indent="-3.81cm" fo:margin-left="8.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916cm" fo:text-indent="-1.27cm" fo:margin-left="1.916cm"/>
        </style:list-level-properties>
      </text:list-level-style-number>
      <text:list-level-style-number text:level="3" style:num-format="1" text:display-levels="3">
        <style:list-level-properties text:list-level-position-and-space-mode="label-alignment">
          <style:list-level-label-alignment text:label-followed-by="listtab" text:list-tab-stop-position="2.568cm" fo:text-indent="-1.27cm" fo:margin-left="2.568cm"/>
        </style:list-level-properties>
      </text:list-level-style-number>
      <text:list-level-style-number text:level="4" style:num-format="1" text:display-levels="4">
        <style:list-level-properties text:list-level-position-and-space-mode="label-alignment">
          <style:list-level-label-alignment text:label-followed-by="listtab" text:list-tab-stop-position="3.856cm" fo:text-indent="-1.905cm" fo:margin-left="3.856cm"/>
        </style:list-level-properties>
      </text:list-level-style-number>
      <text:list-level-style-number text:level="5" style:num-format="1" text:display-levels="5">
        <style:list-level-properties text:list-level-position-and-space-mode="label-alignment">
          <style:list-level-label-alignment text:label-followed-by="listtab" text:list-tab-stop-position="4.509cm" fo:text-indent="-1.905cm" fo:margin-left="4.509cm"/>
        </style:list-level-properties>
      </text:list-level-style-number>
      <text:list-level-style-number text:level="6" style:num-format="1" text:display-levels="6">
        <style:list-level-properties text:list-level-position-and-space-mode="label-alignment">
          <style:list-level-label-alignment text:label-followed-by="listtab" text:list-tab-stop-position="5.796cm" fo:text-indent="-2.54cm" fo:margin-left="5.796cm"/>
        </style:list-level-properties>
      </text:list-level-style-number>
      <text:list-level-style-number text:level="7" style:num-format="1" text:display-levels="7">
        <style:list-level-properties text:list-level-position-and-space-mode="label-alignment">
          <style:list-level-label-alignment text:label-followed-by="listtab" text:list-tab-stop-position="7.084cm" fo:text-indent="-3.175cm" fo:margin-left="7.084cm"/>
        </style:list-level-properties>
      </text:list-level-style-number>
      <text:list-level-style-number text:level="8" style:num-format="1" text:display-levels="8">
        <style:list-level-properties text:list-level-position-and-space-mode="label-alignment">
          <style:list-level-label-alignment text:label-followed-by="listtab" text:list-tab-stop-position="7.736cm" fo:text-indent="-3.175cm" fo:margin-left="7.736cm"/>
        </style:list-level-properties>
      </text:list-level-style-number>
      <text:list-level-style-number text:level="9" style:num-format="1" text:display-levels="9">
        <style:list-level-properties text:list-level-position-and-space-mode="label-alignment">
          <style:list-level-label-alignment text:label-followed-by="listtab" text:list-tab-stop-position="9.024cm" fo:text-indent="-3.81cm" fo:margin-left="9.0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501cm" fo:text-indent="-0.635cm" fo:margin-left="3.50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501cm" fo:text-indent="-0.635cm" fo:margin-left="3.50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771cm" fo:text-indent="-0.635cm" fo:margin-left="4.7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041cm" fo:text-indent="-0.635cm" fo:margin-left="6.04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311cm" fo:text-indent="-0.635cm" fo:margin-left="7.31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581cm" fo:text-indent="-0.635cm" fo:margin-left="8.58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851cm" fo:text-indent="-0.635cm" fo:margin-left="9.85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121cm" fo:text-indent="-0.635cm" fo:margin-left="11.12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391cm" fo:text-indent="-0.635cm" fo:margin-left="12.3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3cm" fo:text-indent="-0.635cm" fo:margin-left="0.753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79cm" fo:text-indent="-1.27cm" fo:margin-left="1.979cm"/>
        </style:list-level-properties>
      </text:list-level-style-number>
      <text:list-level-style-number text:level="3" style:num-format="1" text:display-levels="3">
        <style:list-level-properties text:list-level-position-and-space-mode="label-alignment">
          <style:list-level-label-alignment text:label-followed-by="listtab" text:list-tab-stop-position="2.57cm" fo:text-indent="-1.27cm" fo:margin-left="2.57cm"/>
        </style:list-level-properties>
      </text:list-level-style-number>
      <text:list-level-style-number text:level="4" style:num-format="1" text:display-levels="4">
        <style:list-level-properties text:list-level-position-and-space-mode="label-alignment">
          <style:list-level-label-alignment text:label-followed-by="listtab" text:list-tab-stop-position="3.796cm" fo:text-indent="-1.905cm" fo:margin-left="3.796cm"/>
        </style:list-level-properties>
      </text:list-level-style-number>
      <text:list-level-style-number text:level="5" style:num-format="1" text:display-levels="5">
        <style:list-level-properties text:list-level-position-and-space-mode="label-alignment">
          <style:list-level-label-alignment text:label-followed-by="listtab" text:list-tab-stop-position="4.387cm" fo:text-indent="-1.905cm" fo:margin-left="4.387cm"/>
        </style:list-level-properties>
      </text:list-level-style-number>
      <text:list-level-style-number text:level="6" style:num-format="1" text:display-levels="6">
        <style:list-level-properties text:list-level-position-and-space-mode="label-alignment">
          <style:list-level-label-alignment text:label-followed-by="listtab" text:list-tab-stop-position="5.613cm" fo:text-indent="-2.54cm" fo:margin-left="5.613cm"/>
        </style:list-level-properties>
      </text:list-level-style-number>
      <text:list-level-style-number text:level="7" style:num-format="1" text:display-levels="7">
        <style:list-level-properties text:list-level-position-and-space-mode="label-alignment">
          <style:list-level-label-alignment text:label-followed-by="listtab" text:list-tab-stop-position="6.839cm" fo:text-indent="-3.175cm" fo:margin-left="6.839cm"/>
        </style:list-level-properties>
      </text:list-level-style-number>
      <text:list-level-style-number text:level="8" style:num-format="1" text:display-levels="8">
        <style:list-level-properties text:list-level-position-and-space-mode="label-alignment">
          <style:list-level-label-alignment text:label-followed-by="listtab" text:list-tab-stop-position="7.43cm" fo:text-indent="-3.175cm" fo:margin-left="7.43cm"/>
        </style:list-level-properties>
      </text:list-level-style-number>
      <text:list-level-style-number text:level="9" style:num-format="1" text:display-levels="9">
        <style:list-level-properties text:list-level-position-and-space-mode="label-alignment">
          <style:list-level-label-alignment text:label-followed-by="listtab" text:list-tab-stop-position="8.655cm" fo:text-indent="-3.81cm" fo:margin-left="8.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96cm" fo:text-indent="-0.318cm" fo:margin-left="3.196cm"/>
        </style:list-level-properties>
      </text:list-level-style-number>
      <text:list-level-style-number text:level="4"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36cm" fo:text-indent="-0.635cm" fo:margin-left="5.73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006cm" fo:text-indent="-0.318cm" fo:margin-left="7.006cm"/>
        </style:list-level-properties>
      </text:list-level-style-number>
      <text:list-level-style-number text:level="7" style:num-suffix="." style:num-format="1">
        <style:list-level-properties text:list-level-position-and-space-mode="label-alignment">
          <style:list-level-label-alignment text:label-followed-by="listtab" text:list-tab-stop-position="8.276cm" fo:text-indent="-0.635cm" fo:margin-left="8.27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46cm" fo:text-indent="-0.635cm" fo:margin-left="9.54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816cm" fo:text-indent="-0.318cm" fo:margin-left="10.8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bullet text:level="2" text:style-name="WW8Num17z1" style:num-suffix="." text:bullet-char="">
        <style:list-level-properties text:list-level-position-and-space-mode="label-alignment">
          <style:list-level-label-alignment text:label-followed-by="listtab" text:list-tab-stop-position="3.406cm" fo:text-indent="-0.635cm" fo:margin-left="3.40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list-level-position-and-space-mode="label-alignment">
          <style:list-level-label-alignment text:label-followed-by="listtab" text:list-tab-stop-position="0.753cm" fo:text-indent="-0.635cm" fo:margin-left="0.753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79cm" fo:text-indent="-1.27cm" fo:margin-left="1.979cm"/>
        </style:list-level-properties>
      </text:list-level-style-number>
      <text:list-level-style-number text:level="3" style:num-format="1" text:display-levels="3">
        <style:list-level-properties text:list-level-position-and-space-mode="label-alignment">
          <style:list-level-label-alignment text:label-followed-by="listtab" text:list-tab-stop-position="2.57cm" fo:text-indent="-1.27cm" fo:margin-left="2.57cm"/>
        </style:list-level-properties>
      </text:list-level-style-number>
      <text:list-level-style-number text:level="4" style:num-format="1" text:display-levels="4">
        <style:list-level-properties text:list-level-position-and-space-mode="label-alignment">
          <style:list-level-label-alignment text:label-followed-by="listtab" text:list-tab-stop-position="3.796cm" fo:text-indent="-1.905cm" fo:margin-left="3.796cm"/>
        </style:list-level-properties>
      </text:list-level-style-number>
      <text:list-level-style-number text:level="5" style:num-format="1" text:display-levels="5">
        <style:list-level-properties text:list-level-position-and-space-mode="label-alignment">
          <style:list-level-label-alignment text:label-followed-by="listtab" text:list-tab-stop-position="4.387cm" fo:text-indent="-1.905cm" fo:margin-left="4.387cm"/>
        </style:list-level-properties>
      </text:list-level-style-number>
      <text:list-level-style-number text:level="6" style:num-format="1" text:display-levels="6">
        <style:list-level-properties text:list-level-position-and-space-mode="label-alignment">
          <style:list-level-label-alignment text:label-followed-by="listtab" text:list-tab-stop-position="5.613cm" fo:text-indent="-2.54cm" fo:margin-left="5.613cm"/>
        </style:list-level-properties>
      </text:list-level-style-number>
      <text:list-level-style-number text:level="7" style:num-format="1" text:display-levels="7">
        <style:list-level-properties text:list-level-position-and-space-mode="label-alignment">
          <style:list-level-label-alignment text:label-followed-by="listtab" text:list-tab-stop-position="6.839cm" fo:text-indent="-3.175cm" fo:margin-left="6.839cm"/>
        </style:list-level-properties>
      </text:list-level-style-number>
      <text:list-level-style-number text:level="8" style:num-format="1" text:display-levels="8">
        <style:list-level-properties text:list-level-position-and-space-mode="label-alignment">
          <style:list-level-label-alignment text:label-followed-by="listtab" text:list-tab-stop-position="7.43cm" fo:text-indent="-3.175cm" fo:margin-left="7.43cm"/>
        </style:list-level-properties>
      </text:list-level-style-number>
      <text:list-level-style-number text:level="9" style:num-format="1" text:display-levels="9">
        <style:list-level-properties text:list-level-position-and-space-mode="label-alignment">
          <style:list-level-label-alignment text:label-followed-by="listtab" text:list-tab-stop-position="8.655cm" fo:text-indent="-3.81cm" fo:margin-left="8.6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space"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762cm" fo:margin-left="2.355cm"/>
        </style:list-level-properties>
      </text:list-level-style-number>
      <text:list-level-style-number text:level="3" style:num-format="1" text:display-levels="3">
        <style:list-level-properties text:list-level-position-and-space-mode="label-alignment">
          <style:list-level-label-alignment text:label-followed-by="space" fo:text-indent="-0.889cm" fo:margin-left="18.3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0.70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93cm" fo:text-indent="-1.397cm" fo:margin-left="0.18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328cm" fo:text-indent="-1.651cm" fo:margin-left="1.074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98cm" fo:text-indent="-1.905cm" fo:margin-left="1.96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233cm" fo:text-indent="-2.159cm" fo:margin-left="2.85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03cm" fo:text-indent="-2.54cm" fo:margin-left="3.8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628cm" fo:text-indent="-0.635cm" fo:margin-left="0.62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98cm" fo:text-indent="-0.635cm" fo:margin-left="1.89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68cm" fo:text-indent="-0.318cm" fo:margin-left="3.168cm"/>
        </style:list-level-properties>
      </text:list-level-style-number>
      <text:list-level-style-number text:level="4" style:num-suffix="." style:num-format="1">
        <style:list-level-properties text:list-level-position-and-space-mode="label-alignment">
          <style:list-level-label-alignment text:label-followed-by="listtab" text:list-tab-stop-position="4.438cm" fo:text-indent="-0.635cm" fo:margin-left="4.43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08cm" fo:text-indent="-0.635cm" fo:margin-left="5.70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78cm" fo:text-indent="-0.318cm" fo:margin-left="6.978cm"/>
        </style:list-level-properties>
      </text:list-level-style-number>
      <text:list-level-style-number text:level="7" style:num-suffix="." style:num-format="1">
        <style:list-level-properties text:list-level-position-and-space-mode="label-alignment">
          <style:list-level-label-alignment text:label-followed-by="listtab" text:list-tab-stop-position="8.248cm" fo:text-indent="-0.635cm" fo:margin-left="8.24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18cm" fo:text-indent="-0.635cm" fo:margin-left="9.51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88cm" fo:text-indent="-0.318cm" fo:margin-left="10.7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3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Перетворення_20_1" style:display-name="Перетворення 1" style:page-layout-name="Mpm1"/>
    <style:master-page style:name="Перетворення_20_2" style:display-name="Перетворення 2" style:page-layout-name="Mpm2">
      <style:header>
        <text:p text:style-name="Header"/>
      </style:header>
      <style:footer>
        <text:p text:style-name="Footer"/>
      </style:footer>
    </style:master-page>
    <style:master-page style:name="Перетворення_20_3" style:display-name="Перетворення 3" style:page-layout-name="Mpm2">
      <style:header>
        <text:p text:style-name="Header"/>
      </style:header>
      <style:footer>
        <text:p text:style-name="Footer"/>
      </style:footer>
    </style:master-page>
    <style:master-page style:name="Перетворення_20_4" style:display-name="Перетворення 4" style:page-layout-name="Mpm3">
      <style:header>
        <text:p text:style-name="Header"/>
      </style:header>
      <style:footer>
        <text:p text:style-name="Footer"/>
      </style:footer>
    </style:master-page>
    <style:master-page style:name="Перетворення_20_5" style:display-name="Перетворення 5"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Аннотація</dc:title>
    <meta:initial-creator>Вова Панфилов</meta:initial-creator>
    <meta:creation-date>2006-09-29T14:01:00</meta:creation-date>
    <dc:creator>nullakilla </dc:creator>
    <dc:date>2012-01-20T11:42:23</dc:date>
    <meta:print-date>2012-01-15T21:28:40</meta:print-date>
    <meta:editing-cycles>131</meta:editing-cycles>
    <meta:editing-duration>PT20H41M41S</meta:editing-duration>
    <meta:generator>OpenOffice.org/3.2$Linux OpenOffice.org_project/320m12$Build-9483</meta:generator>
    <meta:printed-by>nullakilla </meta:printed-by>
    <meta:document-statistic meta:table-count="11" meta:image-count="0" meta:object-count="0" meta:page-count="14" meta:paragraph-count="490" meta:word-count="1791" meta:character-count="12056"/>
  </office:meta>
</office:document-meta>
</file>